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1.2256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5"/>
        <table:table-column table:style-name="co11" table:default-cell-style-name="ce12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b_segments</text:p>
          </table:table-cell>
          <table:table-cell office:value-type="string" calcext:value-type="string">
            <text:p>nb_dominated</text:p>
          </table:table-cell>
          <table:table-cell office:value-type="string" calcext:value-type="string">
            <text:p>percentage_dominated</text:p>
          </table:table-cell>
          <table:table-cell office:value-type="string" calcext:value-type="string">
            <text:p>tabucol_v1_1h</text:p>
          </table:table-cell>
          <table:table-cell office:value-type="string" calcext:value-type="string">
            <text:p>orientation_greedy</text:p>
          </table:table-cell>
          <table:table-cell office:value-type="string" calcext:value-type="string">
            <text:p>DSATUR</text:p>
          </table:table-cell>
          <table:table-cell office:value-type="string" calcext:value-type="string">
            <text:p>clique_tabu_swap</text:p>
          </table:table-cell>
          <table:table-cell office:value-type="string" calcext:value-type="string">
            <text:p>rwls_clique_1h</text:p>
          </table:table-cell>
          <table:table-cell office:value-type="string" calcext:value-type="string">
            <text:p>best_primal</text:p>
          </table:table-cell>
          <table:table-cell office:value-type="string" calcext:value-type="string">
            <text:p>best_dual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reecn3382</text:p>
          </table:table-cell>
          <table:table-cell office:value-type="float" office:value="3382" calcext:value-type="float">
            <text:p>3382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2.48%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formula="of:=MIN([.E2:.G2])" office:value-type="float" office:value="79" calcext:value-type="float">
            <text:p>79</text:p>
          </table:table-cell>
          <table:table-cell table:formula="of:=MAX([.H2:.I2])" office:value-type="float" office:value="72" calcext:value-type="float">
            <text:p>72</text:p>
          </table:table-cell>
          <table:table-cell table:style-name="ce13" table:formula="of:=([.J2]-[.K2])/[.J2]" office:value-type="percentage" office:value="0.0886075949367089" calcext:value-type="percentage">
            <text:p>8.86%</text:p>
          </table:table-cell>
        </table:table-row>
        <table:table-row table:style-name="ro1">
          <table:table-cell office:value-type="string" calcext:value-type="string">
            <text:p>reecn3988</text:p>
          </table:table-cell>
          <table:table-cell office:value-type="float" office:value="3988" calcext:value-type="float">
            <text:p>3988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2.36%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formula="of:=MIN([.E3:.G3])" office:value-type="float" office:value="67" calcext:value-type="float">
            <text:p>67</text:p>
          </table:table-cell>
          <table:table-cell table:formula="of:=MAX([.H3:.I3])" office:value-type="float" office:value="64" calcext:value-type="float">
            <text:p>64</text:p>
          </table:table-cell>
          <table:table-cell table:style-name="ce13" table:formula="of:=([.J3]-[.K3])/[.J3]" office:value-type="percentage" office:value="0.0447761194029851" calcext:value-type="percentage">
            <text:p>4.48%</text:p>
          </table:table-cell>
        </table:table-row>
        <table:table-row table:style-name="ro1">
          <table:table-cell office:value-type="string" calcext:value-type="string">
            <text:p>reecn6910</text:p>
          </table:table-cell>
          <table:table-cell office:value-type="float" office:value="6910" calcext:value-type="float">
            <text:p>6910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.59%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formula="of:=MIN([.E4:.G4])" office:value-type="float" office:value="129" calcext:value-type="float">
            <text:p>129</text:p>
          </table:table-cell>
          <table:table-cell table:formula="of:=MAX([.H4:.I4])" office:value-type="float" office:value="111" calcext:value-type="float">
            <text:p>111</text:p>
          </table:table-cell>
          <table:table-cell table:style-name="ce13" table:formula="of:=([.J4]-[.K4])/[.J4]" office:value-type="percentage" office:value="0.13953488372093" calcext:value-type="percentage">
            <text:p>13.95%</text:p>
          </table:table-cell>
        </table:table-row>
        <table:table-row table:style-name="ro1">
          <table:table-cell office:value-type="string" calcext:value-type="string">
            <text:p>reecn7847</text:p>
          </table:table-cell>
          <table:table-cell office:value-type="float" office:value="7847" calcext:value-type="float">
            <text:p>7847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.58%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formula="of:=MIN([.E5:.G5])" office:value-type="float" office:value="84" calcext:value-type="float">
            <text:p>84</text:p>
          </table:table-cell>
          <table:table-cell table:formula="of:=MAX([.H5:.I5])" office:value-type="float" office:value="82" calcext:value-type="float">
            <text:p>82</text:p>
          </table:table-cell>
          <table:table-cell table:style-name="ce13" table:formula="of:=([.J5]-[.K5])/[.J5]" office:value-type="percentage" office:value="0.0238095238095238" calcext:value-type="percentage">
            <text:p>2.38%</text:p>
          </table:table-cell>
        </table:table-row>
        <table:table-row table:style-name="ro1">
          <table:table-cell office:value-type="string" calcext:value-type="string">
            <text:p>reecn9674</text:p>
          </table:table-cell>
          <table:table-cell office:value-type="float" office:value="9674" calcext:value-type="float">
            <text:p>9674</text:p>
          </table:table-cell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1.59%</text:p>
          </table:table-cell>
          <table:table-cell office:value-type="float" office:value="147" calcext:value-type="float">
            <text:p>147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table:formula="of:=MIN([.E6:.G6])" office:value-type="float" office:value="147" calcext:value-type="float">
            <text:p>147</text:p>
          </table:table-cell>
          <table:table-cell table:formula="of:=MAX([.H6:.I6])" office:value-type="float" office:value="129" calcext:value-type="float">
            <text:p>129</text:p>
          </table:table-cell>
          <table:table-cell table:style-name="ce13" table:formula="of:=([.J6]-[.K6])/[.J6]" office:value-type="percentage" office:value="0.122448979591837" calcext:value-type="percentage">
            <text:p>12.24%</text:p>
          </table:table-cell>
        </table:table-row>
        <table:table-row table:style-name="ro1">
          <table:table-cell office:value-type="string" calcext:value-type="string">
            <text:p>reecn11799</text:p>
          </table:table-cell>
          <table:table-cell office:value-type="float" office:value="11799" calcext:value-type="float">
            <text:p>11799</text:p>
          </table:table-cell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1.67%</text:p>
          </table:table-cell>
          <table:table-cell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table:formula="of:=MIN([.E7:.G7])" office:value-type="float" office:value="181" calcext:value-type="float">
            <text:p>181</text:p>
          </table:table-cell>
          <table:table-cell table:formula="of:=MAX([.H7:.I7])" office:value-type="float" office:value="150" calcext:value-type="float">
            <text:p>150</text:p>
          </table:table-cell>
          <table:table-cell table:style-name="ce13" table:formula="of:=([.J7]-[.K7])/[.J7]" office:value-type="percentage" office:value="0.171270718232044" calcext:value-type="percentage">
            <text:p>17.13%</text:p>
          </table:table-cell>
        </table:table-row>
        <table:table-row table:style-name="ro1">
          <table:table-cell office:value-type="string" calcext:value-type="string">
            <text:p>reecn12588</text:p>
          </table:table-cell>
          <table:table-cell office:value-type="float" office:value="12588" calcext:value-type="float">
            <text:p>12588</text:p>
          </table:table-cell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1.17%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table:formula="of:=MIN([.E8:.G8])" office:value-type="float" office:value="140" calcext:value-type="float">
            <text:p>140</text:p>
          </table:table-cell>
          <table:table-cell table:formula="of:=MAX([.H8:.I8])" office:value-type="float" office:value="131" calcext:value-type="float">
            <text:p>131</text:p>
          </table:table-cell>
          <table:table-cell table:style-name="ce13" table:formula="of:=([.J8]-[.K8])/[.J8]" office:value-type="percentage" office:value="0.06428571428571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reecn15355</text:p>
          </table:table-cell>
          <table:table-cell office:value-type="float" office:value="15355" calcext:value-type="float">
            <text:p>15355</text:p>
          </table:table-cell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1.30%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table:formula="of:=MIN([.E9:.G9])" office:value-type="float" office:value="189" calcext:value-type="float">
            <text:p>189</text:p>
          </table:table-cell>
          <table:table-cell table:formula="of:=MAX([.H9:.I9])" office:value-type="float" office:value="160" calcext:value-type="float">
            <text:p>160</text:p>
          </table:table-cell>
          <table:table-cell table:style-name="ce13" table:formula="of:=([.J9]-[.K9])/[.J9]" office:value-type="percentage" office:value="0.153439153439153" calcext:value-type="percentage">
            <text:p>15.34%</text:p>
          </table:table-cell>
        </table:table-row>
        <table:table-row table:style-name="ro1">
          <table:table-cell office:value-type="string" calcext:value-type="string">
            <text:p>reecn16388</text:p>
          </table:table-cell>
          <table:table-cell office:value-type="float" office:value="16388" calcext:value-type="float">
            <text:p>16388</text:p>
          </table:table-cell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1.17%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84" calcext:value-type="float">
            <text:p>184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table:formula="of:=MIN([.E10:.G10])" office:value-type="float" office:value="164" calcext:value-type="float">
            <text:p>164</text:p>
          </table:table-cell>
          <table:table-cell table:formula="of:=MAX([.H10:.I10])" office:value-type="float" office:value="148" calcext:value-type="float">
            <text:p>148</text:p>
          </table:table-cell>
          <table:table-cell table:style-name="ce13" table:formula="of:=([.J10]-[.K10])/[.J10]" office:value-type="percentage" office:value="0.0975609756097561" calcext:value-type="percentage">
            <text:p>9.76%</text:p>
          </table:table-cell>
        </table:table-row>
        <table:table-row table:style-name="ro1">
          <table:table-cell office:value-type="string" calcext:value-type="string">
            <text:p>reecn17244</text:p>
          </table:table-cell>
          <table:table-cell office:value-type="float" office:value="17244" calcext:value-type="float">
            <text:p>17244</text:p>
          </table:table-cell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97" calcext:value-type="float">
            <text:p>197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table:formula="of:=MIN([.E11:.G11])" office:value-type="float" office:value="176" calcext:value-type="float">
            <text:p>176</text:p>
          </table:table-cell>
          <table:table-cell table:formula="of:=MAX([.H11:.I11])" office:value-type="float" office:value="155" calcext:value-type="float">
            <text:p>155</text:p>
          </table:table-cell>
          <table:table-cell table:style-name="ce13" table:formula="of:=([.J11]-[.K11])/[.J11]" office:value-type="percentage" office:value="0.119318181818182" calcext:value-type="percentage">
            <text:p>11.93%</text:p>
          </table:table-cell>
        </table:table-row>
        <table:table-row table:style-name="ro1">
          <table:table-cell office:value-type="string" calcext:value-type="string">
            <text:p>reecn18615</text:p>
          </table:table-cell>
          <table:table-cell office:value-type="float" office:value="18615" calcext:value-type="float">
            <text:p>18615</text:p>
          </table:table-cell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1.09%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75" calcext:value-type="float">
            <text:p>175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table:formula="of:=MIN([.E12:.G12])" office:value-type="float" office:value="154" calcext:value-type="float">
            <text:p>154</text:p>
          </table:table-cell>
          <table:table-cell table:formula="of:=MAX([.H12:.I12])" office:value-type="float" office:value="142" calcext:value-type="float">
            <text:p>142</text:p>
          </table:table-cell>
          <table:table-cell table:style-name="ce13" table:formula="of:=([.J12]-[.K12])/[.J12]" office:value-type="percentage" office:value="0.0779220779220779" calcext:value-type="percentage">
            <text:p>7.79%</text:p>
          </table:table-cell>
        </table:table-row>
        <table:table-row table:style-name="ro1">
          <table:table-cell office:value-type="string" calcext:value-type="string">
            <text:p>reecn21194</text:p>
          </table:table-cell>
          <table:table-cell office:value-type="float" office:value="21194" calcext:value-type="float">
            <text:p>21194</text:p>
          </table:table-cell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0.92%</text:p>
          </table:table-cell>
          <table:table-cell office:value-type="float" office:value="208" calcext:value-type="float">
            <text:p>208</text:p>
          </table:table-cell>
          <table:table-cell office:value-type="float" office:value="215" calcext:value-type="float">
            <text:p>215</text:p>
          </table:table-cell>
          <table:table-cell office:value-type="float" office:value="232" calcext:value-type="float">
            <text:p>232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table:formula="of:=MIN([.E13:.G13])" office:value-type="float" office:value="208" calcext:value-type="float">
            <text:p>208</text:p>
          </table:table-cell>
          <table:table-cell table:formula="of:=MAX([.H13:.I13])" office:value-type="float" office:value="183" calcext:value-type="float">
            <text:p>183</text:p>
          </table:table-cell>
          <table:table-cell table:style-name="ce13" table:formula="of:=([.J13]-[.K13])/[.J13]" office:value-type="percentage" office:value="0.120192307692308" calcext:value-type="percentage">
            <text:p>12.02%</text:p>
          </table:table-cell>
        </table:table-row>
        <table:table-row table:style-name="ro1">
          <table:table-cell office:value-type="string" calcext:value-type="string">
            <text:p>reecn21946</text:p>
          </table:table-cell>
          <table:table-cell office:value-type="float" office:value="21946" calcext:value-type="float">
            <text:p>21946</text:p>
          </table:table-cell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232" calcext:value-type="float">
            <text:p>232</text:p>
          </table:table-cell>
          <table:table-cell office:value-type="float" office:value="166" calcext:value-type="float">
            <text:p>166</text:p>
          </table:table-cell>
          <table:table-cell office:value-type="float" office:value="182" calcext:value-type="float">
            <text:p>182</text:p>
          </table:table-cell>
          <table:table-cell table:formula="of:=MIN([.E14:.G14])" office:value-type="float" office:value="201" calcext:value-type="float">
            <text:p>201</text:p>
          </table:table-cell>
          <table:table-cell table:formula="of:=MAX([.H14:.I14])" office:value-type="float" office:value="182" calcext:value-type="float">
            <text:p>182</text:p>
          </table:table-cell>
          <table:table-cell table:style-name="ce13" table:formula="of:=([.J14]-[.K14])/[.J14]" office:value-type="percentage" office:value="0.0945273631840796" calcext:value-type="percentage">
            <text:p>9.45%</text:p>
          </table:table-cell>
        </table:table-row>
        <table:table-row table:style-name="ro1">
          <table:table-cell office:value-type="string" calcext:value-type="string">
            <text:p>reecn23484</text:p>
          </table:table-cell>
          <table:table-cell office:value-type="float" office:value="23484" calcext:value-type="float">
            <text:p>23484</text:p>
          </table:table-cell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0.90%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table:formula="of:=MIN([.E15:.G15])" office:value-type="float" office:value="196" calcext:value-type="float">
            <text:p>196</text:p>
          </table:table-cell>
          <table:table-cell table:formula="of:=MAX([.H15:.I15])" office:value-type="float" office:value="174" calcext:value-type="float">
            <text:p>174</text:p>
          </table:table-cell>
          <table:table-cell table:style-name="ce13" table:formula="of:=([.J15]-[.K15])/[.J15]" office:value-type="percentage" office:value="0.112244897959184" calcext:value-type="percentage">
            <text:p>11.22%</text:p>
          </table:table-cell>
        </table:table-row>
        <table:table-row table:style-name="ro1">
          <table:table-cell office:value-type="string" calcext:value-type="string">
            <text:p>reecn23945</text:p>
          </table:table-cell>
          <table:table-cell office:value-type="float" office:value="23945" calcext:value-type="float">
            <text:p>23945</text:p>
          </table:table-cell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252" calcext:value-type="float">
            <text:p>252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table:formula="of:=MIN([.E16:.G16])" office:value-type="float" office:value="224" calcext:value-type="float">
            <text:p>224</text:p>
          </table:table-cell>
          <table:table-cell table:formula="of:=MAX([.H16:.I16])" office:value-type="float" office:value="198" calcext:value-type="float">
            <text:p>198</text:p>
          </table:table-cell>
          <table:table-cell table:style-name="ce13" table:formula="of:=([.J16]-[.K16])/[.J16]" office:value-type="percentage" office:value="0.116071428571429" calcext:value-type="percentage">
            <text:p>11.61%</text:p>
          </table:table-cell>
        </table:table-row>
        <table:table-row table:style-name="ro1">
          <table:table-cell office:value-type="string" calcext:value-type="string">
            <text:p>reecn25913</text:p>
          </table:table-cell>
          <table:table-cell office:value-type="float" office:value="25913" calcext:value-type="float">
            <text:p>25913</text:p>
          </table:table-cell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1.10%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 table:formula="of:=MIN([.E17:.G17])" office:value-type="float" office:value="285" calcext:value-type="float">
            <text:p>285</text:p>
          </table:table-cell>
          <table:table-cell table:formula="of:=MAX([.H17:.I17])" office:value-type="float" office:value="219" calcext:value-type="float">
            <text:p>219</text:p>
          </table:table-cell>
          <table:table-cell table:style-name="ce13" table:formula="of:=([.J17]-[.K17])/[.J17]" office:value-type="percentage" office:value="0.231578947368421" calcext:value-type="percentage">
            <text:p>23.16%</text:p>
          </table:table-cell>
        </table:table-row>
        <table:table-row table:style-name="ro1">
          <table:table-cell office:value-type="string" calcext:value-type="string">
            <text:p>reecn27494</text:p>
          </table:table-cell>
          <table:table-cell office:value-type="float" office:value="27494" calcext:value-type="float">
            <text:p>27494</text:p>
          </table:table-cell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0.79%</text:p>
          </table:table-cell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234" calcext:value-type="float">
            <text:p>234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table:formula="of:=MIN([.E18:.G18])" office:value-type="float" office:value="204" calcext:value-type="float">
            <text:p>204</text:p>
          </table:table-cell>
          <table:table-cell table:formula="of:=MAX([.H18:.I18])" office:value-type="float" office:value="184" calcext:value-type="float">
            <text:p>184</text:p>
          </table:table-cell>
          <table:table-cell table:style-name="ce13" table:formula="of:=([.J18]-[.K18])/[.J18]" office:value-type="percentage" office:value="0.0980392156862745" calcext:value-type="percentage">
            <text:p>9.80%</text:p>
          </table:table-cell>
        </table:table-row>
        <table:table-row table:style-name="ro1">
          <table:table-cell office:value-type="string" calcext:value-type="string">
            <text:p>reecn29395</text:p>
          </table:table-cell>
          <table:table-cell office:value-type="float" office:value="29395" calcext:value-type="float">
            <text:p>29395</text:p>
          </table:table-cell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0.81%</text:p>
          </table:table-cell>
          <table:table-cell office:value-type="float" office:value="231" calcext:value-type="float">
            <text:p>231</text:p>
          </table:table-cell>
          <table:table-cell office:value-type="float" office:value="237" calcext:value-type="float">
            <text:p>237</text:p>
          </table:table-cell>
          <table:table-cell office:value-type="float" office:value="263" calcext:value-type="float">
            <text:p>263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table:formula="of:=MIN([.E19:.G19])" office:value-type="float" office:value="231" calcext:value-type="float">
            <text:p>231</text:p>
          </table:table-cell>
          <table:table-cell table:formula="of:=MAX([.H19:.I19])" office:value-type="float" office:value="194" calcext:value-type="float">
            <text:p>194</text:p>
          </table:table-cell>
          <table:table-cell table:style-name="ce13" table:formula="of:=([.J19]-[.K19])/[.J19]" office:value-type="percentage" office:value="0.16017316017316" calcext:value-type="percentage">
            <text:p>16.02%</text:p>
          </table:table-cell>
        </table:table-row>
        <table:table-row table:style-name="ro1">
          <table:table-cell office:value-type="string" calcext:value-type="string">
            <text:p>reecn31126</text:p>
          </table:table-cell>
          <table:table-cell office:value-type="float" office:value="31126" calcext:value-type="float">
            <text:p>31126</text:p>
          </table:table-cell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274" calcext:value-type="float">
            <text:p>274</text:p>
          </table:table-cell>
          <table:table-cell office:value-type="float" office:value="281" calcext:value-type="float">
            <text:p>281</text:p>
          </table:table-cell>
          <table:table-cell office:value-type="float" office:value="304" calcext:value-type="float">
            <text:p>304</text:p>
          </table:table-cell>
          <table:table-cell office:value-type="float" office:value="208" calcext:value-type="float">
            <text:p>208</text:p>
          </table:table-cell>
          <table:table-cell office:value-type="float" office:value="229" calcext:value-type="float">
            <text:p>229</text:p>
          </table:table-cell>
          <table:table-cell table:formula="of:=MIN([.E20:.G20])" office:value-type="float" office:value="274" calcext:value-type="float">
            <text:p>274</text:p>
          </table:table-cell>
          <table:table-cell table:formula="of:=MAX([.H20:.I20])" office:value-type="float" office:value="229" calcext:value-type="float">
            <text:p>229</text:p>
          </table:table-cell>
          <table:table-cell table:style-name="ce13" table:formula="of:=([.J20]-[.K20])/[.J20]" office:value-type="percentage" office:value="0.164233576642336" calcext:value-type="percentage">
            <text:p>16.42%</text:p>
          </table:table-cell>
        </table:table-row>
        <table:table-row table:style-name="ro1">
          <table:table-cell office:value-type="string" calcext:value-type="string">
            <text:p>reecn32569</text:p>
          </table:table-cell>
          <table:table-cell office:value-type="float" office:value="32569" calcext:value-type="float">
            <text:p>32569</text:p>
          </table:table-cell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0.83%</text:p>
          </table:table-cell>
          <table:table-cell office:value-type="float" office:value="311" calcext:value-type="float">
            <text:p>311</text:p>
          </table:table-cell>
          <table:table-cell office:value-type="float" office:value="318" calcext:value-type="float">
            <text:p>318</text:p>
          </table:table-cell>
          <table:table-cell office:value-type="float" office:value="330" calcext:value-type="float">
            <text:p>330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table:formula="of:=MIN([.E21:.G21])" office:value-type="float" office:value="311" calcext:value-type="float">
            <text:p>311</text:p>
          </table:table-cell>
          <table:table-cell table:formula="of:=MAX([.H21:.I21])" office:value-type="float" office:value="243" calcext:value-type="float">
            <text:p>243</text:p>
          </table:table-cell>
          <table:table-cell table:style-name="ce13" table:formula="of:=([.J21]-[.K21])/[.J21]" office:value-type="percentage" office:value="0.218649517684887" calcext:value-type="percentage">
            <text:p>21.86%</text:p>
          </table:table-cell>
        </table:table-row>
        <table:table-row table:style-name="ro1">
          <table:table-cell office:value-type="string" calcext:value-type="string">
            <text:p>reecn34307</text:p>
          </table:table-cell>
          <table:table-cell office:value-type="float" office:value="34307" calcext:value-type="float">
            <text:p>34307</text:p>
          </table:table-cell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352" calcext:value-type="float">
            <text:p>352</text:p>
          </table:table-cell>
          <table:table-cell office:value-type="float" office:value="359" calcext:value-type="float">
            <text:p>359</text:p>
          </table:table-cell>
          <table:table-cell office:value-type="float" office:value="376" calcext:value-type="float">
            <text:p>376</text:p>
          </table:table-cell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table:formula="of:=MIN([.E22:.G22])" office:value-type="float" office:value="352" calcext:value-type="float">
            <text:p>352</text:p>
          </table:table-cell>
          <table:table-cell table:formula="of:=MAX([.H22:.I22])" office:value-type="float" office:value="258" calcext:value-type="float">
            <text:p>258</text:p>
          </table:table-cell>
          <table:table-cell table:style-name="ce13" table:formula="of:=([.J22]-[.K22])/[.J22]" office:value-type="percentage" office:value="0.267045454545454" calcext:value-type="percentage">
            <text:p>26.70%</text:p>
          </table:table-cell>
        </table:table-row>
        <table:table-row table:style-name="ro1">
          <table:table-cell office:value-type="string" calcext:value-type="string">
            <text:p>reecn36204</text:p>
          </table:table-cell>
          <table:table-cell office:value-type="float" office:value="36204" calcext:value-type="float">
            <text:p>36204</text:p>
          </table:table-cell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372" calcext:value-type="float">
            <text:p>372</text:p>
          </table:table-cell>
          <table:table-cell office:value-type="float" office:value="380" calcext:value-type="float">
            <text:p>380</text:p>
          </table:table-cell>
          <table:table-cell office:value-type="float" office:value="388" calcext:value-type="float">
            <text:p>388</text:p>
          </table:table-cell>
          <table:table-cell office:value-type="float" office:value="257" calcext:value-type="float">
            <text:p>257</text:p>
          </table:table-cell>
          <table:table-cell office:value-type="float" office:value="264" calcext:value-type="float">
            <text:p>264</text:p>
          </table:table-cell>
          <table:table-cell table:formula="of:=MIN([.E23:.G23])" office:value-type="float" office:value="372" calcext:value-type="float">
            <text:p>372</text:p>
          </table:table-cell>
          <table:table-cell table:formula="of:=MAX([.H23:.I23])" office:value-type="float" office:value="264" calcext:value-type="float">
            <text:p>264</text:p>
          </table:table-cell>
          <table:table-cell table:style-name="ce13" table:formula="of:=([.J23]-[.K23])/[.J23]" office:value-type="percentage" office:value="0.290322580645161" calcext:value-type="percentage">
            <text:p>29.03%</text:p>
          </table:table-cell>
        </table:table-row>
        <table:table-row table:style-name="ro1">
          <table:table-cell office:value-type="string" calcext:value-type="string">
            <text:p>reecn37593</text:p>
          </table:table-cell>
          <table:table-cell office:value-type="float" office:value="37593" calcext:value-type="float">
            <text:p>37593</text:p>
          </table:table-cell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0.66%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81" calcext:value-type="float">
            <text:p>281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table:formula="of:=MIN([.E24:.G24])" office:value-type="float" office:value="251" calcext:value-type="float">
            <text:p>251</text:p>
          </table:table-cell>
          <table:table-cell table:formula="of:=MAX([.H24:.I24])" office:value-type="float" office:value="223" calcext:value-type="float">
            <text:p>223</text:p>
          </table:table-cell>
          <table:table-cell table:style-name="ce13" table:formula="of:=([.J24]-[.K24])/[.J24]" office:value-type="percentage" office:value="0.111553784860558" calcext:value-type="percentage">
            <text:p>11.16%</text:p>
          </table:table-cell>
        </table:table-row>
        <table:table-row table:style-name="ro1">
          <table:table-cell office:value-type="string" calcext:value-type="string">
            <text:p>reecn39476</text:p>
          </table:table-cell>
          <table:table-cell office:value-type="float" office:value="39476" calcext:value-type="float">
            <text:p>39476</text:p>
          </table:table-cell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311" calcext:value-type="float">
            <text:p>311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  <table:table-cell table:formula="of:=MIN([.E25:.G25])" office:value-type="float" office:value="276" calcext:value-type="float">
            <text:p>276</text:p>
          </table:table-cell>
          <table:table-cell table:formula="of:=MAX([.H25:.I25])" office:value-type="float" office:value="234" calcext:value-type="float">
            <text:p>234</text:p>
          </table:table-cell>
          <table:table-cell table:style-name="ce13" table:formula="of:=([.J25]-[.K25])/[.J25]" office:value-type="percentage" office:value="0.152173913043478" calcext:value-type="percentage">
            <text:p>15.22%</text:p>
          </table:table-cell>
        </table:table-row>
        <table:table-row table:style-name="ro1">
          <table:table-cell office:value-type="string" calcext:value-type="string">
            <text:p>reecn41237</text:p>
          </table:table-cell>
          <table:table-cell office:value-type="float" office:value="41237" calcext:value-type="float">
            <text:p>41237</text:p>
          </table:table-cell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0.83%</text:p>
          </table:table-cell>
          <table:table-cell office:value-type="float" office:value="408" calcext:value-type="float">
            <text:p>408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table:formula="of:=MIN([.E26:.G26])" office:value-type="float" office:value="408" calcext:value-type="float">
            <text:p>408</text:p>
          </table:table-cell>
          <table:table-cell table:formula="of:=MAX([.H26:.I26])" office:value-type="float" office:value="288" calcext:value-type="float">
            <text:p>288</text:p>
          </table:table-cell>
          <table:table-cell table:style-name="ce13" table:formula="of:=([.J26]-[.K26])/[.J26]" office:value-type="percentage" office:value="0.294117647058823" calcext:value-type="percentage">
            <text:p>29.41%</text:p>
          </table:table-cell>
        </table:table-row>
        <table:table-row table:style-name="ro1">
          <table:table-cell office:value-type="string" calcext:value-type="string">
            <text:p>reecn42891</text:p>
          </table:table-cell>
          <table:table-cell office:value-type="float" office:value="42891" calcext:value-type="float">
            <text:p>42891</text:p>
          </table:table-cell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432" calcext:value-type="float">
            <text:p>432</text:p>
          </table:table-cell>
          <table:table-cell office:value-type="float" office:value="439" calcext:value-type="float">
            <text:p>439</text:p>
          </table:table-cell>
          <table:table-cell office:value-type="float" office:value="452" calcext:value-type="float">
            <text:p>452</text:p>
          </table:table-cell>
          <table:table-cell office:value-type="float" office:value="278" calcext:value-type="float">
            <text:p>278</text:p>
          </table:table-cell>
          <table:table-cell office:value-type="float" office:value="283" calcext:value-type="float">
            <text:p>283</text:p>
          </table:table-cell>
          <table:table-cell table:formula="of:=MIN([.E27:.G27])" office:value-type="float" office:value="432" calcext:value-type="float">
            <text:p>432</text:p>
          </table:table-cell>
          <table:table-cell table:formula="of:=MAX([.H27:.I27])" office:value-type="float" office:value="283" calcext:value-type="float">
            <text:p>283</text:p>
          </table:table-cell>
          <table:table-cell table:style-name="ce13" table:formula="of:=([.J27]-[.K27])/[.J27]" office:value-type="percentage" office:value="0.344907407407407" calcext:value-type="percentage">
            <text:p>34.49%</text:p>
          </table:table-cell>
        </table:table-row>
        <table:table-row table:style-name="ro1">
          <table:table-cell office:value-type="string" calcext:value-type="string">
            <text:p>reecn44299</text:p>
          </table:table-cell>
          <table:table-cell office:value-type="float" office:value="44299" calcext:value-type="float">
            <text:p>44299</text:p>
          </table:table-cell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0.85%</text:p>
          </table:table-cell>
          <table:table-cell office:value-type="float" office:value="391" calcext:value-type="float">
            <text:p>391</text:p>
          </table:table-cell>
          <table:table-cell office:value-type="float" office:value="398" calcext:value-type="float">
            <text:p>398</text:p>
          </table:table-cell>
          <table:table-cell office:value-type="float" office:value="414" calcext:value-type="float">
            <text:p>414</text:p>
          </table:table-cell>
          <table:table-cell office:value-type="float" office:value="277" calcext:value-type="float">
            <text:p>277</text:p>
          </table:table-cell>
          <table:table-cell office:value-type="float" office:value="289" calcext:value-type="float">
            <text:p>289</text:p>
          </table:table-cell>
          <table:table-cell table:formula="of:=MIN([.E28:.G28])" office:value-type="float" office:value="391" calcext:value-type="float">
            <text:p>391</text:p>
          </table:table-cell>
          <table:table-cell table:formula="of:=MAX([.H28:.I28])" office:value-type="float" office:value="289" calcext:value-type="float">
            <text:p>289</text:p>
          </table:table-cell>
          <table:table-cell table:style-name="ce13" table:formula="of:=([.J28]-[.K28])/[.J28]" office:value-type="percentage" office:value="0.260869565217391" calcext:value-type="percentage">
            <text:p>26.09%</text:p>
          </table:table-cell>
        </table:table-row>
        <table:table-row table:style-name="ro1">
          <table:table-cell office:value-type="string" calcext:value-type="string">
            <text:p>reecn45823</text:p>
          </table:table-cell>
          <table:table-cell office:value-type="float" office:value="45823" calcext:value-type="float">
            <text:p>45823</text:p>
          </table:table-cell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0.76%</text:p>
          </table:table-cell>
          <table:table-cell office:value-type="float" office:value="430" calcext:value-type="float">
            <text:p>430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  <table:table-cell table:formula="of:=MIN([.E29:.G29])" office:value-type="float" office:value="430" calcext:value-type="float">
            <text:p>430</text:p>
          </table:table-cell>
          <table:table-cell table:formula="of:=MAX([.H29:.I29])" office:value-type="float" office:value="296" calcext:value-type="float">
            <text:p>296</text:p>
          </table:table-cell>
          <table:table-cell table:style-name="ce13" table:formula="of:=([.J29]-[.K29])/[.J29]" office:value-type="percentage" office:value="0.311627906976744" calcext:value-type="percentage">
            <text:p>31.16%</text:p>
          </table:table-cell>
        </table:table-row>
        <table:table-row table:style-name="ro1">
          <table:table-cell office:value-type="string" calcext:value-type="string">
            <text:p>reecn47287</text:p>
          </table:table-cell>
          <table:table-cell office:value-type="float" office:value="47287" calcext:value-type="float">
            <text:p>47287</text:p>
          </table:table-cell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0.67%</text:p>
          </table:table-cell>
          <table:table-cell office:value-type="float" office:value="352" calcext:value-type="float">
            <text:p>352</text:p>
          </table:table-cell>
          <table:table-cell office:value-type="float" office:value="359" calcext:value-type="float">
            <text:p>359</text:p>
          </table:table-cell>
          <table:table-cell office:value-type="float" office:value="378" calcext:value-type="float">
            <text:p>378</text:p>
          </table:table-cell>
          <table:table-cell office:value-type="float" office:value="268" calcext:value-type="float">
            <text:p>268</text:p>
          </table:table-cell>
          <table:table-cell office:value-type="float" office:value="279" calcext:value-type="float">
            <text:p>279</text:p>
          </table:table-cell>
          <table:table-cell table:formula="of:=MIN([.E30:.G30])" office:value-type="float" office:value="352" calcext:value-type="float">
            <text:p>352</text:p>
          </table:table-cell>
          <table:table-cell table:formula="of:=MAX([.H30:.I30])" office:value-type="float" office:value="279" calcext:value-type="float">
            <text:p>279</text:p>
          </table:table-cell>
          <table:table-cell table:style-name="ce13" table:formula="of:=([.J30]-[.K30])/[.J30]" office:value-type="percentage" office:value="0.207386363636364" calcext:value-type="percentage">
            <text:p>20.74%</text:p>
          </table:table-cell>
        </table:table-row>
        <table:table-row table:style-name="ro1">
          <table:table-cell office:value-type="string" calcext:value-type="string">
            <text:p>reecn48602</text:p>
          </table:table-cell>
          <table:table-cell office:value-type="float" office:value="48602" calcext:value-type="float">
            <text:p>48602</text:p>
          </table:table-cell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0.67%</text:p>
          </table:table-cell>
          <table:table-cell office:value-type="float" office:value="378" calcext:value-type="float">
            <text:p>378</text:p>
          </table:table-cell>
          <table:table-cell office:value-type="float" office:value="383" calcext:value-type="float">
            <text:p>383</text:p>
          </table:table-cell>
          <table:table-cell office:value-type="float" office:value="401" calcext:value-type="float">
            <text:p>401</text:p>
          </table:table-cell>
          <table:table-cell office:value-type="float" office:value="286" calcext:value-type="float">
            <text:p>286</text:p>
          </table:table-cell>
          <table:table-cell office:value-type="float" office:value="292" calcext:value-type="float">
            <text:p>292</text:p>
          </table:table-cell>
          <table:table-cell table:formula="of:=MIN([.E31:.G31])" office:value-type="float" office:value="378" calcext:value-type="float">
            <text:p>378</text:p>
          </table:table-cell>
          <table:table-cell table:formula="of:=MAX([.H31:.I31])" office:value-type="float" office:value="292" calcext:value-type="float">
            <text:p>292</text:p>
          </table:table-cell>
          <table:table-cell table:style-name="ce13" table:formula="of:=([.J31]-[.K31])/[.J31]" office:value-type="percentage" office:value="0.227513227513227" calcext:value-type="percentage">
            <text:p>22.75%</text:p>
          </table:table-cell>
        </table:table-row>
        <table:table-row table:style-name="ro1">
          <table:table-cell office:value-type="string" calcext:value-type="string">
            <text:p>reecn50133</text:p>
          </table:table-cell>
          <table:table-cell office:value-type="float" office:value="50133" calcext:value-type="float">
            <text:p>50133</text:p>
          </table:table-cell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0.67%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61" calcext:value-type="float">
            <text:p>361</text:p>
          </table:table-cell>
          <table:table-cell office:value-type="float" office:value="269" calcext:value-type="float">
            <text:p>269</text:p>
          </table:table-cell>
          <table:table-cell office:value-type="float" office:value="277" calcext:value-type="float">
            <text:p>277</text:p>
          </table:table-cell>
          <table:table-cell table:formula="of:=MIN([.E32:.G32])" office:value-type="float" office:value="329" calcext:value-type="float">
            <text:p>329</text:p>
          </table:table-cell>
          <table:table-cell table:formula="of:=MAX([.H32:.I32])" office:value-type="float" office:value="277" calcext:value-type="float">
            <text:p>277</text:p>
          </table:table-cell>
          <table:table-cell table:style-name="ce13" table:formula="of:=([.J32]-[.K32])/[.J32]" office:value-type="percentage" office:value="0.158054711246201" calcext:value-type="percentage">
            <text:p>15.81%</text:p>
          </table:table-cell>
        </table:table-row>
        <table:table-row table:style-name="ro1">
          <table:table-cell office:value-type="string" calcext:value-type="string">
            <text:p>reecn51526</text:p>
          </table:table-cell>
          <table:table-cell office:value-type="float" office:value="51526" calcext:value-type="float">
            <text:p>51526</text:p>
          </table:table-cell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0.60%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389" calcext:value-type="float">
            <text:p>389</text:p>
          </table:table-cell>
          <table:table-cell office:value-type="float" office:value="277" calcext:value-type="float">
            <text:p>277</text:p>
          </table:table-cell>
          <table:table-cell office:value-type="float" office:value="295" calcext:value-type="float">
            <text:p>295</text:p>
          </table:table-cell>
          <table:table-cell table:formula="of:=MIN([.E33:.G33])" office:value-type="float" office:value="363" calcext:value-type="float">
            <text:p>363</text:p>
          </table:table-cell>
          <table:table-cell table:formula="of:=MAX([.H33:.I33])" office:value-type="float" office:value="295" calcext:value-type="float">
            <text:p>295</text:p>
          </table:table-cell>
          <table:table-cell table:style-name="ce13" table:formula="of:=([.J33]-[.K33])/[.J33]" office:value-type="percentage" office:value="0.18732782369146" calcext:value-type="percentage">
            <text:p>18.73%</text:p>
          </table:table-cell>
        </table:table-row>
        <table:table-row table:style-name="ro1">
          <table:table-cell office:value-type="string" calcext:value-type="string">
            <text:p>reecn53304</text:p>
          </table:table-cell>
          <table:table-cell office:value-type="float" office:value="53304" calcext:value-type="float">
            <text:p>53304</text:p>
          </table:table-cell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0.61%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39" calcext:value-type="float">
            <text:p>339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table:formula="of:=MIN([.E34:.G34])" office:value-type="float" office:value="299" calcext:value-type="float">
            <text:p>299</text:p>
          </table:table-cell>
          <table:table-cell table:formula="of:=MAX([.H34:.I34])" office:value-type="float" office:value="260" calcext:value-type="float">
            <text:p>260</text:p>
          </table:table-cell>
          <table:table-cell table:style-name="ce13" table:formula="of:=([.J34]-[.K34])/[.J34]" office:value-type="percentage" office:value="0.130434782608696" calcext:value-type="percentage">
            <text:p>13.04%</text:p>
          </table:table-cell>
        </table:table-row>
        <table:table-row table:style-name="ro1">
          <table:table-cell office:value-type="string" calcext:value-type="string">
            <text:p>reecn54867</text:p>
          </table:table-cell>
          <table:table-cell office:value-type="float" office:value="54867" calcext:value-type="float">
            <text:p>54867</text:p>
          </table:table-cell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0.59%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45" calcext:value-type="float">
            <text:p>345</text:p>
          </table:table-cell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table:formula="of:=MIN([.E35:.G35])" office:value-type="float" office:value="302" calcext:value-type="float">
            <text:p>302</text:p>
          </table:table-cell>
          <table:table-cell table:formula="of:=MAX([.H35:.I35])" office:value-type="float" office:value="254" calcext:value-type="float">
            <text:p>254</text:p>
          </table:table-cell>
          <table:table-cell table:style-name="ce13" table:formula="of:=([.J35]-[.K35])/[.J35]" office:value-type="percentage" office:value="0.158940397350993" calcext:value-type="percentage">
            <text:p>15.89%</text:p>
          </table:table-cell>
        </table:table-row>
        <table:table-row table:style-name="ro1">
          <table:table-cell office:value-type="string" calcext:value-type="string">
            <text:p>reecn56737</text:p>
          </table:table-cell>
          <table:table-cell office:value-type="float" office:value="56737" calcext:value-type="float">
            <text:p>56737</text:p>
          </table:table-cell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0.61%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324" calcext:value-type="float">
            <text:p>324</text:p>
          </table:table-cell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table:formula="of:=MIN([.E36:.G36])" office:value-type="float" office:value="278" calcext:value-type="float">
            <text:p>278</text:p>
          </table:table-cell>
          <table:table-cell table:formula="of:=MAX([.H36:.I36])" office:value-type="float" office:value="243" calcext:value-type="float">
            <text:p>243</text:p>
          </table:table-cell>
          <table:table-cell table:style-name="ce13" table:formula="of:=([.J36]-[.K36])/[.J36]" office:value-type="percentage" office:value="0.12589928057554" calcext:value-type="percentage">
            <text:p>12.59%</text:p>
          </table:table-cell>
        </table:table-row>
        <table:table-row table:style-name="ro1">
          <table:table-cell office:value-type="string" calcext:value-type="string">
            <text:p>reecn58325</text:p>
          </table:table-cell>
          <table:table-cell office:value-type="float" office:value="58325" calcext:value-type="float">
            <text:p>58325</text:p>
          </table:table-cell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0.66%</text:p>
          </table:table-cell>
          <table:table-cell office:value-type="float" office:value="426" calcext:value-type="float">
            <text:p>426</text:p>
          </table:table-cell>
          <table:table-cell office:value-type="float" office:value="429" calcext:value-type="float">
            <text:p>429</text:p>
          </table:table-cell>
          <table:table-cell office:value-type="float" office:value="447" calcext:value-type="float">
            <text:p>447</text:p>
          </table:table-cell>
          <table:table-cell office:value-type="float" office:value="321" calcext:value-type="float">
            <text:p>321</text:p>
          </table:table-cell>
          <table:table-cell office:value-type="float" office:value="329" calcext:value-type="float">
            <text:p>329</text:p>
          </table:table-cell>
          <table:table-cell table:formula="of:=MIN([.E37:.G37])" office:value-type="float" office:value="426" calcext:value-type="float">
            <text:p>426</text:p>
          </table:table-cell>
          <table:table-cell table:formula="of:=MAX([.H37:.I37])" office:value-type="float" office:value="329" calcext:value-type="float">
            <text:p>329</text:p>
          </table:table-cell>
          <table:table-cell table:style-name="ce13" table:formula="of:=([.J37]-[.K37])/[.J37]" office:value-type="percentage" office:value="0.227699530516432" calcext:value-type="percentage">
            <text:p>22.77%</text:p>
          </table:table-cell>
        </table:table-row>
        <table:table-row table:style-name="ro1">
          <table:table-cell office:value-type="string" calcext:value-type="string">
            <text:p>reecn59950</text:p>
          </table:table-cell>
          <table:table-cell office:value-type="float" office:value="59950" calcext:value-type="float">
            <text:p>59950</text:p>
          </table:table-cell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0.58%</text:p>
          </table:table-cell>
          <table:table-cell office:value-type="float" office:value="342" calcext:value-type="float">
            <text:p>342</text:p>
          </table:table-cell>
          <table:table-cell office:value-type="float" office:value="346" calcext:value-type="float">
            <text:p>346</text:p>
          </table:table-cell>
          <table:table-cell office:value-type="float" office:value="387" calcext:value-type="float">
            <text:p>387</text:p>
          </table:table-cell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table:formula="of:=MIN([.E38:.G38])" office:value-type="float" office:value="342" calcext:value-type="float">
            <text:p>342</text:p>
          </table:table-cell>
          <table:table-cell table:formula="of:=MAX([.H38:.I38])" office:value-type="float" office:value="292" calcext:value-type="float">
            <text:p>292</text:p>
          </table:table-cell>
          <table:table-cell table:style-name="ce13" table:formula="of:=([.J38]-[.K38])/[.J38]" office:value-type="percentage" office:value="0.146198830409357" calcext:value-type="percentage">
            <text:p>14.62%</text:p>
          </table:table-cell>
        </table:table-row>
        <table:table-row table:style-name="ro1">
          <table:table-cell office:value-type="string" calcext:value-type="string">
            <text:p>reecn61436</text:p>
          </table:table-cell>
          <table:table-cell office:value-type="float" office:value="61436" calcext:value-type="float">
            <text:p>61436</text:p>
          </table:table-cell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0.63%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316" calcext:value-type="float">
            <text:p>316</text:p>
          </table:table-cell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table:formula="of:=MIN([.E39:.G39])" office:value-type="float" office:value="272" calcext:value-type="float">
            <text:p>272</text:p>
          </table:table-cell>
          <table:table-cell table:formula="of:=MAX([.H39:.I39])" office:value-type="float" office:value="236" calcext:value-type="float">
            <text:p>236</text:p>
          </table:table-cell>
          <table:table-cell table:style-name="ce13" table:formula="of:=([.J39]-[.K39])/[.J39]" office:value-type="percentage" office:value="0.132352941176471" calcext:value-type="percentage">
            <text:p>13.24%</text:p>
          </table:table-cell>
        </table:table-row>
        <table:table-row table:style-name="ro1">
          <table:table-cell office:value-type="string" calcext:value-type="string">
            <text:p>reecn63079</text:p>
          </table:table-cell>
          <table:table-cell office:value-type="float" office:value="63079" calcext:value-type="float">
            <text:p>63079</text:p>
          </table:table-cell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0.54%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69" calcext:value-type="float">
            <text:p>369</text:p>
          </table:table-cell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table:formula="of:=MIN([.E40:.G40])" office:value-type="float" office:value="329" calcext:value-type="float">
            <text:p>329</text:p>
          </table:table-cell>
          <table:table-cell table:formula="of:=MAX([.H40:.I40])" office:value-type="float" office:value="275" calcext:value-type="float">
            <text:p>275</text:p>
          </table:table-cell>
          <table:table-cell table:style-name="ce13" table:formula="of:=([.J40]-[.K40])/[.J40]" office:value-type="percentage" office:value="0.164133738601824" calcext:value-type="percentage">
            <text:p>16.41%</text:p>
          </table:table-cell>
        </table:table-row>
        <table:table-row table:style-name="ro1">
          <table:table-cell office:value-type="string" calcext:value-type="string">
            <text:p>reecn64798</text:p>
          </table:table-cell>
          <table:table-cell office:value-type="float" office:value="64798" calcext:value-type="float">
            <text:p>64798</text:p>
          </table:table-cell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481" calcext:value-type="float">
            <text:p>481</text:p>
          </table:table-cell>
          <table:table-cell office:value-type="float" office:value="488" calcext:value-type="float">
            <text:p>488</text:p>
          </table:table-cell>
          <table:table-cell office:value-type="float" office:value="496" calcext:value-type="float">
            <text:p>496</text:p>
          </table:table-cell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table:formula="of:=MIN([.E41:.G41])" office:value-type="float" office:value="481" calcext:value-type="float">
            <text:p>481</text:p>
          </table:table-cell>
          <table:table-cell table:formula="of:=MAX([.H41:.I41])" office:value-type="float" office:value="339" calcext:value-type="float">
            <text:p>339</text:p>
          </table:table-cell>
          <table:table-cell table:style-name="ce13" table:formula="of:=([.J41]-[.K41])/[.J41]" office:value-type="percentage" office:value="0.295218295218295" calcext:value-type="percentage">
            <text:p>29.52%</text:p>
          </table:table-cell>
        </table:table-row>
        <table:table-row table:style-name="ro1">
          <table:table-cell office:value-type="string" calcext:value-type="string">
            <text:p>reecn66642</text:p>
          </table:table-cell>
          <table:table-cell office:value-type="float" office:value="66642" calcext:value-type="float">
            <text:p>66642</text:p>
          </table:table-cell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0.56%</text:p>
          </table:table-cell>
          <table:table-cell office:value-type="float" office:value="413" calcext:value-type="float">
            <text:p>413</text:p>
          </table:table-cell>
          <table:table-cell office:value-type="float" office:value="418" calcext:value-type="float">
            <text:p>418</text:p>
          </table:table-cell>
          <table:table-cell office:value-type="float" office:value="450" calcext:value-type="float">
            <text:p>450</text:p>
          </table:table-cell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table:formula="of:=MIN([.E42:.G42])" office:value-type="float" office:value="413" calcext:value-type="float">
            <text:p>413</text:p>
          </table:table-cell>
          <table:table-cell table:formula="of:=MAX([.H42:.I42])" office:value-type="float" office:value="335" calcext:value-type="float">
            <text:p>335</text:p>
          </table:table-cell>
          <table:table-cell table:style-name="ce13" table:formula="of:=([.J42]-[.K42])/[.J42]" office:value-type="percentage" office:value="0.188861985472155" calcext:value-type="percentage">
            <text:p>18.89%</text:p>
          </table:table-cell>
        </table:table-row>
        <table:table-row table:style-name="ro1">
          <table:table-cell office:value-type="string" calcext:value-type="string">
            <text:p>reecn68262</text:p>
          </table:table-cell>
          <table:table-cell office:value-type="float" office:value="68262" calcext:value-type="float">
            <text:p>68262</text:p>
          </table:table-cell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0.54%</text:p>
          </table:table-cell>
          <table:table-cell office:value-type="float" office:value="413" calcext:value-type="float">
            <text:p>413</text:p>
          </table:table-cell>
          <table:table-cell office:value-type="float" office:value="416" calcext:value-type="float">
            <text:p>416</text:p>
          </table:table-cell>
          <table:table-cell office:value-type="float" office:value="450" calcext:value-type="float">
            <text:p>450</text:p>
          </table:table-cell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table:formula="of:=MIN([.E43:.G43])" office:value-type="float" office:value="413" calcext:value-type="float">
            <text:p>413</text:p>
          </table:table-cell>
          <table:table-cell table:formula="of:=MAX([.H43:.I43])" office:value-type="float" office:value="330" calcext:value-type="float">
            <text:p>330</text:p>
          </table:table-cell>
          <table:table-cell table:style-name="ce13" table:formula="of:=([.J43]-[.K43])/[.J43]" office:value-type="percentage" office:value="0.200968523002421" calcext:value-type="percentage">
            <text:p>20.10%</text:p>
          </table:table-cell>
        </table:table-row>
        <table:table-row table:style-name="ro1">
          <table:table-cell office:value-type="string" calcext:value-type="string">
            <text:p>reecn69952</text:p>
          </table:table-cell>
          <table:table-cell office:value-type="float" office:value="69952" calcext:value-type="float">
            <text:p>69952</text:p>
          </table:table-cell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0.57%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table:formula="of:=MIN([.E44:.G44])" office:value-type="float" office:value="434" calcext:value-type="float">
            <text:p>434</text:p>
          </table:table-cell>
          <table:table-cell table:formula="of:=MAX([.H44:.I44])" office:value-type="float" office:value="343" calcext:value-type="float">
            <text:p>343</text:p>
          </table:table-cell>
          <table:table-cell table:style-name="ce13" table:formula="of:=([.J44]-[.K44])/[.J44]" office:value-type="percentage" office:value="0.209677419354839" calcext:value-type="percentage">
            <text:p>20.97%</text:p>
          </table:table-cell>
        </table:table-row>
        <table:table-row table:style-name="ro1">
          <table:table-cell office:value-type="string" calcext:value-type="string">
            <text:p>reecn71622</text:p>
          </table:table-cell>
          <table:table-cell office:value-type="float" office:value="71622" calcext:value-type="float">
            <text:p>71622</text:p>
          </table:table-cell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0.49%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office:value-type="float" office:value="425" calcext:value-type="float">
            <text:p>425</text:p>
          </table:table-cell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table:formula="of:=MIN([.E45:.G45])" office:value-type="float" office:value="379" calcext:value-type="float">
            <text:p>379</text:p>
          </table:table-cell>
          <table:table-cell table:formula="of:=MAX([.H45:.I45])" office:value-type="float" office:value="312" calcext:value-type="float">
            <text:p>312</text:p>
          </table:table-cell>
          <table:table-cell table:style-name="ce13" table:formula="of:=([.J45]-[.K45])/[.J45]" office:value-type="percentage" office:value="0.176781002638522" calcext:value-type="percentage">
            <text:p>17.68%</text:p>
          </table:table-cell>
        </table:table-row>
        <table:table-row table:style-name="ro1">
          <table:table-cell office:value-type="string" calcext:value-type="string">
            <text:p>reecn73116</text:p>
          </table:table-cell>
          <table:table-cell office:value-type="float" office:value="73116" calcext:value-type="float">
            <text:p>73116</text:p>
          </table:table-cell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0.50%</text:p>
          </table:table-cell>
          <table:table-cell office:value-type="float" office:value="392" calcext:value-type="float">
            <text:p>392</text:p>
          </table:table-cell>
          <table:table-cell office:value-type="float" office:value="394" calcext:value-type="float">
            <text:p>394</text:p>
          </table:table-cell>
          <table:table-cell office:value-type="float" office:value="430" calcext:value-type="float">
            <text:p>430</text:p>
          </table:table-cell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table:formula="of:=MIN([.E46:.G46])" office:value-type="float" office:value="392" calcext:value-type="float">
            <text:p>392</text:p>
          </table:table-cell>
          <table:table-cell table:formula="of:=MAX([.H46:.I46])" office:value-type="float" office:value="318" calcext:value-type="float">
            <text:p>318</text:p>
          </table:table-cell>
          <table:table-cell table:style-name="ce13" table:formula="of:=([.J46]-[.K46])/[.J46]" office:value-type="percentage" office:value="0.188775510204082" calcext:value-type="percentage">
            <text:p>18.88%</text:p>
          </table:table-cell>
        </table:table-row>
        <table:table-row table:style-name="ro1">
          <table:table-cell office:value-type="string" calcext:value-type="string">
            <text:p>rsqrp4637</text:p>
          </table:table-cell>
          <table:table-cell office:value-type="float" office:value="4637" calcext:value-type="float">
            <text:p>4637</text:p>
          </table:table-cell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14.19%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formula="of:=MIN([.E47:.G47])" office:value-type="float" office:value="77" calcext:value-type="float">
            <text:p>77</text:p>
          </table:table-cell>
          <table:table-cell table:formula="of:=MAX([.H47:.I47])" office:value-type="float" office:value="74" calcext:value-type="float">
            <text:p>74</text:p>
          </table:table-cell>
          <table:table-cell table:style-name="ce13" table:formula="of:=([.J47]-[.K47])/[.J47]" office:value-type="percentage" office:value="0.038961038961039" calcext:value-type="percentage">
            <text:p>3.90%</text:p>
          </table:table-cell>
        </table:table-row>
        <table:table-row table:style-name="ro1">
          <table:table-cell office:value-type="string" calcext:value-type="string">
            <text:p>rsqrp4641</text:p>
          </table:table-cell>
          <table:table-cell office:value-type="float" office:value="4641" calcext:value-type="float">
            <text:p>4641</text:p>
          </table:table-cell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17.04%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formula="of:=MIN([.E48:.G48])" office:value-type="float" office:value="73" calcext:value-type="float">
            <text:p>73</text:p>
          </table:table-cell>
          <table:table-cell table:formula="of:=MAX([.H48:.I48])" office:value-type="float" office:value="69" calcext:value-type="float">
            <text:p>69</text:p>
          </table:table-cell>
          <table:table-cell table:style-name="ce13" table:formula="of:=([.J48]-[.K48])/[.J48]" office:value-type="percentage" office:value="0.0547945205479452" calcext:value-type="percentage">
            <text:p>5.48%</text:p>
          </table:table-cell>
        </table:table-row>
        <table:table-row table:style-name="ro1">
          <table:table-cell office:value-type="string" calcext:value-type="string">
            <text:p>rsqrp7320</text:p>
          </table:table-cell>
          <table:table-cell office:value-type="float" office:value="7320" calcext:value-type="float">
            <text:p>7320</text:p>
          </table:table-cell>
          <table:table-cell office:value-type="float" office:value="1357" calcext:value-type="float">
            <text:p>1357</text:p>
          </table:table-cell>
          <table:table-cell table:style-name="ce2" office:value-type="string" calcext:value-type="string">
            <text:p>18.54%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table:formula="of:=MIN([.E49:.G49])" office:value-type="float" office:value="95" calcext:value-type="float">
            <text:p>95</text:p>
          </table:table-cell>
          <table:table-cell table:formula="of:=MAX([.H49:.I49])" office:value-type="float" office:value="91" calcext:value-type="float">
            <text:p>91</text:p>
          </table:table-cell>
          <table:table-cell table:style-name="ce13" table:formula="of:=([.J49]-[.K49])/[.J49]" office:value-type="percentage" office:value="0.0421052631578947" calcext:value-type="percentage">
            <text:p>4.21%</text:p>
          </table:table-cell>
        </table:table-row>
        <table:table-row table:style-name="ro1">
          <table:table-cell office:value-type="string" calcext:value-type="string">
            <text:p>rsqrp14364</text:p>
          </table:table-cell>
          <table:table-cell office:value-type="float" office:value="14364" calcext:value-type="float">
            <text:p>14364</text:p>
          </table:table-cell>
          <table:table-cell office:value-type="float" office:value="2555" calcext:value-type="float">
            <text:p>2555</text:p>
          </table:table-cell>
          <table:table-cell table:style-name="ce2" office:value-type="string" calcext:value-type="string">
            <text:p>17.79%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formula="of:=MIN([.E50:.G50])" office:value-type="float" office:value="142" calcext:value-type="float">
            <text:p>142</text:p>
          </table:table-cell>
          <table:table-cell table:formula="of:=MAX([.H50:.I50])" office:value-type="float" office:value="134" calcext:value-type="float">
            <text:p>134</text:p>
          </table:table-cell>
          <table:table-cell table:style-name="ce13" table:formula="of:=([.J50]-[.K50])/[.J50]" office:value-type="percentage" office:value="0.0563380281690141" calcext:value-type="percentage">
            <text:p>5.63%</text:p>
          </table:table-cell>
        </table:table-row>
        <table:table-row table:style-name="ro1">
          <table:table-cell office:value-type="string" calcext:value-type="string">
            <text:p>rsqrp23406</text:p>
          </table:table-cell>
          <table:table-cell office:value-type="float" office:value="23406" calcext:value-type="float">
            <text:p>23406</text:p>
          </table:table-cell>
          <table:table-cell office:value-type="float" office:value="5204" calcext:value-type="float">
            <text:p>5204</text:p>
          </table:table-cell>
          <table:table-cell table:style-name="ce2" office:value-type="string" calcext:value-type="string">
            <text:p>22.23%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200" calcext:value-type="float">
            <text:p>20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formula="of:=MIN([.E51:.G51])" office:value-type="float" office:value="166" calcext:value-type="float">
            <text:p>166</text:p>
          </table:table-cell>
          <table:table-cell table:formula="of:=MAX([.H51:.I51])" office:value-type="float" office:value="151" calcext:value-type="float">
            <text:p>151</text:p>
          </table:table-cell>
          <table:table-cell table:style-name="ce13" table:formula="of:=([.J51]-[.K51])/[.J51]" office:value-type="percentage" office:value="0.0903614457831325" calcext:value-type="percentage">
            <text:p>9.04%</text:p>
          </table:table-cell>
        </table:table-row>
        <table:table-row table:style-name="ro1">
          <table:table-cell office:value-type="string" calcext:value-type="string">
            <text:p>rsqrp24641</text:p>
          </table:table-cell>
          <table:table-cell office:value-type="float" office:value="24641" calcext:value-type="float">
            <text:p>24641</text:p>
          </table:table-cell>
          <table:table-cell office:value-type="float" office:value="4739" calcext:value-type="float">
            <text:p>4739</text:p>
          </table:table-cell>
          <table:table-cell table:style-name="ce2" office:value-type="string" calcext:value-type="string">
            <text:p>19.23%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223" calcext:value-type="float">
            <text:p>223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table:formula="of:=MIN([.E52:.G52])" office:value-type="float" office:value="186" calcext:value-type="float">
            <text:p>186</text:p>
          </table:table-cell>
          <table:table-cell table:formula="of:=MAX([.H52:.I52])" office:value-type="float" office:value="174" calcext:value-type="float">
            <text:p>174</text:p>
          </table:table-cell>
          <table:table-cell table:style-name="ce13" table:formula="of:=([.J52]-[.K52])/[.J52]" office:value-type="percentage" office:value="0.0645161290322581" calcext:value-type="percentage">
            <text:p>6.45%</text:p>
          </table:table-cell>
        </table:table-row>
        <table:table-row table:style-name="ro1">
          <table:table-cell office:value-type="string" calcext:value-type="string">
            <text:p>rsqrpecn8051</text:p>
          </table:table-cell>
          <table:table-cell office:value-type="float" office:value="8051" calcext:value-type="float">
            <text:p>8051</text:p>
          </table:table-cell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1.84%</text:p>
          </table:table-cell>
          <table:table-cell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 office:value-type="float" office:value="221" calcext:value-type="float">
            <text:p>221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table:formula="of:=MIN([.E53:.G53])" office:value-type="float" office:value="193" calcext:value-type="float">
            <text:p>193</text:p>
          </table:table-cell>
          <table:table-cell table:formula="of:=MAX([.H53:.I53])" office:value-type="float" office:value="173" calcext:value-type="float">
            <text:p>173</text:p>
          </table:table-cell>
          <table:table-cell table:style-name="ce13" table:formula="of:=([.J53]-[.K53])/[.J53]" office:value-type="percentage" office:value="0.103626943005181" calcext:value-type="percentage">
            <text:p>10.36%</text:p>
          </table:table-cell>
        </table:table-row>
        <table:table-row table:style-name="ro1">
          <table:table-cell office:value-type="string" calcext:value-type="string">
            <text:p>rvisp3499</text:p>
          </table:table-cell>
          <table:table-cell office:value-type="float" office:value="3499" calcext:value-type="float">
            <text:p>3499</text:p>
          </table:table-cell>
          <table:table-cell office:value-type="float" office:value="1667" calcext:value-type="float">
            <text:p>1667</text:p>
          </table:table-cell>
          <table:table-cell table:style-name="ce2" office:value-type="string" calcext:value-type="string">
            <text:p>47.64%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MIN([.E54:.G54])" office:value-type="float" office:value="35" calcext:value-type="float">
            <text:p>35</text:p>
          </table:table-cell>
          <table:table-cell table:formula="of:=MAX([.H54:.I54])" office:value-type="float" office:value="29" calcext:value-type="float">
            <text:p>29</text:p>
          </table:table-cell>
          <table:table-cell table:style-name="ce13" table:formula="of:=([.J54]-[.K54])/[.J54]" office:value-type="percentage" office:value="0.171428571428571" calcext:value-type="percentage">
            <text:p>17.14%</text:p>
          </table:table-cell>
        </table:table-row>
        <table:table-row table:style-name="ro1">
          <table:table-cell office:value-type="string" calcext:value-type="string">
            <text:p>rvisp5013</text:p>
          </table:table-cell>
          <table:table-cell office:value-type="float" office:value="5013" calcext:value-type="float">
            <text:p>5013</text:p>
          </table:table-cell>
          <table:table-cell office:value-type="float" office:value="2420" calcext:value-type="float">
            <text:p>2420</text:p>
          </table:table-cell>
          <table:table-cell table:style-name="ce2" office:value-type="string" calcext:value-type="string">
            <text:p>48.27%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MIN([.E55:.G55])" office:value-type="float" office:value="52" calcext:value-type="float">
            <text:p>52</text:p>
          </table:table-cell>
          <table:table-cell table:formula="of:=MAX([.H55:.I55])" office:value-type="float" office:value="46" calcext:value-type="float">
            <text:p>46</text:p>
          </table:table-cell>
          <table:table-cell table:style-name="ce13" table:formula="of:=([.J55]-[.K55])/[.J55]" office:value-type="percentage" office:value="0.115384615384615" calcext:value-type="percentage">
            <text:p>11.54%</text:p>
          </table:table-cell>
        </table:table-row>
        <table:table-row table:style-name="ro1">
          <table:table-cell office:value-type="string" calcext:value-type="string">
            <text:p>rvisp7648</text:p>
          </table:table-cell>
          <table:table-cell office:value-type="float" office:value="7648" calcext:value-type="float">
            <text:p>7648</text:p>
          </table:table-cell>
          <table:table-cell office:value-type="float" office:value="3819" calcext:value-type="float">
            <text:p>3819</text:p>
          </table:table-cell>
          <table:table-cell table:style-name="ce2" office:value-type="string" calcext:value-type="string">
            <text:p>49.93%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MIN([.E56:.G56])" office:value-type="float" office:value="49" calcext:value-type="float">
            <text:p>49</text:p>
          </table:table-cell>
          <table:table-cell table:formula="of:=MAX([.H56:.I56])" office:value-type="float" office:value="41" calcext:value-type="float">
            <text:p>41</text:p>
          </table:table-cell>
          <table:table-cell table:style-name="ce13" table:formula="of:=([.J56]-[.K56])/[.J56]" office:value-type="percentage" office:value="0.163265306122449" calcext:value-type="percentage">
            <text:p>16.33%</text:p>
          </table:table-cell>
        </table:table-row>
        <table:table-row table:style-name="ro1">
          <table:table-cell office:value-type="string" calcext:value-type="string">
            <text:p>rvisp8404</text:p>
          </table:table-cell>
          <table:table-cell office:value-type="float" office:value="8404" calcext:value-type="float">
            <text:p>8404</text:p>
          </table:table-cell>
          <table:table-cell office:value-type="float" office:value="4005" calcext:value-type="float">
            <text:p>4005</text:p>
          </table:table-cell>
          <table:table-cell table:style-name="ce2" office:value-type="string" calcext:value-type="string">
            <text:p>47.66%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MIN([.E57:.G57])" office:value-type="float" office:value="53" calcext:value-type="float">
            <text:p>53</text:p>
          </table:table-cell>
          <table:table-cell table:formula="of:=MAX([.H57:.I57])" office:value-type="float" office:value="45" calcext:value-type="float">
            <text:p>45</text:p>
          </table:table-cell>
          <table:table-cell table:style-name="ce13" table:formula="of:=([.J57]-[.K57])/[.J57]" office:value-type="percentage" office:value="0.150943396226415" calcext:value-type="percentage">
            <text:p>15.09%</text:p>
          </table:table-cell>
        </table:table-row>
        <table:table-row table:style-name="ro1">
          <table:table-cell office:value-type="string" calcext:value-type="string">
            <text:p>rvisp8432</text:p>
          </table:table-cell>
          <table:table-cell office:value-type="float" office:value="8432" calcext:value-type="float">
            <text:p>8432</text:p>
          </table:table-cell>
          <table:table-cell office:value-type="float" office:value="3997" calcext:value-type="float">
            <text:p>3997</text:p>
          </table:table-cell>
          <table:table-cell table:style-name="ce2" office:value-type="string" calcext:value-type="string">
            <text:p>47.40%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MIN([.E58:.G58])" office:value-type="float" office:value="44" calcext:value-type="float">
            <text:p>44</text:p>
          </table:table-cell>
          <table:table-cell table:formula="of:=MAX([.H58:.I58])" office:value-type="float" office:value="41" calcext:value-type="float">
            <text:p>41</text:p>
          </table:table-cell>
          <table:table-cell table:style-name="ce13" table:formula="of:=([.J58]-[.K58])/[.J58]" office:value-type="percentage" office:value="0.0681818181818182" calcext:value-type="percentage">
            <text:p>6.82%</text:p>
          </table:table-cell>
        </table:table-row>
        <table:table-row table:style-name="ro1">
          <table:table-cell office:value-type="string" calcext:value-type="string">
            <text:p>rvisp9770</text:p>
          </table:table-cell>
          <table:table-cell office:value-type="float" office:value="9770" calcext:value-type="float">
            <text:p>9770</text:p>
          </table:table-cell>
          <table:table-cell office:value-type="float" office:value="4788" calcext:value-type="float">
            <text:p>4788</text:p>
          </table:table-cell>
          <table:table-cell table:style-name="ce2" office:value-type="string" calcext:value-type="string">
            <text:p>49.01%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MIN([.E59:.G59])" office:value-type="float" office:value="68" calcext:value-type="float">
            <text:p>68</text:p>
          </table:table-cell>
          <table:table-cell table:formula="of:=MAX([.H59:.I59])" office:value-type="float" office:value="58" calcext:value-type="float">
            <text:p>58</text:p>
          </table:table-cell>
          <table:table-cell table:style-name="ce13" table:formula="of:=([.J59]-[.K59])/[.J59]" office:value-type="percentage" office:value="0.147058823529412" calcext:value-type="percentage">
            <text:p>14.71%</text:p>
          </table:table-cell>
        </table:table-row>
        <table:table-row table:style-name="ro1">
          <table:table-cell office:value-type="string" calcext:value-type="string">
            <text:p>rvisp10374</text:p>
          </table:table-cell>
          <table:table-cell office:value-type="float" office:value="10374" calcext:value-type="float">
            <text:p>10374</text:p>
          </table:table-cell>
          <table:table-cell office:value-type="float" office:value="5078" calcext:value-type="float">
            <text:p>5078</text:p>
          </table:table-cell>
          <table:table-cell table:style-name="ce2" office:value-type="string" calcext:value-type="string">
            <text:p>48.95%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MIN([.E60:.G60])" office:value-type="float" office:value="60" calcext:value-type="float">
            <text:p>60</text:p>
          </table:table-cell>
          <table:table-cell table:formula="of:=MAX([.H60:.I60])" office:value-type="float" office:value="55" calcext:value-type="float">
            <text:p>55</text:p>
          </table:table-cell>
          <table:table-cell table:style-name="ce13" table:formula="of:=([.J60]-[.K60])/[.J60]" office:value-type="percentage" office:value="0.0833333333333333" calcext:value-type="percentage">
            <text:p>8.33%</text:p>
          </table:table-cell>
        </table:table-row>
        <table:table-row table:style-name="ro1">
          <table:table-cell office:value-type="string" calcext:value-type="string">
            <text:p>rvisp11339</text:p>
          </table:table-cell>
          <table:table-cell office:value-type="float" office:value="11339" calcext:value-type="float">
            <text:p>11339</text:p>
          </table:table-cell>
          <table:table-cell office:value-type="float" office:value="5428" calcext:value-type="float">
            <text:p>5428</text:p>
          </table:table-cell>
          <table:table-cell table:style-name="ce2" office:value-type="string" calcext:value-type="string">
            <text:p>47.87%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formula="of:=MIN([.E61:.G61])" office:value-type="float" office:value="91" calcext:value-type="float">
            <text:p>91</text:p>
          </table:table-cell>
          <table:table-cell table:formula="of:=MAX([.H61:.I61])" office:value-type="float" office:value="67" calcext:value-type="float">
            <text:p>67</text:p>
          </table:table-cell>
          <table:table-cell table:style-name="ce13" table:formula="of:=([.J61]-[.K61])/[.J61]" office:value-type="percentage" office:value="0.263736263736264" calcext:value-type="percentage">
            <text:p>26.37%</text:p>
          </table:table-cell>
        </table:table-row>
        <table:table-row table:style-name="ro1">
          <table:table-cell office:value-type="string" calcext:value-type="string">
            <text:p>rvisp12844</text:p>
          </table:table-cell>
          <table:table-cell office:value-type="float" office:value="12844" calcext:value-type="float">
            <text:p>12844</text:p>
          </table:table-cell>
          <table:table-cell office:value-type="float" office:value="6157" calcext:value-type="float">
            <text:p>6157</text:p>
          </table:table-cell>
          <table:table-cell table:style-name="ce2" office:value-type="string" calcext:value-type="string">
            <text:p>47.94%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MIN([.E62:.G62])" office:value-type="float" office:value="56" calcext:value-type="float">
            <text:p>56</text:p>
          </table:table-cell>
          <table:table-cell table:formula="of:=MAX([.H62:.I62])" office:value-type="float" office:value="48" calcext:value-type="float">
            <text:p>48</text:p>
          </table:table-cell>
          <table:table-cell table:style-name="ce13" table:formula="of:=([.J62]-[.K62])/[.J62]" office:value-type="percentage" office:value="0.142857142857143" calcext:value-type="percentage">
            <text:p>14.29%</text:p>
          </table:table-cell>
        </table:table-row>
        <table:table-row table:style-name="ro1">
          <table:table-cell office:value-type="string" calcext:value-type="string">
            <text:p>rvisp14562</text:p>
          </table:table-cell>
          <table:table-cell office:value-type="float" office:value="14562" calcext:value-type="float">
            <text:p>14562</text:p>
          </table:table-cell>
          <table:table-cell office:value-type="float" office:value="6999" calcext:value-type="float">
            <text:p>6999</text:p>
          </table:table-cell>
          <table:table-cell table:style-name="ce2" office:value-type="string" calcext:value-type="string">
            <text:p>48.06%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formula="of:=MIN([.E63:.G63])" office:value-type="float" office:value="76" calcext:value-type="float">
            <text:p>76</text:p>
          </table:table-cell>
          <table:table-cell table:formula="of:=MAX([.H63:.I63])" office:value-type="float" office:value="56" calcext:value-type="float">
            <text:p>56</text:p>
          </table:table-cell>
          <table:table-cell table:style-name="ce13" table:formula="of:=([.J63]-[.K63])/[.J63]" office:value-type="percentage" office:value="0.263157894736842" calcext:value-type="percentage">
            <text:p>26.32%</text:p>
          </table:table-cell>
        </table:table-row>
        <table:table-row table:style-name="ro1">
          <table:table-cell office:value-type="string" calcext:value-type="string">
            <text:p>rvisp15254</text:p>
          </table:table-cell>
          <table:table-cell office:value-type="float" office:value="15254" calcext:value-type="float">
            <text:p>15254</text:p>
          </table:table-cell>
          <table:table-cell office:value-type="float" office:value="7509" calcext:value-type="float">
            <text:p>7509</text:p>
          </table:table-cell>
          <table:table-cell table:style-name="ce2" office:value-type="string" calcext:value-type="string">
            <text:p>49.23%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MIN([.E64:.G64])" office:value-type="float" office:value="92" calcext:value-type="float">
            <text:p>92</text:p>
          </table:table-cell>
          <table:table-cell table:formula="of:=MAX([.H64:.I64])" office:value-type="float" office:value="71" calcext:value-type="float">
            <text:p>71</text:p>
          </table:table-cell>
          <table:table-cell table:style-name="ce13" table:formula="of:=([.J64]-[.K64])/[.J64]" office:value-type="percentage" office:value="0.228260869565217" calcext:value-type="percentage">
            <text:p>22.83%</text:p>
          </table:table-cell>
        </table:table-row>
        <table:table-row table:style-name="ro1">
          <table:table-cell office:value-type="string" calcext:value-type="string">
            <text:p>rvisp15474</text:p>
          </table:table-cell>
          <table:table-cell office:value-type="float" office:value="15474" calcext:value-type="float">
            <text:p>15474</text:p>
          </table:table-cell>
          <table:table-cell office:value-type="float" office:value="7171" calcext:value-type="float">
            <text:p>7171</text:p>
          </table:table-cell>
          <table:table-cell table:style-name="ce2" office:value-type="string" calcext:value-type="string">
            <text:p>46.34%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formula="of:=MIN([.E65:.G65])" office:value-type="float" office:value="103" calcext:value-type="float">
            <text:p>103</text:p>
          </table:table-cell>
          <table:table-cell table:formula="of:=MAX([.H65:.I65])" office:value-type="float" office:value="85" calcext:value-type="float">
            <text:p>85</text:p>
          </table:table-cell>
          <table:table-cell table:style-name="ce13" table:formula="of:=([.J65]-[.K65])/[.J65]" office:value-type="percentage" office:value="0.174757281553398" calcext:value-type="percentage">
            <text:p>17.48%</text:p>
          </table:table-cell>
        </table:table-row>
        <table:table-row table:style-name="ro1">
          <table:table-cell office:value-type="string" calcext:value-type="string">
            <text:p>rvisp20601</text:p>
          </table:table-cell>
          <table:table-cell office:value-type="float" office:value="20601" calcext:value-type="float">
            <text:p>20601</text:p>
          </table:table-cell>
          <table:table-cell office:value-type="float" office:value="9644" calcext:value-type="float">
            <text:p>9644</text:p>
          </table:table-cell>
          <table:table-cell table:style-name="ce2" office:value-type="string" calcext:value-type="string">
            <text:p>46.81%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table:formula="of:=MIN([.E66:.G66])" office:value-type="float" office:value="97" calcext:value-type="float">
            <text:p>97</text:p>
          </table:table-cell>
          <table:table-cell table:formula="of:=MAX([.H66:.I66])" office:value-type="float" office:value="78" calcext:value-type="float">
            <text:p>78</text:p>
          </table:table-cell>
          <table:table-cell table:style-name="ce13" table:formula="of:=([.J66]-[.K66])/[.J66]" office:value-type="percentage" office:value="0.195876288659794" calcext:value-type="percentage">
            <text:p>19.59%</text:p>
          </table:table-cell>
        </table:table-row>
        <table:table-row table:style-name="ro1">
          <table:table-cell office:value-type="string" calcext:value-type="string">
            <text:p>rvisp22145</text:p>
          </table:table-cell>
          <table:table-cell office:value-type="float" office:value="22145" calcext:value-type="float">
            <text:p>22145</text:p>
          </table:table-cell>
          <table:table-cell office:value-type="float" office:value="10311" calcext:value-type="float">
            <text:p>10311</text:p>
          </table:table-cell>
          <table:table-cell table:style-name="ce2" office:value-type="string" calcext:value-type="string">
            <text:p>46.56%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table:formula="of:=MIN([.E67:.G67])" office:value-type="float" office:value="133" calcext:value-type="float">
            <text:p>133</text:p>
          </table:table-cell>
          <table:table-cell table:formula="of:=MAX([.H67:.I67])" office:value-type="float" office:value="103" calcext:value-type="float">
            <text:p>103</text:p>
          </table:table-cell>
          <table:table-cell table:style-name="ce13" table:formula="of:=([.J67]-[.K67])/[.J67]" office:value-type="percentage" office:value="0.225563909774436" calcext:value-type="percentage">
            <text:p>22.56%</text:p>
          </table:table-cell>
        </table:table-row>
        <table:table-row table:style-name="ro1">
          <table:table-cell office:value-type="string" calcext:value-type="string">
            <text:p>rvisp24116</text:p>
          </table:table-cell>
          <table:table-cell office:value-type="float" office:value="24116" calcext:value-type="float">
            <text:p>24116</text:p>
          </table:table-cell>
          <table:table-cell office:value-type="float" office:value="11459" calcext:value-type="float">
            <text:p>11459</text:p>
          </table:table-cell>
          <table:table-cell table:style-name="ce2" office:value-type="string" calcext:value-type="string">
            <text:p>47.52%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formula="of:=MIN([.E68:.G68])" office:value-type="float" office:value="134" calcext:value-type="float">
            <text:p>134</text:p>
          </table:table-cell>
          <table:table-cell table:formula="of:=MAX([.H68:.I68])" office:value-type="float" office:value="94" calcext:value-type="float">
            <text:p>94</text:p>
          </table:table-cell>
          <table:table-cell table:style-name="ce13" table:formula="of:=([.J68]-[.K68])/[.J68]" office:value-type="percentage" office:value="0.298507462686567" calcext:value-type="percentage">
            <text:p>29.85%</text:p>
          </table:table-cell>
        </table:table-row>
        <table:table-row table:style-name="ro1">
          <table:table-cell office:value-type="string" calcext:value-type="string">
            <text:p>rvispecn2615</text:p>
          </table:table-cell>
          <table:table-cell office:value-type="float" office:value="2615" calcext:value-type="float">
            <text:p>2615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4.86%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MIN([.E69:.G69])" office:value-type="float" office:value="40" calcext:value-type="float">
            <text:p>40</text:p>
          </table:table-cell>
          <table:table-cell table:formula="of:=MAX([.H69:.I69])" office:value-type="float" office:value="34" calcext:value-type="float">
            <text:p>34</text:p>
          </table:table-cell>
          <table:table-cell table:style-name="ce13" table:formula="of:=([.J69]-[.K69])/[.J69]" office:value-type="percentage" office:value="0.15" calcext:value-type="percentage">
            <text:p>15.00%</text:p>
          </table:table-cell>
        </table:table-row>
        <table:table-row table:style-name="ro1">
          <table:table-cell office:value-type="string" calcext:value-type="string">
            <text:p>rvispecn6048</text:p>
          </table:table-cell>
          <table:table-cell office:value-type="float" office:value="6048" calcext:value-type="float">
            <text:p>6048</text:p>
          </table:table-cell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3.19%</text:p>
          </table:table-cell>
          <table:table-cell office:value-type="float" office:value="79" calcext:value-type="float">
            <text:p>79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formula="of:=MIN([.E70:.G70])" office:value-type="float" office:value="79" calcext:value-type="float">
            <text:p>79</text:p>
          </table:table-cell>
          <table:table-cell table:formula="of:=MAX([.H70:.I70])" office:value-type="float" office:value="68" calcext:value-type="float">
            <text:p>68</text:p>
          </table:table-cell>
          <table:table-cell table:style-name="ce13" table:formula="of:=([.J70]-[.K70])/[.J70]" office:value-type="percentage" office:value="0.139240506329114" calcext:value-type="percentage">
            <text:p>13.92%</text:p>
          </table:table-cell>
        </table:table-row>
        <table:table-row table:style-name="ro1">
          <table:table-cell office:value-type="string" calcext:value-type="string">
            <text:p>rvispecn13421</text:p>
          </table:table-cell>
          <table:table-cell office:value-type="float" office:value="13421" calcext:value-type="float">
            <text:p>13421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1.09%</text:p>
          </table:table-cell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table:formula="of:=MIN([.E71:.G71])" office:value-type="float" office:value="187" calcext:value-type="float">
            <text:p>187</text:p>
          </table:table-cell>
          <table:table-cell table:formula="of:=MAX([.H71:.I71])" office:value-type="float" office:value="128" calcext:value-type="float">
            <text:p>128</text:p>
          </table:table-cell>
          <table:table-cell table:style-name="ce13" table:formula="of:=([.J71]-[.K71])/[.J71]" office:value-type="percentage" office:value="0.315508021390374" calcext:value-type="percentage">
            <text:p>31.55%</text:p>
          </table:table-cell>
        </table:table-row>
        <table:table-row table:style-name="ro1">
          <table:table-cell office:value-type="string" calcext:value-type="string">
            <text:p>rvispecn17968</text:p>
          </table:table-cell>
          <table:table-cell office:value-type="float" office:value="17968" calcext:value-type="float">
            <text:p>17968</text:p>
          </table:table-cell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0.87%</text:p>
          </table:table-cell>
          <table:table-cell office:value-type="float" office:value="209" calcext:value-type="float">
            <text:p>209</text:p>
          </table:table-cell>
          <table:table-cell office:value-type="float" office:value="269" calcext:value-type="float">
            <text:p>269</text:p>
          </table:table-cell>
          <table:table-cell office:value-type="float" office:value="243" calcext:value-type="float">
            <text:p>243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MIN([.E72:.G72])" office:value-type="float" office:value="209" calcext:value-type="float">
            <text:p>209</text:p>
          </table:table-cell>
          <table:table-cell table:formula="of:=MAX([.H72:.I72])" office:value-type="float" office:value="138" calcext:value-type="float">
            <text:p>138</text:p>
          </table:table-cell>
          <table:table-cell table:style-name="ce13" table:formula="of:=([.J72]-[.K72])/[.J72]" office:value-type="percentage" office:value="0.339712918660287" calcext:value-type="percentage">
            <text:p>33.97%</text:p>
          </table:table-cell>
        </table:table-row>
        <table:table-row table:style-name="ro1">
          <table:table-cell office:value-type="string" calcext:value-type="string">
            <text:p>sqrp7730</text:p>
          </table:table-cell>
          <table:table-cell office:value-type="float" office:value="7730" calcext:value-type="float">
            <text:p>7730</text:p>
          </table:table-cell>
          <table:table-cell office:value-type="float" office:value="1304" calcext:value-type="float">
            <text:p>1304</text:p>
          </table:table-cell>
          <table:table-cell table:style-name="ce2" office:value-type="string" calcext:value-type="string">
            <text:p>16.87%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formula="of:=MIN([.E73:.G73])" office:value-type="float" office:value="97" calcext:value-type="float">
            <text:p>97</text:p>
          </table:table-cell>
          <table:table-cell table:formula="of:=MAX([.H73:.I73])" office:value-type="float" office:value="92" calcext:value-type="float">
            <text:p>92</text:p>
          </table:table-cell>
          <table:table-cell table:style-name="ce13" table:formula="of:=([.J73]-[.K73])/[.J73]" office:value-type="percentage" office:value="0.0515463917525773" calcext:value-type="percentage">
            <text:p>5.15%</text:p>
          </table:table-cell>
        </table:table-row>
        <table:table-row table:style-name="ro1">
          <table:table-cell office:value-type="string" calcext:value-type="string">
            <text:p>sqrp9831</text:p>
          </table:table-cell>
          <table:table-cell office:value-type="float" office:value="9831" calcext:value-type="float">
            <text:p>9831</text:p>
          </table:table-cell>
          <table:table-cell office:value-type="float" office:value="1320" calcext:value-type="float">
            <text:p>1320</text:p>
          </table:table-cell>
          <table:table-cell table:style-name="ce2" office:value-type="string" calcext:value-type="string">
            <text:p>13.43%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table:formula="of:=MIN([.E74:.G74])" office:value-type="float" office:value="117" calcext:value-type="float">
            <text:p>117</text:p>
          </table:table-cell>
          <table:table-cell table:formula="of:=MAX([.H74:.I74])" office:value-type="float" office:value="111" calcext:value-type="float">
            <text:p>111</text:p>
          </table:table-cell>
          <table:table-cell table:style-name="ce13" table:formula="of:=([.J74]-[.K74])/[.J74]" office:value-type="percentage" office:value="0.0512820512820513" calcext:value-type="percentage">
            <text:p>5.13%</text:p>
          </table:table-cell>
        </table:table-row>
        <table:table-row table:style-name="ro1">
          <table:table-cell office:value-type="string" calcext:value-type="string">
            <text:p>sqrp10642</text:p>
          </table:table-cell>
          <table:table-cell office:value-type="float" office:value="10642" calcext:value-type="float">
            <text:p>10642</text:p>
          </table:table-cell>
          <table:table-cell office:value-type="float" office:value="1762" calcext:value-type="float">
            <text:p>1762</text:p>
          </table:table-cell>
          <table:table-cell table:style-name="ce2" office:value-type="string" calcext:value-type="string">
            <text:p>16.56%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table:formula="of:=MIN([.E75:.G75])" office:value-type="float" office:value="129" calcext:value-type="float">
            <text:p>129</text:p>
          </table:table-cell>
          <table:table-cell table:formula="of:=MAX([.H75:.I75])" office:value-type="float" office:value="123" calcext:value-type="float">
            <text:p>123</text:p>
          </table:table-cell>
          <table:table-cell table:style-name="ce13" table:formula="of:=([.J75]-[.K75])/[.J75]" office:value-type="percentage" office:value="0.0465116279069768" calcext:value-type="percentage">
            <text:p>4.65%</text:p>
          </table:table-cell>
        </table:table-row>
        <table:table-row table:style-name="ro1">
          <table:table-cell office:value-type="string" calcext:value-type="string">
            <text:p>sqrp12451</text:p>
          </table:table-cell>
          <table:table-cell office:value-type="float" office:value="12451" calcext:value-type="float">
            <text:p>12451</text:p>
          </table:table-cell>
          <table:table-cell office:value-type="float" office:value="2138" calcext:value-type="float">
            <text:p>2138</text:p>
          </table:table-cell>
          <table:table-cell table:style-name="ce2" office:value-type="string" calcext:value-type="string">
            <text:p>17.17%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table:formula="of:=MIN([.E76:.G76])" office:value-type="float" office:value="132" calcext:value-type="float">
            <text:p>132</text:p>
          </table:table-cell>
          <table:table-cell table:formula="of:=MAX([.H76:.I76])" office:value-type="float" office:value="127" calcext:value-type="float">
            <text:p>127</text:p>
          </table:table-cell>
          <table:table-cell table:style-name="ce13" table:formula="of:=([.J76]-[.K76])/[.J76]" office:value-type="percentage" office:value="0.0378787878787879" calcext:value-type="percentage">
            <text:p>3.79%</text:p>
          </table:table-cell>
        </table:table-row>
        <table:table-row table:style-name="ro1">
          <table:table-cell office:value-type="string" calcext:value-type="string">
            <text:p>sqrp15532</text:p>
          </table:table-cell>
          <table:table-cell office:value-type="float" office:value="15532" calcext:value-type="float">
            <text:p>15532</text:p>
          </table:table-cell>
          <table:table-cell office:value-type="float" office:value="2381" calcext:value-type="float">
            <text:p>2381</text:p>
          </table:table-cell>
          <table:table-cell table:style-name="ce2" office:value-type="string" calcext:value-type="string">
            <text:p>15.33%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table:formula="of:=MIN([.E77:.G77])" office:value-type="float" office:value="150" calcext:value-type="float">
            <text:p>150</text:p>
          </table:table-cell>
          <table:table-cell table:formula="of:=MAX([.H77:.I77])" office:value-type="float" office:value="142" calcext:value-type="float">
            <text:p>142</text:p>
          </table:table-cell>
          <table:table-cell table:style-name="ce13" table:formula="of:=([.J77]-[.K77])/[.J77]" office:value-type="percentage" office:value="0.0533333333333333" calcext:value-type="percentage">
            <text:p>5.33%</text:p>
          </table:table-cell>
        </table:table-row>
        <table:table-row table:style-name="ro1">
          <table:table-cell office:value-type="string" calcext:value-type="string">
            <text:p>sqrp18603</text:p>
          </table:table-cell>
          <table:table-cell office:value-type="float" office:value="18603" calcext:value-type="float">
            <text:p>18603</text:p>
          </table:table-cell>
          <table:table-cell office:value-type="float" office:value="3472" calcext:value-type="float">
            <text:p>3472</text:p>
          </table:table-cell>
          <table:table-cell table:style-name="ce2" office:value-type="string" calcext:value-type="string">
            <text:p>18.66%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table:formula="of:=MIN([.E78:.G78])" office:value-type="float" office:value="158" calcext:value-type="float">
            <text:p>158</text:p>
          </table:table-cell>
          <table:table-cell table:formula="of:=MAX([.H78:.I78])" office:value-type="float" office:value="150" calcext:value-type="float">
            <text:p>150</text:p>
          </table:table-cell>
          <table:table-cell table:style-name="ce13" table:formula="of:=([.J78]-[.K78])/[.J78]" office:value-type="percentage" office:value="0.0506329113924051" calcext:value-type="percentage">
            <text:p>5.06%</text:p>
          </table:table-cell>
        </table:table-row>
        <table:table-row table:style-name="ro1">
          <table:table-cell office:value-type="string" calcext:value-type="string">
            <text:p>sqrp20166</text:p>
          </table:table-cell>
          <table:table-cell office:value-type="float" office:value="20166" calcext:value-type="float">
            <text:p>20166</text:p>
          </table:table-cell>
          <table:table-cell office:value-type="float" office:value="3638" calcext:value-type="float">
            <text:p>3638</text:p>
          </table:table-cell>
          <table:table-cell table:style-name="ce2" office:value-type="string" calcext:value-type="string">
            <text:p>18.04%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97" calcext:value-type="float">
            <text:p>197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table:formula="of:=MIN([.E79:.G79])" office:value-type="float" office:value="160" calcext:value-type="float">
            <text:p>160</text:p>
          </table:table-cell>
          <table:table-cell table:formula="of:=MAX([.H79:.I79])" office:value-type="float" office:value="148" calcext:value-type="float">
            <text:p>148</text:p>
          </table:table-cell>
          <table:table-cell table:style-name="ce13" table:formula="of:=([.J79]-[.K79])/[.J79]" office:value-type="percentage" office:value="0.075" calcext:value-type="percentage">
            <text:p>7.50%</text:p>
          </table:table-cell>
        </table:table-row>
        <table:table-row table:style-name="ro1">
          <table:table-cell office:value-type="string" calcext:value-type="string">
            <text:p>sqrp20602</text:p>
          </table:table-cell>
          <table:table-cell office:value-type="float" office:value="20602" calcext:value-type="float">
            <text:p>20602</text:p>
          </table:table-cell>
          <table:table-cell office:value-type="float" office:value="4438" calcext:value-type="float">
            <text:p>4438</text:p>
          </table:table-cell>
          <table:table-cell table:style-name="ce2" office:value-type="string" calcext:value-type="string">
            <text:p>21.54%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91" calcext:value-type="float">
            <text:p>191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table:formula="of:=MIN([.E80:.G80])" office:value-type="float" office:value="164" calcext:value-type="float">
            <text:p>164</text:p>
          </table:table-cell>
          <table:table-cell table:formula="of:=MAX([.H80:.I80])" office:value-type="float" office:value="151" calcext:value-type="float">
            <text:p>151</text:p>
          </table:table-cell>
          <table:table-cell table:style-name="ce13" table:formula="of:=([.J80]-[.K80])/[.J80]" office:value-type="percentage" office:value="0.0792682926829268" calcext:value-type="percentage">
            <text:p>7.93%</text:p>
          </table:table-cell>
        </table:table-row>
        <table:table-row table:style-name="ro1">
          <table:table-cell office:value-type="string" calcext:value-type="string">
            <text:p>sqrp23758</text:p>
          </table:table-cell>
          <table:table-cell office:value-type="float" office:value="23758" calcext:value-type="float">
            <text:p>23758</text:p>
          </table:table-cell>
          <table:table-cell office:value-type="float" office:value="3811" calcext:value-type="float">
            <text:p>3811</text:p>
          </table:table-cell>
          <table:table-cell table:style-name="ce2" office:value-type="string" calcext:value-type="string">
            <text:p>16.04%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218" calcext:value-type="float">
            <text:p>218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table:formula="of:=MIN([.E81:.G81])" office:value-type="float" office:value="177" calcext:value-type="float">
            <text:p>177</text:p>
          </table:table-cell>
          <table:table-cell table:formula="of:=MAX([.H81:.I81])" office:value-type="float" office:value="172" calcext:value-type="float">
            <text:p>172</text:p>
          </table:table-cell>
          <table:table-cell table:style-name="ce13" table:formula="of:=([.J81]-[.K81])/[.J81]" office:value-type="percentage" office:value="0.0282485875706215" calcext:value-type="percentage">
            <text:p>2.82%</text:p>
          </table:table-cell>
        </table:table-row>
        <table:table-row table:style-name="ro1">
          <table:table-cell office:value-type="string" calcext:value-type="string">
            <text:p>sqrp26930</text:p>
          </table:table-cell>
          <table:table-cell office:value-type="float" office:value="26930" calcext:value-type="float">
            <text:p>26930</text:p>
          </table:table-cell>
          <table:table-cell office:value-type="float" office:value="4201" calcext:value-type="float">
            <text:p>4201</text:p>
          </table:table-cell>
          <table:table-cell table:style-name="ce2" office:value-type="string" calcext:value-type="string">
            <text:p>15.60%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43" calcext:value-type="float">
            <text:p>243</text:p>
          </table:table-cell>
          <table:table-cell office:value-type="float" office:value="178" calcext:value-type="float">
            <text:p>178</text:p>
          </table:table-cell>
          <table:table-cell office:value-type="float" office:value="186" calcext:value-type="float">
            <text:p>186</text:p>
          </table:table-cell>
          <table:table-cell table:formula="of:=MIN([.E82:.G82])" office:value-type="float" office:value="198" calcext:value-type="float">
            <text:p>198</text:p>
          </table:table-cell>
          <table:table-cell table:formula="of:=MAX([.H82:.I82])" office:value-type="float" office:value="186" calcext:value-type="float">
            <text:p>186</text:p>
          </table:table-cell>
          <table:table-cell table:style-name="ce13" table:formula="of:=([.J82]-[.K82])/[.J82]" office:value-type="percentage" office:value="0.0606060606060606" calcext:value-type="percentage">
            <text:p>6.06%</text:p>
          </table:table-cell>
        </table:table-row>
        <table:table-row table:style-name="ro1">
          <table:table-cell office:value-type="string" calcext:value-type="string">
            <text:p>sqrp28863</text:p>
          </table:table-cell>
          <table:table-cell office:value-type="float" office:value="28863" calcext:value-type="float">
            <text:p>28863</text:p>
          </table:table-cell>
          <table:table-cell office:value-type="float" office:value="5087" calcext:value-type="float">
            <text:p>5087</text:p>
          </table:table-cell>
          <table:table-cell table:style-name="ce2" office:value-type="string" calcext:value-type="string">
            <text:p>17.62%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51" calcext:value-type="float">
            <text:p>251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table:formula="of:=MIN([.E83:.G83])" office:value-type="float" office:value="200" calcext:value-type="float">
            <text:p>200</text:p>
          </table:table-cell>
          <table:table-cell table:formula="of:=MAX([.H83:.I83])" office:value-type="float" office:value="188" calcext:value-type="float">
            <text:p>188</text:p>
          </table:table-cell>
          <table:table-cell table:style-name="ce13" table:formula="of:=([.J83]-[.K83])/[.J83]" office:value-type="percentage" office:value="0.06" calcext:value-type="percentage">
            <text:p>6.00%</text:p>
          </table:table-cell>
        </table:table-row>
        <table:table-row table:style-name="ro1">
          <table:table-cell office:value-type="string" calcext:value-type="string">
            <text:p>sqrp30973</text:p>
          </table:table-cell>
          <table:table-cell office:value-type="float" office:value="30973" calcext:value-type="float">
            <text:p>30973</text:p>
          </table:table-cell>
          <table:table-cell office:value-type="float" office:value="4218" calcext:value-type="float">
            <text:p>4218</text:p>
          </table:table-cell>
          <table:table-cell table:style-name="ce2" office:value-type="string" calcext:value-type="string">
            <text:p>13.62%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55" calcext:value-type="float">
            <text:p>255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table:formula="of:=MIN([.E84:.G84])" office:value-type="float" office:value="203" calcext:value-type="float">
            <text:p>203</text:p>
          </table:table-cell>
          <table:table-cell table:formula="of:=MAX([.H84:.I84])" office:value-type="float" office:value="189" calcext:value-type="float">
            <text:p>189</text:p>
          </table:table-cell>
          <table:table-cell table:style-name="ce13" table:formula="of:=([.J84]-[.K84])/[.J84]" office:value-type="percentage" office:value="0.0689655172413793" calcext:value-type="percentage">
            <text:p>6.90%</text:p>
          </table:table-cell>
        </table:table-row>
        <table:table-row table:style-name="ro1">
          <table:table-cell office:value-type="string" calcext:value-type="string">
            <text:p>sqrp32894</text:p>
          </table:table-cell>
          <table:table-cell office:value-type="float" office:value="32894" calcext:value-type="float">
            <text:p>32894</text:p>
          </table:table-cell>
          <table:table-cell office:value-type="float" office:value="6772" calcext:value-type="float">
            <text:p>6772</text:p>
          </table:table-cell>
          <table:table-cell table:style-name="ce2" office:value-type="string" calcext:value-type="string">
            <text:p>20.59%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44" calcext:value-type="float">
            <text:p>244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table:formula="of:=MIN([.E85:.G85])" office:value-type="float" office:value="195" calcext:value-type="float">
            <text:p>195</text:p>
          </table:table-cell>
          <table:table-cell table:formula="of:=MAX([.H85:.I85])" office:value-type="float" office:value="177" calcext:value-type="float">
            <text:p>177</text:p>
          </table:table-cell>
          <table:table-cell table:style-name="ce13" table:formula="of:=([.J85]-[.K85])/[.J85]" office:value-type="percentage" office:value="0.0923076923076923" calcext:value-type="percentage">
            <text:p>9.23%</text:p>
          </table:table-cell>
        </table:table-row>
        <table:table-row table:style-name="ro1">
          <table:table-cell office:value-type="string" calcext:value-type="string">
            <text:p>sqrp34718</text:p>
          </table:table-cell>
          <table:table-cell office:value-type="float" office:value="34718" calcext:value-type="float">
            <text:p>34718</text:p>
          </table:table-cell>
          <table:table-cell office:value-type="float" office:value="4155" calcext:value-type="float">
            <text:p>4155</text:p>
          </table:table-cell>
          <table:table-cell table:style-name="ce2" office:value-type="string" calcext:value-type="string">
            <text:p>11.97%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79" calcext:value-type="float">
            <text:p>279</text:p>
          </table:table-cell>
          <table:table-cell office:value-type="float" office:value="195" calcext:value-type="float">
            <text:p>195</text:p>
          </table:table-cell>
          <table:table-cell office:value-type="float" office:value="206" calcext:value-type="float">
            <text:p>206</text:p>
          </table:table-cell>
          <table:table-cell table:formula="of:=MIN([.E86:.G86])" office:value-type="float" office:value="224" calcext:value-type="float">
            <text:p>224</text:p>
          </table:table-cell>
          <table:table-cell table:formula="of:=MAX([.H86:.I86])" office:value-type="float" office:value="206" calcext:value-type="float">
            <text:p>206</text:p>
          </table:table-cell>
          <table:table-cell table:style-name="ce13" table:formula="of:=([.J86]-[.K86])/[.J86]" office:value-type="percentage" office:value="0.0803571428571429" calcext:value-type="percentage">
            <text:p>8.04%</text:p>
          </table:table-cell>
        </table:table-row>
        <table:table-row table:style-name="ro1">
          <table:table-cell office:value-type="string" calcext:value-type="string">
            <text:p>sqrp36053</text:p>
          </table:table-cell>
          <table:table-cell office:value-type="float" office:value="36053" calcext:value-type="float">
            <text:p>36053</text:p>
          </table:table-cell>
          <table:table-cell office:value-type="float" office:value="6014" calcext:value-type="float">
            <text:p>6014</text:p>
          </table:table-cell>
          <table:table-cell table:style-name="ce2" office:value-type="string" calcext:value-type="string">
            <text:p>16.68%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65" calcext:value-type="float">
            <text:p>265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table:formula="of:=MIN([.E87:.G87])" office:value-type="float" office:value="205" calcext:value-type="float">
            <text:p>205</text:p>
          </table:table-cell>
          <table:table-cell table:formula="of:=MAX([.H87:.I87])" office:value-type="float" office:value="187" calcext:value-type="float">
            <text:p>187</text:p>
          </table:table-cell>
          <table:table-cell table:style-name="ce13" table:formula="of:=([.J87]-[.K87])/[.J87]" office:value-type="percentage" office:value="0.0878048780487805" calcext:value-type="percentage">
            <text:p>8.78%</text:p>
          </table:table-cell>
        </table:table-row>
        <table:table-row table:style-name="ro1">
          <table:table-cell office:value-type="string" calcext:value-type="string">
            <text:p>sqrp37978</text:p>
          </table:table-cell>
          <table:table-cell office:value-type="float" office:value="37978" calcext:value-type="float">
            <text:p>37978</text:p>
          </table:table-cell>
          <table:table-cell office:value-type="float" office:value="7259" calcext:value-type="float">
            <text:p>7259</text:p>
          </table:table-cell>
          <table:table-cell table:style-name="ce2" office:value-type="string" calcext:value-type="string">
            <text:p>19.11%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67" calcext:value-type="float">
            <text:p>267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table:formula="of:=MIN([.E88:.G88])" office:value-type="float" office:value="211" calcext:value-type="float">
            <text:p>211</text:p>
          </table:table-cell>
          <table:table-cell table:formula="of:=MAX([.H88:.I88])" office:value-type="float" office:value="197" calcext:value-type="float">
            <text:p>197</text:p>
          </table:table-cell>
          <table:table-cell table:style-name="ce13" table:formula="of:=([.J88]-[.K88])/[.J88]" office:value-type="percentage" office:value="0.0663507109004739" calcext:value-type="percentage">
            <text:p>6.64%</text:p>
          </table:table-cell>
        </table:table-row>
        <table:table-row table:style-name="ro1">
          <table:table-cell office:value-type="string" calcext:value-type="string">
            <text:p>sqrp39917</text:p>
          </table:table-cell>
          <table:table-cell office:value-type="float" office:value="39917" calcext:value-type="float">
            <text:p>39917</text:p>
          </table:table-cell>
          <table:table-cell office:value-type="float" office:value="6415" calcext:value-type="float">
            <text:p>6415</text:p>
          </table:table-cell>
          <table:table-cell table:style-name="ce2" office:value-type="string" calcext:value-type="string">
            <text:p>16.07%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75" calcext:value-type="float">
            <text:p>275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table:formula="of:=MIN([.E89:.G89])" office:value-type="float" office:value="216" calcext:value-type="float">
            <text:p>216</text:p>
          </table:table-cell>
          <table:table-cell table:formula="of:=MAX([.H89:.I89])" office:value-type="float" office:value="191" calcext:value-type="float">
            <text:p>191</text:p>
          </table:table-cell>
          <table:table-cell table:style-name="ce13" table:formula="of:=([.J89]-[.K89])/[.J89]" office:value-type="percentage" office:value="0.115740740740741" calcext:value-type="percentage">
            <text:p>11.57%</text:p>
          </table:table-cell>
        </table:table-row>
        <table:table-row table:style-name="ro1">
          <table:table-cell office:value-type="string" calcext:value-type="string">
            <text:p>sqrp41955</text:p>
          </table:table-cell>
          <table:table-cell office:value-type="float" office:value="41955" calcext:value-type="float">
            <text:p>41955</text:p>
          </table:table-cell>
          <table:table-cell office:value-type="float" office:value="8823" calcext:value-type="float">
            <text:p>8823</text:p>
          </table:table-cell>
          <table:table-cell table:style-name="ce2" office:value-type="string" calcext:value-type="string">
            <text:p>21.03%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79" calcext:value-type="float">
            <text:p>279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table:formula="of:=MIN([.E90:.G90])" office:value-type="float" office:value="211" calcext:value-type="float">
            <text:p>211</text:p>
          </table:table-cell>
          <table:table-cell table:formula="of:=MAX([.H90:.I90])" office:value-type="float" office:value="197" calcext:value-type="float">
            <text:p>197</text:p>
          </table:table-cell>
          <table:table-cell table:style-name="ce13" table:formula="of:=([.J90]-[.K90])/[.J90]" office:value-type="percentage" office:value="0.0663507109004739" calcext:value-type="percentage">
            <text:p>6.64%</text:p>
          </table:table-cell>
        </table:table-row>
        <table:table-row table:style-name="ro1">
          <table:table-cell office:value-type="string" calcext:value-type="string">
            <text:p>sqrp43759</text:p>
          </table:table-cell>
          <table:table-cell office:value-type="float" office:value="43759" calcext:value-type="float">
            <text:p>43759</text:p>
          </table:table-cell>
          <table:table-cell office:value-type="float" office:value="7226" calcext:value-type="float">
            <text:p>7226</text:p>
          </table:table-cell>
          <table:table-cell table:style-name="ce2" office:value-type="string" calcext:value-type="string">
            <text:p>16.51%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91" calcext:value-type="float">
            <text:p>291</text:p>
          </table:table-cell>
          <table:table-cell office:value-type="float" office:value="185" calcext:value-type="float">
            <text:p>185</text:p>
          </table:table-cell>
          <table:table-cell office:value-type="float" office:value="202" calcext:value-type="float">
            <text:p>202</text:p>
          </table:table-cell>
          <table:table-cell table:formula="of:=MIN([.E91:.G91])" office:value-type="float" office:value="234" calcext:value-type="float">
            <text:p>234</text:p>
          </table:table-cell>
          <table:table-cell table:formula="of:=MAX([.H91:.I91])" office:value-type="float" office:value="202" calcext:value-type="float">
            <text:p>202</text:p>
          </table:table-cell>
          <table:table-cell table:style-name="ce13" table:formula="of:=([.J91]-[.K91])/[.J91]" office:value-type="percentage" office:value="0.136752136752137" calcext:value-type="percentage">
            <text:p>13.68%</text:p>
          </table:table-cell>
        </table:table-row>
        <table:table-row table:style-name="ro1">
          <table:table-cell office:value-type="string" calcext:value-type="string">
            <text:p>sqrp45933</text:p>
          </table:table-cell>
          <table:table-cell office:value-type="float" office:value="45933" calcext:value-type="float">
            <text:p>45933</text:p>
          </table:table-cell>
          <table:table-cell office:value-type="float" office:value="8397" calcext:value-type="float">
            <text:p>8397</text:p>
          </table:table-cell>
          <table:table-cell table:style-name="ce2" office:value-type="string" calcext:value-type="string">
            <text:p>18.28%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84" calcext:value-type="float">
            <text:p>284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table:formula="of:=MIN([.E92:.G92])" office:value-type="float" office:value="228" calcext:value-type="float">
            <text:p>228</text:p>
          </table:table-cell>
          <table:table-cell table:formula="of:=MAX([.H92:.I92])" office:value-type="float" office:value="199" calcext:value-type="float">
            <text:p>199</text:p>
          </table:table-cell>
          <table:table-cell table:style-name="ce13" table:formula="of:=([.J92]-[.K92])/[.J92]" office:value-type="percentage" office:value="0.12719298245614" calcext:value-type="percentage">
            <text:p>12.72%</text:p>
          </table:table-cell>
        </table:table-row>
        <table:table-row table:style-name="ro1">
          <table:table-cell office:value-type="string" calcext:value-type="string">
            <text:p>sqrp47890</text:p>
          </table:table-cell>
          <table:table-cell office:value-type="float" office:value="47890" calcext:value-type="float">
            <text:p>47890</text:p>
          </table:table-cell>
          <table:table-cell office:value-type="float" office:value="10057" calcext:value-type="float">
            <text:p>10057</text:p>
          </table:table-cell>
          <table:table-cell table:style-name="ce2" office:value-type="string" calcext:value-type="string">
            <text:p>21.00%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74" calcext:value-type="float">
            <text:p>274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table:formula="of:=MIN([.E93:.G93])" office:value-type="float" office:value="218" calcext:value-type="float">
            <text:p>218</text:p>
          </table:table-cell>
          <table:table-cell table:formula="of:=MAX([.H93:.I93])" office:value-type="float" office:value="186" calcext:value-type="float">
            <text:p>186</text:p>
          </table:table-cell>
          <table:table-cell table:style-name="ce13" table:formula="of:=([.J93]-[.K93])/[.J93]" office:value-type="percentage" office:value="0.146788990825688" calcext:value-type="percentage">
            <text:p>14.68%</text:p>
          </table:table-cell>
        </table:table-row>
        <table:table-row table:style-name="ro1">
          <table:table-cell office:value-type="string" calcext:value-type="string">
            <text:p>sqrp49981</text:p>
          </table:table-cell>
          <table:table-cell office:value-type="float" office:value="49981" calcext:value-type="float">
            <text:p>49981</text:p>
          </table:table-cell>
          <table:table-cell office:value-type="float" office:value="6570" calcext:value-type="float">
            <text:p>6570</text:p>
          </table:table-cell>
          <table:table-cell table:style-name="ce2" office:value-type="string" calcext:value-type="string">
            <text:p>13.14%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353" calcext:value-type="float">
            <text:p>353</text:p>
          </table:table-cell>
          <table:table-cell office:value-type="float" office:value="241" calcext:value-type="float">
            <text:p>241</text:p>
          </table:table-cell>
          <table:table-cell office:value-type="float" office:value="265" calcext:value-type="float">
            <text:p>265</text:p>
          </table:table-cell>
          <table:table-cell table:formula="of:=MIN([.E94:.G94])" office:value-type="float" office:value="282" calcext:value-type="float">
            <text:p>282</text:p>
          </table:table-cell>
          <table:table-cell table:formula="of:=MAX([.H94:.I94])" office:value-type="float" office:value="265" calcext:value-type="float">
            <text:p>265</text:p>
          </table:table-cell>
          <table:table-cell table:style-name="ce13" table:formula="of:=([.J94]-[.K94])/[.J94]" office:value-type="percentage" office:value="0.0602836879432624" calcext:value-type="percentage">
            <text:p>6.03%</text:p>
          </table:table-cell>
        </table:table-row>
        <table:table-row table:style-name="ro1">
          <table:table-cell office:value-type="string" calcext:value-type="string">
            <text:p>sqrp51004</text:p>
          </table:table-cell>
          <table:table-cell office:value-type="float" office:value="51004" calcext:value-type="float">
            <text:p>51004</text:p>
          </table:table-cell>
          <table:table-cell office:value-type="float" office:value="7523" calcext:value-type="float">
            <text:p>7523</text:p>
          </table:table-cell>
          <table:table-cell table:style-name="ce2" office:value-type="string" calcext:value-type="string">
            <text:p>14.75%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317" calcext:value-type="float">
            <text:p>317</text:p>
          </table:table-cell>
          <table:table-cell office:value-type="float" office:value="216" calcext:value-type="float">
            <text:p>216</text:p>
          </table:table-cell>
          <table:table-cell office:value-type="float" office:value="222" calcext:value-type="float">
            <text:p>222</text:p>
          </table:table-cell>
          <table:table-cell table:formula="of:=MIN([.E95:.G95])" office:value-type="float" office:value="250" calcext:value-type="float">
            <text:p>250</text:p>
          </table:table-cell>
          <table:table-cell table:formula="of:=MAX([.H95:.I95])" office:value-type="float" office:value="222" calcext:value-type="float">
            <text:p>222</text:p>
          </table:table-cell>
          <table:table-cell table:style-name="ce13" table:formula="of:=([.J95]-[.K95])/[.J95]" office:value-type="percentage" office:value="0.112" calcext:value-type="percentage">
            <text:p>11.20%</text:p>
          </table:table-cell>
        </table:table-row>
        <table:table-row table:style-name="ro1">
          <table:table-cell office:value-type="string" calcext:value-type="string">
            <text:p>sqrp53087</text:p>
          </table:table-cell>
          <table:table-cell office:value-type="float" office:value="53087" calcext:value-type="float">
            <text:p>53087</text:p>
          </table:table-cell>
          <table:table-cell office:value-type="float" office:value="9437" calcext:value-type="float">
            <text:p>9437</text:p>
          </table:table-cell>
          <table:table-cell table:style-name="ce2" office:value-type="string" calcext:value-type="string">
            <text:p>17.78%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318" calcext:value-type="float">
            <text:p>318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table:formula="of:=MIN([.E96:.G96])" office:value-type="float" office:value="265" calcext:value-type="float">
            <text:p>265</text:p>
          </table:table-cell>
          <table:table-cell table:formula="of:=MAX([.H96:.I96])" office:value-type="float" office:value="230" calcext:value-type="float">
            <text:p>230</text:p>
          </table:table-cell>
          <table:table-cell table:style-name="ce13" table:formula="of:=([.J96]-[.K96])/[.J96]" office:value-type="percentage" office:value="0.132075471698113" calcext:value-type="percentage">
            <text:p>13.21%</text:p>
          </table:table-cell>
        </table:table-row>
        <table:table-row table:style-name="ro1">
          <table:table-cell office:value-type="string" calcext:value-type="string">
            <text:p>sqrp53628</text:p>
          </table:table-cell>
          <table:table-cell office:value-type="float" office:value="53628" calcext:value-type="float">
            <text:p>53628</text:p>
          </table:table-cell>
          <table:table-cell office:value-type="float" office:value="9352" calcext:value-type="float">
            <text:p>9352</text:p>
          </table:table-cell>
          <table:table-cell table:style-name="ce2" office:value-type="string" calcext:value-type="string">
            <text:p>17.44%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346" calcext:value-type="float">
            <text:p>346</text:p>
          </table:table-cell>
          <table:table-cell office:value-type="float" office:value="248" calcext:value-type="float">
            <text:p>248</text:p>
          </table:table-cell>
          <table:table-cell office:value-type="float" office:value="259" calcext:value-type="float">
            <text:p>259</text:p>
          </table:table-cell>
          <table:table-cell table:formula="of:=MIN([.E97:.G97])" office:value-type="float" office:value="275" calcext:value-type="float">
            <text:p>275</text:p>
          </table:table-cell>
          <table:table-cell table:formula="of:=MAX([.H97:.I97])" office:value-type="float" office:value="259" calcext:value-type="float">
            <text:p>259</text:p>
          </table:table-cell>
          <table:table-cell table:style-name="ce13" table:formula="of:=([.J97]-[.K97])/[.J97]" office:value-type="percentage" office:value="0.0581818181818182" calcext:value-type="percentage">
            <text:p>5.82%</text:p>
          </table:table-cell>
        </table:table-row>
        <table:table-row table:style-name="ro1">
          <table:table-cell office:value-type="string" calcext:value-type="string">
            <text:p>sqrp55426</text:p>
          </table:table-cell>
          <table:table-cell office:value-type="float" office:value="55426" calcext:value-type="float">
            <text:p>55426</text:p>
          </table:table-cell>
          <table:table-cell office:value-type="float" office:value="11546" calcext:value-type="float">
            <text:p>11546</text:p>
          </table:table-cell>
          <table:table-cell table:style-name="ce2" office:value-type="string" calcext:value-type="string">
            <text:p>20.83%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325" calcext:value-type="float">
            <text:p>325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table:formula="of:=MIN([.E98:.G98])" office:value-type="float" office:value="256" calcext:value-type="float">
            <text:p>256</text:p>
          </table:table-cell>
          <table:table-cell table:formula="of:=MAX([.H98:.I98])" office:value-type="float" office:value="233" calcext:value-type="float">
            <text:p>233</text:p>
          </table:table-cell>
          <table:table-cell table:style-name="ce13" table:formula="of:=([.J98]-[.K98])/[.J98]" office:value-type="percentage" office:value="0.08984375" calcext:value-type="percentage">
            <text:p>8.98%</text:p>
          </table:table-cell>
        </table:table-row>
        <table:table-row table:style-name="ro1">
          <table:table-cell office:value-type="string" calcext:value-type="string">
            <text:p>sqrp56833</text:p>
          </table:table-cell>
          <table:table-cell office:value-type="float" office:value="56833" calcext:value-type="float">
            <text:p>56833</text:p>
          </table:table-cell>
          <table:table-cell office:value-type="float" office:value="8972" calcext:value-type="float">
            <text:p>8972</text:p>
          </table:table-cell>
          <table:table-cell table:style-name="ce2" office:value-type="string" calcext:value-type="string">
            <text:p>15.79%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344" calcext:value-type="float">
            <text:p>344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table:formula="of:=MIN([.E99:.G99])" office:value-type="float" office:value="262" calcext:value-type="float">
            <text:p>262</text:p>
          </table:table-cell>
          <table:table-cell table:formula="of:=MAX([.H99:.I99])" office:value-type="float" office:value="238" calcext:value-type="float">
            <text:p>238</text:p>
          </table:table-cell>
          <table:table-cell table:style-name="ce13" table:formula="of:=([.J99]-[.K99])/[.J99]" office:value-type="percentage" office:value="0.0916030534351145" calcext:value-type="percentage">
            <text:p>9.16%</text:p>
          </table:table-cell>
        </table:table-row>
        <table:table-row table:style-name="ro1">
          <table:table-cell office:value-type="string" calcext:value-type="string">
            <text:p>sqrp57865</text:p>
          </table:table-cell>
          <table:table-cell office:value-type="float" office:value="57865" calcext:value-type="float">
            <text:p>57865</text:p>
          </table:table-cell>
          <table:table-cell office:value-type="float" office:value="8846" calcext:value-type="float">
            <text:p>8846</text:p>
          </table:table-cell>
          <table:table-cell table:style-name="ce2" office:value-type="string" calcext:value-type="string">
            <text:p>15.29%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361" calcext:value-type="float">
            <text:p>361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table:formula="of:=MIN([.E100:.G100])" office:value-type="float" office:value="283" calcext:value-type="float">
            <text:p>283</text:p>
          </table:table-cell>
          <table:table-cell table:formula="of:=MAX([.H100:.I100])" office:value-type="float" office:value="265" calcext:value-type="float">
            <text:p>265</text:p>
          </table:table-cell>
          <table:table-cell table:style-name="ce13" table:formula="of:=([.J100]-[.K100])/[.J100]" office:value-type="percentage" office:value="0.0636042402826855" calcext:value-type="percentage">
            <text:p>6.36%</text:p>
          </table:table-cell>
        </table:table-row>
        <table:table-row table:style-name="ro1">
          <table:table-cell office:value-type="string" calcext:value-type="string">
            <text:p>sqrp60119</text:p>
          </table:table-cell>
          <table:table-cell office:value-type="float" office:value="60119" calcext:value-type="float">
            <text:p>60119</text:p>
          </table:table-cell>
          <table:table-cell office:value-type="float" office:value="8318" calcext:value-type="float">
            <text:p>8318</text:p>
          </table:table-cell>
          <table:table-cell table:style-name="ce2" office:value-type="string" calcext:value-type="string">
            <text:p>13.84%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90" calcext:value-type="float">
            <text:p>390</text:p>
          </table:table-cell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table:formula="of:=MIN([.E101:.G101])" office:value-type="float" office:value="302" calcext:value-type="float">
            <text:p>302</text:p>
          </table:table-cell>
          <table:table-cell table:formula="of:=MAX([.H101:.I101])" office:value-type="float" office:value="259" calcext:value-type="float">
            <text:p>259</text:p>
          </table:table-cell>
          <table:table-cell table:style-name="ce13" table:formula="of:=([.J101]-[.K101])/[.J101]" office:value-type="percentage" office:value="0.142384105960265" calcext:value-type="percentage">
            <text:p>14.24%</text:p>
          </table:table-cell>
        </table:table-row>
        <table:table-row table:style-name="ro1">
          <table:table-cell office:value-type="string" calcext:value-type="string">
            <text:p>sqrp62212</text:p>
          </table:table-cell>
          <table:table-cell office:value-type="float" office:value="62212" calcext:value-type="float">
            <text:p>62212</text:p>
          </table:table-cell>
          <table:table-cell office:value-type="float" office:value="10802" calcext:value-type="float">
            <text:p>10802</text:p>
          </table:table-cell>
          <table:table-cell table:style-name="ce2" office:value-type="string" calcext:value-type="string">
            <text:p>17.36%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350" calcext:value-type="float">
            <text:p>350</text:p>
          </table:table-cell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table:formula="of:=MIN([.E102:.G102])" office:value-type="float" office:value="262" calcext:value-type="float">
            <text:p>262</text:p>
          </table:table-cell>
          <table:table-cell table:formula="of:=MAX([.H102:.I102])" office:value-type="float" office:value="233" calcext:value-type="float">
            <text:p>233</text:p>
          </table:table-cell>
          <table:table-cell table:style-name="ce13" table:formula="of:=([.J102]-[.K102])/[.J102]" office:value-type="percentage" office:value="0.110687022900763" calcext:value-type="percentage">
            <text:p>11.07%</text:p>
          </table:table-cell>
        </table:table-row>
        <table:table-row table:style-name="ro1">
          <table:table-cell office:value-type="string" calcext:value-type="string">
            <text:p>sqrp63419</text:p>
          </table:table-cell>
          <table:table-cell office:value-type="float" office:value="63419" calcext:value-type="float">
            <text:p>63419</text:p>
          </table:table-cell>
          <table:table-cell office:value-type="float" office:value="6232" calcext:value-type="float">
            <text:p>6232</text:p>
          </table:table-cell>
          <table:table-cell table:style-name="ce2" office:value-type="string" calcext:value-type="string">
            <text:p>9.83%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409" calcext:value-type="float">
            <text:p>409</text:p>
          </table:table-cell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table:formula="of:=MIN([.E103:.G103])" office:value-type="float" office:value="333" calcext:value-type="float">
            <text:p>333</text:p>
          </table:table-cell>
          <table:table-cell table:formula="of:=MAX([.H103:.I103])" office:value-type="float" office:value="306" calcext:value-type="float">
            <text:p>306</text:p>
          </table:table-cell>
          <table:table-cell table:style-name="ce13" table:formula="of:=([.J103]-[.K103])/[.J103]" office:value-type="percentage" office:value="0.0810810810810811" calcext:value-type="percentage">
            <text:p>8.11%</text:p>
          </table:table-cell>
        </table:table-row>
        <table:table-row table:style-name="ro1">
          <table:table-cell office:value-type="string" calcext:value-type="string">
            <text:p>sqrp63650</text:p>
          </table:table-cell>
          <table:table-cell office:value-type="float" office:value="63650" calcext:value-type="float">
            <text:p>63650</text:p>
          </table:table-cell>
          <table:table-cell office:value-type="float" office:value="12573" calcext:value-type="float">
            <text:p>12573</text:p>
          </table:table-cell>
          <table:table-cell table:style-name="ce2" office:value-type="string" calcext:value-type="string">
            <text:p>19.75%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350" calcext:value-type="float">
            <text:p>350</text:p>
          </table:table-cell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table:formula="of:=MIN([.E104:.G104])" office:value-type="float" office:value="276" calcext:value-type="float">
            <text:p>276</text:p>
          </table:table-cell>
          <table:table-cell table:formula="of:=MAX([.H104:.I104])" office:value-type="float" office:value="235" calcext:value-type="float">
            <text:p>235</text:p>
          </table:table-cell>
          <table:table-cell table:style-name="ce13" table:formula="of:=([.J104]-[.K104])/[.J104]" office:value-type="percentage" office:value="0.148550724637681" calcext:value-type="percentage">
            <text:p>14.86%</text:p>
          </table:table-cell>
        </table:table-row>
        <table:table-row table:style-name="ro1">
          <table:table-cell office:value-type="string" calcext:value-type="string">
            <text:p>sqrp65541</text:p>
          </table:table-cell>
          <table:table-cell office:value-type="float" office:value="65541" calcext:value-type="float">
            <text:p>65541</text:p>
          </table:table-cell>
          <table:table-cell office:value-type="float" office:value="13945" calcext:value-type="float">
            <text:p>13945</text:p>
          </table:table-cell>
          <table:table-cell table:style-name="ce2" office:value-type="string" calcext:value-type="string">
            <text:p>21.28%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350" calcext:value-type="float">
            <text:p>350</text:p>
          </table:table-cell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table:formula="of:=MIN([.E105:.G105])" office:value-type="float" office:value="267" calcext:value-type="float">
            <text:p>267</text:p>
          </table:table-cell>
          <table:table-cell table:formula="of:=MAX([.H105:.I105])" office:value-type="float" office:value="234" calcext:value-type="float">
            <text:p>234</text:p>
          </table:table-cell>
          <table:table-cell table:style-name="ce13" table:formula="of:=([.J105]-[.K105])/[.J105]" office:value-type="percentage" office:value="0.123595505617978" calcext:value-type="percentage">
            <text:p>12.36%</text:p>
          </table:table-cell>
        </table:table-row>
        <table:table-row table:style-name="ro1">
          <table:table-cell office:value-type="string" calcext:value-type="string">
            <text:p>sqrp67451</text:p>
          </table:table-cell>
          <table:table-cell office:value-type="float" office:value="67451" calcext:value-type="float">
            <text:p>67451</text:p>
          </table:table-cell>
          <table:table-cell office:value-type="float" office:value="10045" calcext:value-type="float">
            <text:p>10045</text:p>
          </table:table-cell>
          <table:table-cell table:style-name="ce2" office:value-type="string" calcext:value-type="string">
            <text:p>14.89%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386" calcext:value-type="float">
            <text:p>386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table:formula="of:=MIN([.E106:.G106])" office:value-type="float" office:value="297" calcext:value-type="float">
            <text:p>297</text:p>
          </table:table-cell>
          <table:table-cell table:formula="of:=MAX([.H106:.I106])" office:value-type="float" office:value="267" calcext:value-type="float">
            <text:p>267</text:p>
          </table:table-cell>
          <table:table-cell table:style-name="ce13" table:formula="of:=([.J106]-[.K106])/[.J106]" office:value-type="percentage" office:value="0.101010101010101" calcext:value-type="percentage">
            <text:p>10.10%</text:p>
          </table:table-cell>
        </table:table-row>
        <table:table-row table:style-name="ro1">
          <table:table-cell office:value-type="string" calcext:value-type="string">
            <text:p>sqrp69121</text:p>
          </table:table-cell>
          <table:table-cell office:value-type="float" office:value="69121" calcext:value-type="float">
            <text:p>69121</text:p>
          </table:table-cell>
          <table:table-cell office:value-type="float" office:value="12110" calcext:value-type="float">
            <text:p>12110</text:p>
          </table:table-cell>
          <table:table-cell table:style-name="ce2" office:value-type="string" calcext:value-type="string">
            <text:p>17.52%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376" calcext:value-type="float">
            <text:p>376</text:p>
          </table:table-cell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table:formula="of:=MIN([.E107:.G107])" office:value-type="float" office:value="283" calcext:value-type="float">
            <text:p>283</text:p>
          </table:table-cell>
          <table:table-cell table:formula="of:=MAX([.H107:.I107])" office:value-type="float" office:value="254" calcext:value-type="float">
            <text:p>254</text:p>
          </table:table-cell>
          <table:table-cell table:style-name="ce13" table:formula="of:=([.J107]-[.K107])/[.J107]" office:value-type="percentage" office:value="0.102473498233216" calcext:value-type="percentage">
            <text:p>10.25%</text:p>
          </table:table-cell>
        </table:table-row>
        <table:table-row table:style-name="ro1">
          <table:table-cell office:value-type="string" calcext:value-type="string">
            <text:p>sqrp69435</text:p>
          </table:table-cell>
          <table:table-cell office:value-type="float" office:value="69435" calcext:value-type="float">
            <text:p>69435</text:p>
          </table:table-cell>
          <table:table-cell office:value-type="float" office:value="12501" calcext:value-type="float">
            <text:p>12501</text:p>
          </table:table-cell>
          <table:table-cell table:style-name="ce2" office:value-type="string" calcext:value-type="string">
            <text:p>18.00%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365" calcext:value-type="float">
            <text:p>365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table:formula="of:=MIN([.E108:.G108])" office:value-type="float" office:value="284" calcext:value-type="float">
            <text:p>284</text:p>
          </table:table-cell>
          <table:table-cell table:formula="of:=MAX([.H108:.I108])" office:value-type="float" office:value="259" calcext:value-type="float">
            <text:p>259</text:p>
          </table:table-cell>
          <table:table-cell table:style-name="ce13" table:formula="of:=([.J108]-[.K108])/[.J108]" office:value-type="percentage" office:value="0.0880281690140845" calcext:value-type="percentage">
            <text:p>8.80%</text:p>
          </table:table-cell>
        </table:table-row>
        <table:table-row table:style-name="ro1">
          <table:table-cell office:value-type="string" calcext:value-type="string">
            <text:p>sqrp70811</text:p>
          </table:table-cell>
          <table:table-cell office:value-type="float" office:value="70811" calcext:value-type="float">
            <text:p>70811</text:p>
          </table:table-cell>
          <table:table-cell office:value-type="float" office:value="11324" calcext:value-type="float">
            <text:p>11324</text:p>
          </table:table-cell>
          <table:table-cell table:style-name="ce2" office:value-type="string" calcext:value-type="string">
            <text:p>15.99%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368" calcext:value-type="float">
            <text:p>368</text:p>
          </table:table-cell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table:formula="of:=MIN([.E109:.G109])" office:value-type="float" office:value="283" calcext:value-type="float">
            <text:p>283</text:p>
          </table:table-cell>
          <table:table-cell table:formula="of:=MAX([.H109:.I109])" office:value-type="float" office:value="234" calcext:value-type="float">
            <text:p>234</text:p>
          </table:table-cell>
          <table:table-cell table:style-name="ce13" table:formula="of:=([.J109]-[.K109])/[.J109]" office:value-type="percentage" office:value="0.173144876325088" calcext:value-type="percentage">
            <text:p>17.31%</text:p>
          </table:table-cell>
        </table:table-row>
        <table:table-row table:style-name="ro1">
          <table:table-cell office:value-type="string" calcext:value-type="string">
            <text:p>sqrp72075</text:p>
          </table:table-cell>
          <table:table-cell office:value-type="float" office:value="72075" calcext:value-type="float">
            <text:p>72075</text:p>
          </table:table-cell>
          <table:table-cell office:value-type="float" office:value="13538" calcext:value-type="float">
            <text:p>13538</text:p>
          </table:table-cell>
          <table:table-cell table:style-name="ce2" office:value-type="string" calcext:value-type="string">
            <text:p>18.78%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368" calcext:value-type="float">
            <text:p>368</text:p>
          </table:table-cell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table:formula="of:=MIN([.E110:.G110])" office:value-type="float" office:value="286" calcext:value-type="float">
            <text:p>286</text:p>
          </table:table-cell>
          <table:table-cell table:formula="of:=MAX([.H110:.I110])" office:value-type="float" office:value="245" calcext:value-type="float">
            <text:p>245</text:p>
          </table:table-cell>
          <table:table-cell table:style-name="ce13" table:formula="of:=([.J110]-[.K110])/[.J110]" office:value-type="percentage" office:value="0.143356643356643" calcext:value-type="percentage">
            <text:p>14.34%</text:p>
          </table:table-cell>
        </table:table-row>
        <table:table-row table:style-name="ro1">
          <table:table-cell office:value-type="string" calcext:value-type="string">
            <text:p>sqrp73525</text:p>
          </table:table-cell>
          <table:table-cell office:value-type="float" office:value="73525" calcext:value-type="float">
            <text:p>73525</text:p>
          </table:table-cell>
          <table:table-cell office:value-type="float" office:value="10124" calcext:value-type="float">
            <text:p>10124</text:p>
          </table:table-cell>
          <table:table-cell table:style-name="ce2" office:value-type="string" calcext:value-type="string">
            <text:p>13.77%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float" office:value="434" calcext:value-type="float">
            <text:p>434</text:p>
          </table:table-cell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table:formula="of:=MIN([.E111:.G111])" office:value-type="float" office:value="339" calcext:value-type="float">
            <text:p>339</text:p>
          </table:table-cell>
          <table:table-cell table:formula="of:=MAX([.H111:.I111])" office:value-type="float" office:value="303" calcext:value-type="float">
            <text:p>303</text:p>
          </table:table-cell>
          <table:table-cell table:style-name="ce13" table:formula="of:=([.J111]-[.K111])/[.J111]" office:value-type="percentage" office:value="0.106194690265487" calcext:value-type="percentage">
            <text:p>10.62%</text:p>
          </table:table-cell>
        </table:table-row>
        <table:table-row table:style-name="ro1">
          <table:table-cell office:value-type="string" calcext:value-type="string">
            <text:p>sqrpecn3020</text:p>
          </table:table-cell>
          <table:table-cell office:value-type="float" office:value="3020" calcext:value-type="float">
            <text:p>3020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3.15%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table:formula="of:=MIN([.E112:.G112])" office:value-type="float" office:value="121" calcext:value-type="float">
            <text:p>121</text:p>
          </table:table-cell>
          <table:table-cell table:formula="of:=MAX([.H112:.I112])" office:value-type="float" office:value="117" calcext:value-type="float">
            <text:p>117</text:p>
          </table:table-cell>
          <table:table-cell table:style-name="ce13" table:formula="of:=([.J112]-[.K112])/[.J112]" office:value-type="percentage" office:value="0.0330578512396694" calcext:value-type="percentage">
            <text:p>3.31%</text:p>
          </table:table-cell>
        </table:table-row>
        <table:table-row table:style-name="ro1">
          <table:table-cell office:value-type="string" calcext:value-type="string">
            <text:p>sqrpecn3218</text:p>
          </table:table-cell>
          <table:table-cell office:value-type="float" office:value="3218" calcext:value-type="float">
            <text:p>3218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2.58%</text:p>
          </table:table-cell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table:formula="of:=MIN([.E113:.G113])" office:value-type="float" office:value="122" calcext:value-type="float">
            <text:p>122</text:p>
          </table:table-cell>
          <table:table-cell table:formula="of:=MAX([.H113:.I113])" office:value-type="float" office:value="116" calcext:value-type="float">
            <text:p>116</text:p>
          </table:table-cell>
          <table:table-cell table:style-name="ce13" table:formula="of:=([.J113]-[.K113])/[.J113]" office:value-type="percentage" office:value="0.0491803278688525" calcext:value-type="percentage">
            <text:p>4.92%</text:p>
          </table:table-cell>
        </table:table-row>
        <table:table-row table:style-name="ro1">
          <table:table-cell office:value-type="string" calcext:value-type="string">
            <text:p>sqrpecn5276</text:p>
          </table:table-cell>
          <table:table-cell office:value-type="float" office:value="5276" calcext:value-type="float">
            <text:p>5276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2.20%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table:formula="of:=MIN([.E114:.G114])" office:value-type="float" office:value="153" calcext:value-type="float">
            <text:p>153</text:p>
          </table:table-cell>
          <table:table-cell table:formula="of:=MAX([.H114:.I114])" office:value-type="float" office:value="149" calcext:value-type="float">
            <text:p>149</text:p>
          </table:table-cell>
          <table:table-cell table:style-name="ce13" table:formula="of:=([.J114]-[.K114])/[.J114]" office:value-type="percentage" office:value="0.0261437908496732" calcext:value-type="percentage">
            <text:p>2.61%</text:p>
          </table:table-cell>
        </table:table-row>
        <table:table-row table:style-name="ro1">
          <table:table-cell office:value-type="string" calcext:value-type="string">
            <text:p>sqrpecn8508</text:p>
          </table:table-cell>
          <table:table-cell office:value-type="float" office:value="8508" calcext:value-type="float">
            <text:p>8508</text:p>
          </table:table-cell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1.89%</text:p>
          </table:table-cell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office:value-type="float" office:value="265" calcext:value-type="float">
            <text:p>265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table:formula="of:=MIN([.E115:.G115])" office:value-type="float" office:value="237" calcext:value-type="float">
            <text:p>237</text:p>
          </table:table-cell>
          <table:table-cell table:formula="of:=MAX([.H115:.I115])" office:value-type="float" office:value="215" calcext:value-type="float">
            <text:p>215</text:p>
          </table:table-cell>
          <table:table-cell table:style-name="ce13" table:formula="of:=([.J115]-[.K115])/[.J115]" office:value-type="percentage" office:value="0.0928270042194093" calcext:value-type="percentage">
            <text:p>9.28%</text:p>
          </table:table-cell>
        </table:table-row>
        <table:table-row table:style-name="ro1">
          <table:table-cell office:value-type="string" calcext:value-type="string">
            <text:p>sqrpecn10560</text:p>
          </table:table-cell>
          <table:table-cell office:value-type="float" office:value="10560" calcext:value-type="float">
            <text:p>10560</text:p>
          </table:table-cell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1.64%</text:p>
          </table:table-cell>
          <table:table-cell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table:formula="of:=MIN([.E116:.G116])" office:value-type="float" office:value="269" calcext:value-type="float">
            <text:p>269</text:p>
          </table:table-cell>
          <table:table-cell table:formula="of:=MAX([.H116:.I116])" office:value-type="float" office:value="255" calcext:value-type="float">
            <text:p>255</text:p>
          </table:table-cell>
          <table:table-cell table:style-name="ce13" table:formula="of:=([.J116]-[.K116])/[.J116]" office:value-type="percentage" office:value="0.0520446096654275" calcext:value-type="percentage">
            <text:p>5.20%</text:p>
          </table:table-cell>
        </table:table-row>
        <table:table-row table:style-name="ro1">
          <table:table-cell office:value-type="string" calcext:value-type="string">
            <text:p>sqrpecn10755</text:p>
          </table:table-cell>
          <table:table-cell office:value-type="float" office:value="10755" calcext:value-type="float">
            <text:p>10755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.26%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table:formula="of:=MIN([.E117:.G117])" office:value-type="float" office:value="210" calcext:value-type="float">
            <text:p>210</text:p>
          </table:table-cell>
          <table:table-cell table:formula="of:=MAX([.H117:.I117])" office:value-type="float" office:value="192" calcext:value-type="float">
            <text:p>192</text:p>
          </table:table-cell>
          <table:table-cell table:style-name="ce13" table:formula="of:=([.J117]-[.K117])/[.J117]" office:value-type="percentage" office:value="0.0857142857142857" calcext:value-type="percentage">
            <text:p>8.57%</text:p>
          </table:table-cell>
        </table:table-row>
        <table:table-row table:style-name="ro1">
          <table:table-cell office:value-type="string" calcext:value-type="string">
            <text:p>sqrpecn14854</text:p>
          </table:table-cell>
          <table:table-cell office:value-type="float" office:value="14854" calcext:value-type="float">
            <text:p>14854</text:p>
          </table:table-cell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1.40%</text:p>
          </table:table-cell>
          <table:table-cell office:value-type="float" office:value="331" calcext:value-type="float">
            <text:p>331</text:p>
          </table:table-cell>
          <table:table-cell office:value-type="float" office:value="341" calcext:value-type="float">
            <text:p>341</text:p>
          </table:table-cell>
          <table:table-cell office:value-type="float" office:value="361" calcext:value-type="float">
            <text:p>361</text:p>
          </table:table-cell>
          <table:table-cell office:value-type="float" office:value="263" calcext:value-type="float">
            <text:p>263</text:p>
          </table:table-cell>
          <table:table-cell office:value-type="float" office:value="294" calcext:value-type="float">
            <text:p>294</text:p>
          </table:table-cell>
          <table:table-cell table:formula="of:=MIN([.E118:.G118])" office:value-type="float" office:value="331" calcext:value-type="float">
            <text:p>331</text:p>
          </table:table-cell>
          <table:table-cell table:formula="of:=MAX([.H118:.I118])" office:value-type="float" office:value="294" calcext:value-type="float">
            <text:p>294</text:p>
          </table:table-cell>
          <table:table-cell table:style-name="ce13" table:formula="of:=([.J118]-[.K118])/[.J118]" office:value-type="percentage" office:value="0.11178247734139" calcext:value-type="percentage">
            <text:p>11.18%</text:p>
          </table:table-cell>
        </table:table-row>
        <table:table-row table:style-name="ro1">
          <table:table-cell office:value-type="string" calcext:value-type="string">
            <text:p>sqrpecn15605</text:p>
          </table:table-cell>
          <table:table-cell office:value-type="float" office:value="15605" calcext:value-type="float">
            <text:p>15605</text:p>
          </table:table-cell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1.43%</text:p>
          </table:table-cell>
          <table:table-cell office:value-type="float" office:value="375" calcext:value-type="float">
            <text:p>375</text:p>
          </table:table-cell>
          <table:table-cell office:value-type="float" office:value="386" calcext:value-type="float">
            <text:p>386</text:p>
          </table:table-cell>
          <table:table-cell office:value-type="float" office:value="394" calcext:value-type="float">
            <text:p>394</text:p>
          </table:table-cell>
          <table:table-cell office:value-type="float" office:value="292" calcext:value-type="float">
            <text:p>292</text:p>
          </table:table-cell>
          <table:table-cell office:value-type="float" office:value="320" calcext:value-type="float">
            <text:p>320</text:p>
          </table:table-cell>
          <table:table-cell table:formula="of:=MIN([.E119:.G119])" office:value-type="float" office:value="375" calcext:value-type="float">
            <text:p>375</text:p>
          </table:table-cell>
          <table:table-cell table:formula="of:=MAX([.H119:.I119])" office:value-type="float" office:value="320" calcext:value-type="float">
            <text:p>320</text:p>
          </table:table-cell>
          <table:table-cell table:style-name="ce13" table:formula="of:=([.J119]-[.K119])/[.J119]" office:value-type="percentage" office:value="0.146666666666667" calcext:value-type="percentage">
            <text:p>14.67%</text:p>
          </table:table-cell>
        </table:table-row>
        <table:table-row table:style-name="ro1">
          <table:table-cell office:value-type="string" calcext:value-type="string">
            <text:p>sqrpecn17186</text:p>
          </table:table-cell>
          <table:table-cell office:value-type="float" office:value="17186" calcext:value-type="float">
            <text:p>17186</text:p>
          </table:table-cell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1.05%</text:p>
          </table:table-cell>
          <table:table-cell office:value-type="float" office:value="313" calcext:value-type="float">
            <text:p>313</text:p>
          </table:table-cell>
          <table:table-cell office:value-type="float" office:value="332" calcext:value-type="float">
            <text:p>332</text:p>
          </table:table-cell>
          <table:table-cell office:value-type="float" office:value="345" calcext:value-type="float">
            <text:p>345</text:p>
          </table:table-cell>
          <table:table-cell office:value-type="float" office:value="246" calcext:value-type="float">
            <text:p>246</text:p>
          </table:table-cell>
          <table:table-cell office:value-type="float" office:value="270" calcext:value-type="float">
            <text:p>270</text:p>
          </table:table-cell>
          <table:table-cell table:formula="of:=MIN([.E120:.G120])" office:value-type="float" office:value="313" calcext:value-type="float">
            <text:p>313</text:p>
          </table:table-cell>
          <table:table-cell table:formula="of:=MAX([.H120:.I120])" office:value-type="float" office:value="270" calcext:value-type="float">
            <text:p>270</text:p>
          </table:table-cell>
          <table:table-cell table:style-name="ce13" table:formula="of:=([.J120]-[.K120])/[.J120]" office:value-type="percentage" office:value="0.137380191693291" calcext:value-type="percentage">
            <text:p>13.74%</text:p>
          </table:table-cell>
        </table:table-row>
        <table:table-row table:style-name="ro1">
          <table:table-cell office:value-type="string" calcext:value-type="string">
            <text:p>sqrpecn17395</text:p>
          </table:table-cell>
          <table:table-cell office:value-type="float" office:value="17395" calcext:value-type="float">
            <text:p>17395</text:p>
          </table:table-cell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1.30%</text:p>
          </table:table-cell>
          <table:table-cell office:value-type="float" office:value="372" calcext:value-type="float">
            <text:p>372</text:p>
          </table:table-cell>
          <table:table-cell office:value-type="float" office:value="384" calcext:value-type="float">
            <text:p>384</text:p>
          </table:table-cell>
          <table:table-cell office:value-type="float" office:value="401" calcext:value-type="float">
            <text:p>401</text:p>
          </table:table-cell>
          <table:table-cell office:value-type="float" office:value="298" calcext:value-type="float">
            <text:p>298</text:p>
          </table:table-cell>
          <table:table-cell office:value-type="float" office:value="321" calcext:value-type="float">
            <text:p>321</text:p>
          </table:table-cell>
          <table:table-cell table:formula="of:=MIN([.E121:.G121])" office:value-type="float" office:value="372" calcext:value-type="float">
            <text:p>372</text:p>
          </table:table-cell>
          <table:table-cell table:formula="of:=MAX([.H121:.I121])" office:value-type="float" office:value="321" calcext:value-type="float">
            <text:p>321</text:p>
          </table:table-cell>
          <table:table-cell table:style-name="ce13" table:formula="of:=([.J121]-[.K121])/[.J121]" office:value-type="percentage" office:value="0.137096774193548" calcext:value-type="percentage">
            <text:p>13.71%</text:p>
          </table:table-cell>
        </table:table-row>
        <table:table-row table:style-name="ro1">
          <table:table-cell office:value-type="string" calcext:value-type="string">
            <text:p>sqrpecn18520</text:p>
          </table:table-cell>
          <table:table-cell office:value-type="float" office:value="18520" calcext:value-type="float">
            <text:p>18520</text:p>
          </table:table-cell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.19%</text:p>
          </table:table-cell>
          <table:table-cell office:value-type="float" office:value="372" calcext:value-type="float">
            <text:p>372</text:p>
          </table:table-cell>
          <table:table-cell office:value-type="float" office:value="383" calcext:value-type="float">
            <text:p>383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table:formula="of:=MIN([.E122:.G122])" office:value-type="float" office:value="372" calcext:value-type="float">
            <text:p>372</text:p>
          </table:table-cell>
          <table:table-cell table:formula="of:=MAX([.H122:.I122])" office:value-type="float" office:value="299" calcext:value-type="float">
            <text:p>299</text:p>
          </table:table-cell>
          <table:table-cell table:style-name="ce13" table:formula="of:=([.J122]-[.K122])/[.J122]" office:value-type="percentage" office:value="0.196236559139785" calcext:value-type="percentage">
            <text:p>19.62%</text:p>
          </table:table-cell>
        </table:table-row>
        <table:table-row table:style-name="ro1">
          <table:table-cell office:value-type="string" calcext:value-type="string">
            <text:p>sqrpecn19349</text:p>
          </table:table-cell>
          <table:table-cell office:value-type="float" office:value="19349" calcext:value-type="float">
            <text:p>19349</text:p>
          </table:table-cell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1.31%</text:p>
          </table:table-cell>
          <table:table-cell office:value-type="float" office:value="442" calcext:value-type="float">
            <text:p>442</text:p>
          </table:table-cell>
          <table:table-cell office:value-type="float" office:value="449" calcext:value-type="float">
            <text:p>449</text:p>
          </table:table-cell>
          <table:table-cell office:value-type="float" office:value="458" calcext:value-type="float">
            <text:p>458</text:p>
          </table:table-cell>
          <table:table-cell office:value-type="float" office:value="365" calcext:value-type="float">
            <text:p>365</text:p>
          </table:table-cell>
          <table:table-cell office:value-type="float" office:value="387" calcext:value-type="float">
            <text:p>387</text:p>
          </table:table-cell>
          <table:table-cell table:formula="of:=MIN([.E123:.G123])" office:value-type="float" office:value="442" calcext:value-type="float">
            <text:p>442</text:p>
          </table:table-cell>
          <table:table-cell table:formula="of:=MAX([.H123:.I123])" office:value-type="float" office:value="387" calcext:value-type="float">
            <text:p>387</text:p>
          </table:table-cell>
          <table:table-cell table:style-name="ce13" table:formula="of:=([.J123]-[.K123])/[.J123]" office:value-type="percentage" office:value="0.124434389140272" calcext:value-type="percentage">
            <text:p>12.44%</text:p>
          </table:table-cell>
        </table:table-row>
        <table:table-row table:style-name="ro1">
          <table:table-cell office:value-type="string" calcext:value-type="string">
            <text:p>sqrpecn23715</text:p>
          </table:table-cell>
          <table:table-cell office:value-type="float" office:value="23715" calcext:value-type="float">
            <text:p>23715</text:p>
          </table:table-cell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1.18%</text:p>
          </table:table-cell>
          <table:table-cell office:value-type="float" office:value="474" calcext:value-type="float">
            <text:p>474</text:p>
          </table:table-cell>
          <table:table-cell office:value-type="float" office:value="480" calcext:value-type="float">
            <text:p>480</text:p>
          </table:table-cell>
          <table:table-cell office:value-type="float" office:value="503" calcext:value-type="float">
            <text:p>503</text:p>
          </table:table-cell>
          <table:table-cell office:value-type="float" office:value="376" calcext:value-type="float">
            <text:p>376</text:p>
          </table:table-cell>
          <table:table-cell office:value-type="float" office:value="405" calcext:value-type="float">
            <text:p>405</text:p>
          </table:table-cell>
          <table:table-cell table:formula="of:=MIN([.E124:.G124])" office:value-type="float" office:value="474" calcext:value-type="float">
            <text:p>474</text:p>
          </table:table-cell>
          <table:table-cell table:formula="of:=MAX([.H124:.I124])" office:value-type="float" office:value="405" calcext:value-type="float">
            <text:p>405</text:p>
          </table:table-cell>
          <table:table-cell table:style-name="ce13" table:formula="of:=([.J124]-[.K124])/[.J124]" office:value-type="percentage" office:value="0.145569620253165" calcext:value-type="percentage">
            <text:p>14.56%</text:p>
          </table:table-cell>
        </table:table-row>
        <table:table-row table:style-name="ro1">
          <table:table-cell office:value-type="string" calcext:value-type="string">
            <text:p>sqrpecn23873</text:p>
          </table:table-cell>
          <table:table-cell office:value-type="float" office:value="23873" calcext:value-type="float">
            <text:p>23873</text:p>
          </table:table-cell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1.14%</text:p>
          </table:table-cell>
          <table:table-cell office:value-type="float" office:value="426" calcext:value-type="float">
            <text:p>426</text:p>
          </table:table-cell>
          <table:table-cell office:value-type="float" office:value="433" calcext:value-type="float">
            <text:p>433</text:p>
          </table:table-cell>
          <table:table-cell office:value-type="float" office:value="459" calcext:value-type="float">
            <text:p>459</text:p>
          </table:table-cell>
          <table:table-cell office:value-type="float" office:value="321" calcext:value-type="float">
            <text:p>321</text:p>
          </table:table-cell>
          <table:table-cell office:value-type="float" office:value="350" calcext:value-type="float">
            <text:p>350</text:p>
          </table:table-cell>
          <table:table-cell table:formula="of:=MIN([.E125:.G125])" office:value-type="float" office:value="426" calcext:value-type="float">
            <text:p>426</text:p>
          </table:table-cell>
          <table:table-cell table:formula="of:=MAX([.H125:.I125])" office:value-type="float" office:value="350" calcext:value-type="float">
            <text:p>350</text:p>
          </table:table-cell>
          <table:table-cell table:style-name="ce13" table:formula="of:=([.J125]-[.K125])/[.J125]" office:value-type="percentage" office:value="0.178403755868545" calcext:value-type="percentage">
            <text:p>17.84%</text:p>
          </table:table-cell>
        </table:table-row>
        <table:table-row table:style-name="ro1">
          <table:table-cell office:value-type="string" calcext:value-type="string">
            <text:p>sqrpecn27255</text:p>
          </table:table-cell>
          <table:table-cell office:value-type="float" office:value="27255" calcext:value-type="float">
            <text:p>27255</text:p>
          </table:table-cell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1.11%</text:p>
          </table:table-cell>
          <table:table-cell office:value-type="float" office:value="402" calcext:value-type="float">
            <text:p>402</text:p>
          </table:table-cell>
          <table:table-cell office:value-type="float" office:value="412" calcext:value-type="float">
            <text:p>412</text:p>
          </table:table-cell>
          <table:table-cell office:value-type="float" office:value="446" calcext:value-type="float">
            <text:p>446</text:p>
          </table:table-cell>
          <table:table-cell office:value-type="float" office:value="339" calcext:value-type="float">
            <text:p>339</text:p>
          </table:table-cell>
          <table:table-cell office:value-type="float" office:value="346" calcext:value-type="float">
            <text:p>346</text:p>
          </table:table-cell>
          <table:table-cell table:formula="of:=MIN([.E126:.G126])" office:value-type="float" office:value="402" calcext:value-type="float">
            <text:p>402</text:p>
          </table:table-cell>
          <table:table-cell table:formula="of:=MAX([.H126:.I126])" office:value-type="float" office:value="346" calcext:value-type="float">
            <text:p>346</text:p>
          </table:table-cell>
          <table:table-cell table:style-name="ce13" table:formula="of:=([.J126]-[.K126])/[.J126]" office:value-type="percentage" office:value="0.139303482587065" calcext:value-type="percentage">
            <text:p>13.93%</text:p>
          </table:table-cell>
        </table:table-row>
        <table:table-row table:style-name="ro1">
          <table:table-cell office:value-type="string" calcext:value-type="string">
            <text:p>sqrpecn29223</text:p>
          </table:table-cell>
          <table:table-cell office:value-type="float" office:value="29223" calcext:value-type="float">
            <text:p>29223</text:p>
          </table:table-cell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449" calcext:value-type="float">
            <text:p>449</text:p>
          </table:table-cell>
          <table:table-cell office:value-type="float" office:value="454" calcext:value-type="float">
            <text:p>454</text:p>
          </table:table-cell>
          <table:table-cell office:value-type="float" office:value="483" calcext:value-type="float">
            <text:p>483</text:p>
          </table:table-cell>
          <table:table-cell office:value-type="float" office:value="358" calcext:value-type="float">
            <text:p>358</text:p>
          </table:table-cell>
          <table:table-cell office:value-type="float" office:value="371" calcext:value-type="float">
            <text:p>371</text:p>
          </table:table-cell>
          <table:table-cell table:formula="of:=MIN([.E127:.G127])" office:value-type="float" office:value="449" calcext:value-type="float">
            <text:p>449</text:p>
          </table:table-cell>
          <table:table-cell table:formula="of:=MAX([.H127:.I127])" office:value-type="float" office:value="371" calcext:value-type="float">
            <text:p>371</text:p>
          </table:table-cell>
          <table:table-cell table:style-name="ce13" table:formula="of:=([.J127]-[.K127])/[.J127]" office:value-type="percentage" office:value="0.173719376391982" calcext:value-type="percentage">
            <text:p>17.37%</text:p>
          </table:table-cell>
        </table:table-row>
        <table:table-row table:style-name="ro1">
          <table:table-cell office:value-type="string" calcext:value-type="string">
            <text:p>sqrpecn30017</text:p>
          </table:table-cell>
          <table:table-cell office:value-type="float" office:value="30017" calcext:value-type="float">
            <text:p>30017</text:p>
          </table:table-cell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1.08%</text:p>
          </table:table-cell>
          <table:table-cell office:value-type="float" office:value="398" calcext:value-type="float">
            <text:p>398</text:p>
          </table:table-cell>
          <table:table-cell office:value-type="float" office:value="403" calcext:value-type="float">
            <text:p>403</text:p>
          </table:table-cell>
          <table:table-cell office:value-type="float" office:value="434" calcext:value-type="float">
            <text:p>434</text:p>
          </table:table-cell>
          <table:table-cell office:value-type="float" office:value="314" calcext:value-type="float">
            <text:p>314</text:p>
          </table:table-cell>
          <table:table-cell office:value-type="float" office:value="327" calcext:value-type="float">
            <text:p>327</text:p>
          </table:table-cell>
          <table:table-cell table:formula="of:=MIN([.E128:.G128])" office:value-type="float" office:value="398" calcext:value-type="float">
            <text:p>398</text:p>
          </table:table-cell>
          <table:table-cell table:formula="of:=MAX([.H128:.I128])" office:value-type="float" office:value="327" calcext:value-type="float">
            <text:p>327</text:p>
          </table:table-cell>
          <table:table-cell table:style-name="ce13" table:formula="of:=([.J128]-[.K128])/[.J128]" office:value-type="percentage" office:value="0.178391959798995" calcext:value-type="percentage">
            <text:p>17.84%</text:p>
          </table:table-cell>
        </table:table-row>
        <table:table-row table:style-name="ro1">
          <table:table-cell office:value-type="string" calcext:value-type="string">
            <text:p>sqrpecn30957</text:p>
          </table:table-cell>
          <table:table-cell office:value-type="float" office:value="30957" calcext:value-type="float">
            <text:p>30957</text:p>
          </table:table-cell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436" calcext:value-type="float">
            <text:p>436</text:p>
          </table:table-cell>
          <table:table-cell office:value-type="float" office:value="448" calcext:value-type="float">
            <text:p>448</text:p>
          </table:table-cell>
          <table:table-cell office:value-type="float" office:value="489" calcext:value-type="float">
            <text:p>489</text:p>
          </table:table-cell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 table:formula="of:=MIN([.E129:.G129])" office:value-type="float" office:value="436" calcext:value-type="float">
            <text:p>436</text:p>
          </table:table-cell>
          <table:table-cell table:formula="of:=MAX([.H129:.I129])" office:value-type="float" office:value="347" calcext:value-type="float">
            <text:p>347</text:p>
          </table:table-cell>
          <table:table-cell table:style-name="ce13" table:formula="of:=([.J129]-[.K129])/[.J129]" office:value-type="percentage" office:value="0.204128440366972" calcext:value-type="percentage">
            <text:p>20.41%</text:p>
          </table:table-cell>
        </table:table-row>
        <table:table-row table:style-name="ro1">
          <table:table-cell office:value-type="string" calcext:value-type="string">
            <text:p>sqrpecn31026</text:p>
          </table:table-cell>
          <table:table-cell office:value-type="float" office:value="31026" calcext:value-type="float">
            <text:p>31026</text:p>
          </table:table-cell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  <table:table-cell office:value-type="float" office:value="486" calcext:value-type="float">
            <text:p>486</text:p>
          </table:table-cell>
          <table:table-cell office:value-type="float" office:value="353" calcext:value-type="float">
            <text:p>353</text:p>
          </table:table-cell>
          <table:table-cell office:value-type="float" office:value="367" calcext:value-type="float">
            <text:p>367</text:p>
          </table:table-cell>
          <table:table-cell table:formula="of:=MIN([.E130:.G130])" office:value-type="float" office:value="464" calcext:value-type="float">
            <text:p>464</text:p>
          </table:table-cell>
          <table:table-cell table:formula="of:=MAX([.H130:.I130])" office:value-type="float" office:value="367" calcext:value-type="float">
            <text:p>367</text:p>
          </table:table-cell>
          <table:table-cell table:style-name="ce13" table:formula="of:=([.J130]-[.K130])/[.J130]" office:value-type="percentage" office:value="0.209051724137931" calcext:value-type="percentage">
            <text:p>20.91%</text:p>
          </table:table-cell>
        </table:table-row>
        <table:table-row table:style-name="ro1">
          <table:table-cell office:value-type="string" calcext:value-type="string">
            <text:p>sqrpecn32073</text:p>
          </table:table-cell>
          <table:table-cell office:value-type="float" office:value="32073" calcext:value-type="float">
            <text:p>32073</text:p>
          </table:table-cell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1.09%</text:p>
          </table:table-cell>
          <table:table-cell office:value-type="float" office:value="524" calcext:value-type="float">
            <text:p>524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387" calcext:value-type="float">
            <text:p>387</text:p>
          </table:table-cell>
          <table:table-cell office:value-type="float" office:value="397" calcext:value-type="float">
            <text:p>397</text:p>
          </table:table-cell>
          <table:table-cell table:formula="of:=MIN([.E131:.G131])" office:value-type="float" office:value="524" calcext:value-type="float">
            <text:p>524</text:p>
          </table:table-cell>
          <table:table-cell table:formula="of:=MAX([.H131:.I131])" office:value-type="float" office:value="397" calcext:value-type="float">
            <text:p>397</text:p>
          </table:table-cell>
          <table:table-cell table:style-name="ce13" table:formula="of:=([.J131]-[.K131])/[.J131]" office:value-type="percentage" office:value="0.24236641221374" calcext:value-type="percentage">
            <text:p>24.24%</text:p>
          </table:table-cell>
        </table:table-row>
        <table:table-row table:style-name="ro1">
          <table:table-cell office:value-type="string" calcext:value-type="string">
            <text:p>sqrpecn33659</text:p>
          </table:table-cell>
          <table:table-cell office:value-type="float" office:value="33659" calcext:value-type="float">
            <text:p>33659</text:p>
          </table:table-cell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1.02%</text:p>
          </table:table-cell>
          <table:table-cell office:value-type="float" office:value="420" calcext:value-type="float">
            <text:p>420</text:p>
          </table:table-cell>
          <table:table-cell office:value-type="float" office:value="425" calcext:value-type="float">
            <text:p>425</text:p>
          </table:table-cell>
          <table:table-cell office:value-type="float" office:value="474" calcext:value-type="float">
            <text:p>474</text:p>
          </table:table-cell>
          <table:table-cell office:value-type="float" office:value="343" calcext:value-type="float">
            <text:p>343</text:p>
          </table:table-cell>
          <table:table-cell office:value-type="float" office:value="380" calcext:value-type="float">
            <text:p>380</text:p>
          </table:table-cell>
          <table:table-cell table:formula="of:=MIN([.E132:.G132])" office:value-type="float" office:value="420" calcext:value-type="float">
            <text:p>420</text:p>
          </table:table-cell>
          <table:table-cell table:formula="of:=MAX([.H132:.I132])" office:value-type="float" office:value="380" calcext:value-type="float">
            <text:p>380</text:p>
          </table:table-cell>
          <table:table-cell table:style-name="ce13" table:formula="of:=([.J132]-[.K132])/[.J132]" office:value-type="percentage" office:value="0.0952380952380952" calcext:value-type="percentage">
            <text:p>9.52%</text:p>
          </table:table-cell>
        </table:table-row>
        <table:table-row table:style-name="ro1">
          <table:table-cell office:value-type="string" calcext:value-type="string">
            <text:p>sqrpecn35230</text:p>
          </table:table-cell>
          <table:table-cell office:value-type="float" office:value="35230" calcext:value-type="float">
            <text:p>35230</text:p>
          </table:table-cell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486" calcext:value-type="float">
            <text:p>486</text:p>
          </table:table-cell>
          <table:table-cell office:value-type="float" office:value="493" calcext:value-type="float">
            <text:p>493</text:p>
          </table:table-cell>
          <table:table-cell office:value-type="float" office:value="543" calcext:value-type="float">
            <text:p>543</text:p>
          </table:table-cell>
          <table:table-cell office:value-type="float" office:value="379" calcext:value-type="float">
            <text:p>379</text:p>
          </table:table-cell>
          <table:table-cell office:value-type="float" office:value="400" calcext:value-type="float">
            <text:p>400</text:p>
          </table:table-cell>
          <table:table-cell table:formula="of:=MIN([.E133:.G133])" office:value-type="float" office:value="486" calcext:value-type="float">
            <text:p>486</text:p>
          </table:table-cell>
          <table:table-cell table:formula="of:=MAX([.H133:.I133])" office:value-type="float" office:value="400" calcext:value-type="float">
            <text:p>400</text:p>
          </table:table-cell>
          <table:table-cell table:style-name="ce13" table:formula="of:=([.J133]-[.K133])/[.J133]" office:value-type="percentage" office:value="0.176954732510288" calcext:value-type="percentage">
            <text:p>17.70%</text:p>
          </table:table-cell>
        </table:table-row>
        <table:table-row table:style-name="ro1">
          <table:table-cell office:value-type="string" calcext:value-type="string">
            <text:p>sqrpecn37744</text:p>
          </table:table-cell>
          <table:table-cell office:value-type="float" office:value="37744" calcext:value-type="float">
            <text:p>37744</text:p>
          </table:table-cell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534" calcext:value-type="float">
            <text:p>534</text:p>
          </table:table-cell>
          <table:table-cell office:value-type="float" office:value="541" calcext:value-type="float">
            <text:p>541</text:p>
          </table:table-cell>
          <table:table-cell office:value-type="float" office:value="576" calcext:value-type="float">
            <text:p>576</text:p>
          </table:table-cell>
          <table:table-cell office:value-type="float" office:value="372" calcext:value-type="float">
            <text:p>372</text:p>
          </table:table-cell>
          <table:table-cell office:value-type="float" office:value="409" calcext:value-type="float">
            <text:p>409</text:p>
          </table:table-cell>
          <table:table-cell table:formula="of:=MIN([.E134:.G134])" office:value-type="float" office:value="534" calcext:value-type="float">
            <text:p>534</text:p>
          </table:table-cell>
          <table:table-cell table:formula="of:=MAX([.H134:.I134])" office:value-type="float" office:value="409" calcext:value-type="float">
            <text:p>409</text:p>
          </table:table-cell>
          <table:table-cell table:style-name="ce13" table:formula="of:=([.J134]-[.K134])/[.J134]" office:value-type="percentage" office:value="0.234082397003745" calcext:value-type="percentage">
            <text:p>23.41%</text:p>
          </table:table-cell>
        </table:table-row>
        <table:table-row table:style-name="ro1">
          <table:table-cell office:value-type="string" calcext:value-type="string">
            <text:p>sqrpecn39689</text:p>
          </table:table-cell>
          <table:table-cell office:value-type="float" office:value="39689" calcext:value-type="float">
            <text:p>39689</text:p>
          </table:table-cell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509" calcext:value-type="float">
            <text:p>509</text:p>
          </table:table-cell>
          <table:table-cell office:value-type="float" office:value="519" calcext:value-type="float">
            <text:p>519</text:p>
          </table:table-cell>
          <table:table-cell office:value-type="float" office:value="574" calcext:value-type="float">
            <text:p>574</text:p>
          </table:table-cell>
          <table:table-cell office:value-type="float" office:value="401" calcext:value-type="float">
            <text:p>401</text:p>
          </table:table-cell>
          <table:table-cell office:value-type="float" office:value="425" calcext:value-type="float">
            <text:p>425</text:p>
          </table:table-cell>
          <table:table-cell table:formula="of:=MIN([.E135:.G135])" office:value-type="float" office:value="509" calcext:value-type="float">
            <text:p>509</text:p>
          </table:table-cell>
          <table:table-cell table:formula="of:=MAX([.H135:.I135])" office:value-type="float" office:value="425" calcext:value-type="float">
            <text:p>425</text:p>
          </table:table-cell>
          <table:table-cell table:style-name="ce13" table:formula="of:=([.J135]-[.K135])/[.J135]" office:value-type="percentage" office:value="0.165029469548134" calcext:value-type="percentage">
            <text:p>16.50%</text:p>
          </table:table-cell>
        </table:table-row>
        <table:table-row table:style-name="ro1">
          <table:table-cell office:value-type="string" calcext:value-type="string">
            <text:p>sqrpecn41897</text:p>
          </table:table-cell>
          <table:table-cell office:value-type="float" office:value="41897" calcext:value-type="float">
            <text:p>41897</text:p>
          </table:table-cell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1.07%</text:p>
          </table:table-cell>
          <table:table-cell office:value-type="float" office:value="505" calcext:value-type="float">
            <text:p>505</text:p>
          </table:table-cell>
          <table:table-cell office:value-type="float" office:value="515" calcext:value-type="float">
            <text:p>515</text:p>
          </table:table-cell>
          <table:table-cell office:value-type="float" office:value="566" calcext:value-type="float">
            <text:p>566</text:p>
          </table:table-cell>
          <table:table-cell office:value-type="float" office:value="400" calcext:value-type="float">
            <text:p>400</text:p>
          </table:table-cell>
          <table:table-cell office:value-type="float" office:value="427" calcext:value-type="float">
            <text:p>427</text:p>
          </table:table-cell>
          <table:table-cell table:formula="of:=MIN([.E136:.G136])" office:value-type="float" office:value="505" calcext:value-type="float">
            <text:p>505</text:p>
          </table:table-cell>
          <table:table-cell table:formula="of:=MAX([.H136:.I136])" office:value-type="float" office:value="427" calcext:value-type="float">
            <text:p>427</text:p>
          </table:table-cell>
          <table:table-cell table:style-name="ce13" table:formula="of:=([.J136]-[.K136])/[.J136]" office:value-type="percentage" office:value="0.154455445544554" calcext:value-type="percentage">
            <text:p>15.45%</text:p>
          </table:table-cell>
        </table:table-row>
        <table:table-row table:style-name="ro1">
          <table:table-cell office:value-type="string" calcext:value-type="string">
            <text:p>sqrpecn44118</text:p>
          </table:table-cell>
          <table:table-cell office:value-type="float" office:value="44118" calcext:value-type="float">
            <text:p>44118</text:p>
          </table:table-cell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1.02%</text:p>
          </table:table-cell>
          <table:table-cell office:value-type="float" office:value="560" calcext:value-type="float">
            <text:p>560</text:p>
          </table:table-cell>
          <table:table-cell office:value-type="float" office:value="564" calcext:value-type="float">
            <text:p>564</text:p>
          </table:table-cell>
          <table:table-cell office:value-type="float" office:value="630" calcext:value-type="float">
            <text:p>630</text:p>
          </table:table-cell>
          <table:table-cell office:value-type="float" office:value="419" calcext:value-type="float">
            <text:p>419</text:p>
          </table:table-cell>
          <table:table-cell office:value-type="float" office:value="466" calcext:value-type="float">
            <text:p>466</text:p>
          </table:table-cell>
          <table:table-cell table:formula="of:=MIN([.E137:.G137])" office:value-type="float" office:value="560" calcext:value-type="float">
            <text:p>560</text:p>
          </table:table-cell>
          <table:table-cell table:formula="of:=MAX([.H137:.I137])" office:value-type="float" office:value="466" calcext:value-type="float">
            <text:p>466</text:p>
          </table:table-cell>
          <table:table-cell table:style-name="ce13" table:formula="of:=([.J137]-[.K137])/[.J137]" office:value-type="percentage" office:value="0.167857142857143" calcext:value-type="percentage">
            <text:p>16.79%</text:p>
          </table:table-cell>
        </table:table-row>
        <table:table-row table:style-name="ro1">
          <table:table-cell office:value-type="string" calcext:value-type="string">
            <text:p>sqrpecn45700</text:p>
          </table:table-cell>
          <table:table-cell office:value-type="float" office:value="45700" calcext:value-type="float">
            <text:p>45700</text:p>
          </table:table-cell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1.00%</text:p>
          </table:table-cell>
          <table:table-cell office:value-type="float" office:value="507" calcext:value-type="float">
            <text:p>507</text:p>
          </table:table-cell>
          <table:table-cell office:value-type="float" office:value="513" calcext:value-type="float">
            <text:p>513</text:p>
          </table:table-cell>
          <table:table-cell office:value-type="float" office:value="564" calcext:value-type="float">
            <text:p>564</text:p>
          </table:table-cell>
          <table:table-cell office:value-type="float" office:value="405" calcext:value-type="float">
            <text:p>405</text:p>
          </table:table-cell>
          <table:table-cell office:value-type="float" office:value="440" calcext:value-type="float">
            <text:p>440</text:p>
          </table:table-cell>
          <table:table-cell table:formula="of:=MIN([.E138:.G138])" office:value-type="float" office:value="507" calcext:value-type="float">
            <text:p>507</text:p>
          </table:table-cell>
          <table:table-cell table:formula="of:=MAX([.H138:.I138])" office:value-type="float" office:value="440" calcext:value-type="float">
            <text:p>440</text:p>
          </table:table-cell>
          <table:table-cell table:style-name="ce13" table:formula="of:=([.J138]-[.K138])/[.J138]" office:value-type="percentage" office:value="0.132149901380671" calcext:value-type="percentage">
            <text:p>13.21%</text:p>
          </table:table-cell>
        </table:table-row>
        <table:table-row table:style-name="ro1">
          <table:table-cell office:value-type="string" calcext:value-type="string">
            <text:p>sqrpecn45811</text:p>
          </table:table-cell>
          <table:table-cell office:value-type="float" office:value="45811" calcext:value-type="float">
            <text:p>45811</text:p>
          </table:table-cell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1.06%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office:value-type="float" office:value="581" calcext:value-type="float">
            <text:p>581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 table:formula="of:=MIN([.E139:.G139])" office:value-type="float" office:value="509" calcext:value-type="float">
            <text:p>509</text:p>
          </table:table-cell>
          <table:table-cell table:formula="of:=MAX([.H139:.I139])" office:value-type="float" office:value="448" calcext:value-type="float">
            <text:p>448</text:p>
          </table:table-cell>
          <table:table-cell table:style-name="ce13" table:formula="of:=([.J139]-[.K139])/[.J139]" office:value-type="percentage" office:value="0.119842829076621" calcext:value-type="percentage">
            <text:p>11.98%</text:p>
          </table:table-cell>
        </table:table-row>
        <table:table-row table:style-name="ro1">
          <table:table-cell office:value-type="string" calcext:value-type="string">
            <text:p>sqrpecn48383</text:p>
          </table:table-cell>
          <table:table-cell office:value-type="float" office:value="48383" calcext:value-type="float">
            <text:p>48383</text:p>
          </table:table-cell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504" calcext:value-type="float">
            <text:p>504</text:p>
          </table:table-cell>
          <table:table-cell office:value-type="float" office:value="508" calcext:value-type="float">
            <text:p>508</text:p>
          </table:table-cell>
          <table:table-cell office:value-type="float" office:value="579" calcext:value-type="float">
            <text:p>579</text:p>
          </table:table-cell>
          <table:table-cell office:value-type="float" office:value="434" calcext:value-type="float">
            <text:p>434</text:p>
          </table:table-cell>
          <table:table-cell office:value-type="float" office:value="455" calcext:value-type="float">
            <text:p>455</text:p>
          </table:table-cell>
          <table:table-cell table:formula="of:=MIN([.E140:.G140])" office:value-type="float" office:value="504" calcext:value-type="float">
            <text:p>504</text:p>
          </table:table-cell>
          <table:table-cell table:formula="of:=MAX([.H140:.I140])" office:value-type="float" office:value="455" calcext:value-type="float">
            <text:p>455</text:p>
          </table:table-cell>
          <table:table-cell table:style-name="ce13" table:formula="of:=([.J140]-[.K140])/[.J140]" office:value-type="percentage" office:value="0.0972222222222222" calcext:value-type="percentage">
            <text:p>9.72%</text:p>
          </table:table-cell>
        </table:table-row>
        <table:table-row table:style-name="ro1">
          <table:table-cell office:value-type="string" calcext:value-type="string">
            <text:p>sqrpecn49763</text:p>
          </table:table-cell>
          <table:table-cell office:value-type="float" office:value="49763" calcext:value-type="float">
            <text:p>49763</text:p>
          </table:table-cell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1.05%</text:p>
          </table:table-cell>
          <table:table-cell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float" office:value="591" calcext:value-type="float">
            <text:p>591</text:p>
          </table:table-cell>
          <table:table-cell office:value-type="float" office:value="402" calcext:value-type="float">
            <text:p>402</text:p>
          </table:table-cell>
          <table:table-cell office:value-type="float" office:value="420" calcext:value-type="float">
            <text:p>420</text:p>
          </table:table-cell>
          <table:table-cell table:formula="of:=MIN([.E141:.G141])" office:value-type="float" office:value="548" calcext:value-type="float">
            <text:p>548</text:p>
          </table:table-cell>
          <table:table-cell table:formula="of:=MAX([.H141:.I141])" office:value-type="float" office:value="420" calcext:value-type="float">
            <text:p>420</text:p>
          </table:table-cell>
          <table:table-cell table:style-name="ce13" table:formula="of:=([.J141]-[.K141])/[.J141]" office:value-type="percentage" office:value="0.233576642335766" calcext:value-type="percentage">
            <text:p>23.36%</text:p>
          </table:table-cell>
        </table:table-row>
        <table:table-row table:style-name="ro1">
          <table:table-cell office:value-type="string" calcext:value-type="string">
            <text:p>sqrpecn51856</text:p>
          </table:table-cell>
          <table:table-cell office:value-type="float" office:value="51856" calcext:value-type="float">
            <text:p>51856</text:p>
          </table:table-cell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1.00%</text:p>
          </table:table-cell>
          <table:table-cell office:value-type="float" office:value="551" calcext:value-type="float">
            <text:p>551</text:p>
          </table:table-cell>
          <table:table-cell office:value-type="float" office:value="554" calcext:value-type="float">
            <text:p>554</text:p>
          </table:table-cell>
          <table:table-cell office:value-type="float" office:value="610" calcext:value-type="float">
            <text:p>610</text:p>
          </table:table-cell>
          <table:table-cell office:value-type="float" office:value="433" calcext:value-type="float">
            <text:p>433</text:p>
          </table:table-cell>
          <table:table-cell office:value-type="float" office:value="468" calcext:value-type="float">
            <text:p>468</text:p>
          </table:table-cell>
          <table:table-cell table:formula="of:=MIN([.E142:.G142])" office:value-type="float" office:value="551" calcext:value-type="float">
            <text:p>551</text:p>
          </table:table-cell>
          <table:table-cell table:formula="of:=MAX([.H142:.I142])" office:value-type="float" office:value="468" calcext:value-type="float">
            <text:p>468</text:p>
          </table:table-cell>
          <table:table-cell table:style-name="ce13" table:formula="of:=([.J142]-[.K142])/[.J142]" office:value-type="percentage" office:value="0.150635208711434" calcext:value-type="percentage">
            <text:p>15.06%</text:p>
          </table:table-cell>
        </table:table-row>
        <table:table-row table:style-name="ro1">
          <table:table-cell office:value-type="string" calcext:value-type="string">
            <text:p>sqrpecn52587</text:p>
          </table:table-cell>
          <table:table-cell office:value-type="float" office:value="52587" calcext:value-type="float">
            <text:p>52587</text:p>
          </table:table-cell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0.91%</text:p>
          </table:table-cell>
          <table:table-cell table:number-columns-repeated="2" office:value-type="float" office:value="565" calcext:value-type="float">
            <text:p>565</text:p>
          </table:table-cell>
          <table:table-cell office:value-type="float" office:value="606" calcext:value-type="float">
            <text:p>606</text:p>
          </table:table-cell>
          <table:table-cell office:value-type="float" office:value="458" calcext:value-type="float">
            <text:p>458</text:p>
          </table:table-cell>
          <table:table-cell office:value-type="float" office:value="488" calcext:value-type="float">
            <text:p>488</text:p>
          </table:table-cell>
          <table:table-cell table:formula="of:=MIN([.E143:.G143])" office:value-type="float" office:value="565" calcext:value-type="float">
            <text:p>565</text:p>
          </table:table-cell>
          <table:table-cell table:formula="of:=MAX([.H143:.I143])" office:value-type="float" office:value="488" calcext:value-type="float">
            <text:p>488</text:p>
          </table:table-cell>
          <table:table-cell table:style-name="ce13" table:formula="of:=([.J143]-[.K143])/[.J143]" office:value-type="percentage" office:value="0.136283185840708" calcext:value-type="percentage">
            <text:p>13.63%</text:p>
          </table:table-cell>
        </table:table-row>
        <table:table-row table:style-name="ro1">
          <table:table-cell office:value-type="string" calcext:value-type="string">
            <text:p>sqrpecn54576</text:p>
          </table:table-cell>
          <table:table-cell office:value-type="float" office:value="54576" calcext:value-type="float">
            <text:p>54576</text:p>
          </table:table-cell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0.97%</text:p>
          </table:table-cell>
          <table:table-cell office:value-type="float" office:value="592" calcext:value-type="float">
            <text:p>592</text:p>
          </table:table-cell>
          <table:table-cell office:value-type="float" office:value="596" calcext:value-type="float">
            <text:p>596</text:p>
          </table:table-cell>
          <table:table-cell office:value-type="float" office:value="650" calcext:value-type="float">
            <text:p>650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table:formula="of:=MIN([.E144:.G144])" office:value-type="float" office:value="592" calcext:value-type="float">
            <text:p>592</text:p>
          </table:table-cell>
          <table:table-cell table:formula="of:=MAX([.H144:.I144])" office:value-type="float" office:value="445" calcext:value-type="float">
            <text:p>445</text:p>
          </table:table-cell>
          <table:table-cell table:style-name="ce13" table:formula="of:=([.J144]-[.K144])/[.J144]" office:value-type="percentage" office:value="0.248310810810811" calcext:value-type="percentage">
            <text:p>24.83%</text:p>
          </table:table-cell>
        </table:table-row>
        <table:table-row table:style-name="ro1">
          <table:table-cell office:value-type="string" calcext:value-type="string">
            <text:p>sqrpecn56236</text:p>
          </table:table-cell>
          <table:table-cell office:value-type="float" office:value="56236" calcext:value-type="float">
            <text:p>56236</text:p>
          </table:table-cell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1.00%</text:p>
          </table:table-cell>
          <table:table-cell office:value-type="float" office:value="623" calcext:value-type="float">
            <text:p>623</text:p>
          </table:table-cell>
          <table:table-cell office:value-type="float" office:value="625" calcext:value-type="float">
            <text:p>625</text:p>
          </table:table-cell>
          <table:table-cell office:value-type="float" office:value="700" calcext:value-type="float">
            <text:p>700</text:p>
          </table:table-cell>
          <table:table-cell office:value-type="float" office:value="454" calcext:value-type="float">
            <text:p>454</text:p>
          </table:table-cell>
          <table:table-cell office:value-type="float" office:value="468" calcext:value-type="float">
            <text:p>468</text:p>
          </table:table-cell>
          <table:table-cell table:formula="of:=MIN([.E145:.G145])" office:value-type="float" office:value="623" calcext:value-type="float">
            <text:p>623</text:p>
          </table:table-cell>
          <table:table-cell table:formula="of:=MAX([.H145:.I145])" office:value-type="float" office:value="468" calcext:value-type="float">
            <text:p>468</text:p>
          </table:table-cell>
          <table:table-cell table:style-name="ce13" table:formula="of:=([.J145]-[.K145])/[.J145]" office:value-type="percentage" office:value="0.248796147672552" calcext:value-type="percentage">
            <text:p>24.88%</text:p>
          </table:table-cell>
        </table:table-row>
        <table:table-row table:style-name="ro1">
          <table:table-cell office:value-type="string" calcext:value-type="string">
            <text:p>sqrpecn57317</text:p>
          </table:table-cell>
          <table:table-cell office:value-type="float" office:value="57317" calcext:value-type="float">
            <text:p>57317</text:p>
          </table:table-cell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600" calcext:value-type="float">
            <text:p>600</text:p>
          </table:table-cell>
          <table:table-cell office:value-type="float" office:value="608" calcext:value-type="float">
            <text:p>608</text:p>
          </table:table-cell>
          <table:table-cell office:value-type="float" office:value="642" calcext:value-type="float">
            <text:p>642</text:p>
          </table:table-cell>
          <table:table-cell office:value-type="float" office:value="441" calcext:value-type="float">
            <text:p>441</text:p>
          </table:table-cell>
          <table:table-cell office:value-type="float" office:value="462" calcext:value-type="float">
            <text:p>462</text:p>
          </table:table-cell>
          <table:table-cell table:formula="of:=MIN([.E146:.G146])" office:value-type="float" office:value="600" calcext:value-type="float">
            <text:p>600</text:p>
          </table:table-cell>
          <table:table-cell table:formula="of:=MAX([.H146:.I146])" office:value-type="float" office:value="462" calcext:value-type="float">
            <text:p>462</text:p>
          </table:table-cell>
          <table:table-cell table:style-name="ce13" table:formula="of:=([.J146]-[.K146])/[.J146]" office:value-type="percentage" office:value="0.23" calcext:value-type="percentage">
            <text:p>23.00%</text:p>
          </table:table-cell>
        </table:table-row>
        <table:table-row table:style-name="ro1">
          <table:table-cell office:value-type="string" calcext:value-type="string">
            <text:p>sqrpecn58790</text:p>
          </table:table-cell>
          <table:table-cell office:value-type="float" office:value="58790" calcext:value-type="float">
            <text:p>58790</text:p>
          </table:table-cell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0.91%</text:p>
          </table:table-cell>
          <table:table-cell office:value-type="float" office:value="641" calcext:value-type="float">
            <text:p>641</text:p>
          </table:table-cell>
          <table:table-cell office:value-type="float" office:value="643" calcext:value-type="float">
            <text:p>643</text:p>
          </table:table-cell>
          <table:table-cell office:value-type="float" office:value="707" calcext:value-type="float">
            <text:p>707</text:p>
          </table:table-cell>
          <table:table-cell office:value-type="float" office:value="497" calcext:value-type="float">
            <text:p>497</text:p>
          </table:table-cell>
          <table:table-cell office:value-type="float" office:value="540" calcext:value-type="float">
            <text:p>540</text:p>
          </table:table-cell>
          <table:table-cell table:formula="of:=MIN([.E147:.G147])" office:value-type="float" office:value="641" calcext:value-type="float">
            <text:p>641</text:p>
          </table:table-cell>
          <table:table-cell table:formula="of:=MAX([.H147:.I147])" office:value-type="float" office:value="540" calcext:value-type="float">
            <text:p>540</text:p>
          </table:table-cell>
          <table:table-cell table:style-name="ce13" table:formula="of:=([.J147]-[.K147])/[.J147]" office:value-type="percentage" office:value="0.157566302652106" calcext:value-type="percentage">
            <text:p>15.76%</text:p>
          </table:table-cell>
        </table:table-row>
        <table:table-row table:style-name="ro1">
          <table:table-cell office:value-type="string" calcext:value-type="string">
            <text:p>sqrpecn61354</text:p>
          </table:table-cell>
          <table:table-cell office:value-type="float" office:value="61354" calcext:value-type="float">
            <text:p>61354</text:p>
          </table:table-cell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0.92%</text:p>
          </table:table-cell>
          <table:table-cell office:value-type="float" office:value="598" calcext:value-type="float">
            <text:p>598</text:p>
          </table:table-cell>
          <table:table-cell office:value-type="float" office:value="601" calcext:value-type="float">
            <text:p>601</text:p>
          </table:table-cell>
          <table:table-cell office:value-type="float" office:value="661" calcext:value-type="float">
            <text:p>661</text:p>
          </table:table-cell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table:formula="of:=MIN([.E148:.G148])" office:value-type="float" office:value="598" calcext:value-type="float">
            <text:p>598</text:p>
          </table:table-cell>
          <table:table-cell table:formula="of:=MAX([.H148:.I148])" office:value-type="float" office:value="459" calcext:value-type="float">
            <text:p>459</text:p>
          </table:table-cell>
          <table:table-cell table:style-name="ce13" table:formula="of:=([.J148]-[.K148])/[.J148]" office:value-type="percentage" office:value="0.232441471571906" calcext:value-type="percentage">
            <text:p>23.24%</text:p>
          </table:table-cell>
        </table:table-row>
        <table:table-row table:style-name="ro1">
          <table:table-cell office:value-type="string" calcext:value-type="string">
            <text:p>sqrpecn62891</text:p>
          </table:table-cell>
          <table:table-cell office:value-type="float" office:value="62891" calcext:value-type="float">
            <text:p>62891</text:p>
          </table:table-cell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0.89%</text:p>
          </table:table-cell>
          <table:table-cell office:value-type="float" office:value="609" calcext:value-type="float">
            <text:p>609</text:p>
          </table:table-cell>
          <table:table-cell office:value-type="float" office:value="614" calcext:value-type="float">
            <text:p>614</text:p>
          </table:table-cell>
          <table:table-cell office:value-type="float" office:value="655" calcext:value-type="float">
            <text:p>655</text:p>
          </table:table-cell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table:formula="of:=MIN([.E149:.G149])" office:value-type="float" office:value="609" calcext:value-type="float">
            <text:p>609</text:p>
          </table:table-cell>
          <table:table-cell table:formula="of:=MAX([.H149:.I149])" office:value-type="float" office:value="427" calcext:value-type="float">
            <text:p>427</text:p>
          </table:table-cell>
          <table:table-cell table:style-name="ce13" table:formula="of:=([.J149]-[.K149])/[.J149]" office:value-type="percentage" office:value="0.298850574712644" calcext:value-type="percentage">
            <text:p>29.89%</text:p>
          </table:table-cell>
        </table:table-row>
        <table:table-row table:style-name="ro1">
          <table:table-cell office:value-type="string" calcext:value-type="string">
            <text:p>sqrpecn65041</text:p>
          </table:table-cell>
          <table:table-cell office:value-type="float" office:value="65041" calcext:value-type="float">
            <text:p>65041</text:p>
          </table:table-cell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0.87%</text:p>
          </table:table-cell>
          <table:table-cell office:value-type="float" office:value="621" calcext:value-type="float">
            <text:p>621</text:p>
          </table:table-cell>
          <table:table-cell office:value-type="float" office:value="624" calcext:value-type="float">
            <text:p>624</text:p>
          </table:table-cell>
          <table:table-cell office:value-type="float" office:value="707" calcext:value-type="float">
            <text:p>707</text:p>
          </table:table-cell>
          <table:table-cell office:value-type="float" office:value="498" calcext:value-type="float">
            <text:p>498</text:p>
          </table:table-cell>
          <table:table-cell office:value-type="float" office:value="-1" calcext:value-type="float">
            <text:p>-1</text:p>
          </table:table-cell>
          <table:table-cell table:formula="of:=MIN([.E150:.G150])" office:value-type="float" office:value="621" calcext:value-type="float">
            <text:p>621</text:p>
          </table:table-cell>
          <table:table-cell table:formula="of:=MAX([.H150:.I150])" office:value-type="float" office:value="498" calcext:value-type="float">
            <text:p>498</text:p>
          </table:table-cell>
          <table:table-cell table:style-name="ce13" table:formula="of:=([.J150]-[.K150])/[.J150]" office:value-type="percentage" office:value="0.198067632850242" calcext:value-type="percentage">
            <text:p>19.81%</text:p>
          </table:table-cell>
        </table:table-row>
        <table:table-row table:style-name="ro1">
          <table:table-cell office:value-type="string" calcext:value-type="string">
            <text:p>sqrpecn67473</text:p>
          </table:table-cell>
          <table:table-cell office:value-type="float" office:value="67473" calcext:value-type="float">
            <text:p>67473</text:p>
          </table:table-cell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0.79%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703" calcext:value-type="float">
            <text:p>703</text:p>
          </table:table-cell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table:formula="of:=MIN([.E151:.G151])" office:value-type="float" office:value="608" calcext:value-type="float">
            <text:p>608</text:p>
          </table:table-cell>
          <table:table-cell table:formula="of:=MAX([.H151:.I151])" office:value-type="float" office:value="468" calcext:value-type="float">
            <text:p>468</text:p>
          </table:table-cell>
          <table:table-cell table:style-name="ce13" table:formula="of:=([.J151]-[.K151])/[.J151]" office:value-type="percentage" office:value="0.230263157894737" calcext:value-type="percentage">
            <text:p>23.03%</text:p>
          </table:table-cell>
        </table:table-row>
        <table:table-row table:style-name="ro1">
          <table:table-cell office:value-type="string" calcext:value-type="string">
            <text:p>sqrpecn69904</text:p>
          </table:table-cell>
          <table:table-cell office:value-type="float" office:value="69904" calcext:value-type="float">
            <text:p>69904</text:p>
          </table:table-cell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0.95%</text:p>
          </table:table-cell>
          <table:table-cell office:value-type="float" office:value="720" calcext:value-type="float">
            <text:p>720</text:p>
          </table:table-cell>
          <table:table-cell office:value-type="float" office:value="722" calcext:value-type="float">
            <text:p>722</text:p>
          </table:table-cell>
          <table:table-cell office:value-type="float" office:value="790" calcext:value-type="float">
            <text:p>790</text:p>
          </table:table-cell>
          <table:table-cell office:value-type="float" office:value="576" calcext:value-type="float">
            <text:p>576</text:p>
          </table:table-cell>
          <table:table-cell office:value-type="float" office:value="-1" calcext:value-type="float">
            <text:p>-1</text:p>
          </table:table-cell>
          <table:table-cell table:formula="of:=MIN([.E152:.G152])" office:value-type="float" office:value="720" calcext:value-type="float">
            <text:p>720</text:p>
          </table:table-cell>
          <table:table-cell table:formula="of:=MAX([.H152:.I152])" office:value-type="float" office:value="576" calcext:value-type="float">
            <text:p>576</text:p>
          </table:table-cell>
          <table:table-cell table:style-name="ce13" table:formula="of:=([.J152]-[.K152])/[.J152]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sqrpecn71261</text:p>
          </table:table-cell>
          <table:table-cell office:value-type="float" office:value="71261" calcext:value-type="float">
            <text:p>71261</text:p>
          </table:table-cell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0.86%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719" calcext:value-type="float">
            <text:p>719</text:p>
          </table:table-cell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table:formula="of:=MIN([.E153:.G153])" office:value-type="float" office:value="644" calcext:value-type="float">
            <text:p>644</text:p>
          </table:table-cell>
          <table:table-cell table:formula="of:=MAX([.H153:.I153])" office:value-type="float" office:value="503" calcext:value-type="float">
            <text:p>503</text:p>
          </table:table-cell>
          <table:table-cell table:style-name="ce13" table:formula="of:=([.J153]-[.K153])/[.J153]" office:value-type="percentage" office:value="0.218944099378882" calcext:value-type="percentage">
            <text:p>21.89%</text:p>
          </table:table-cell>
        </table:table-row>
        <table:table-row table:style-name="ro1">
          <table:table-cell office:value-type="string" calcext:value-type="string">
            <text:p>sqrpecn71571</text:p>
          </table:table-cell>
          <table:table-cell office:value-type="float" office:value="71571" calcext:value-type="float">
            <text:p>71571</text:p>
          </table:table-cell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0.86%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769" calcext:value-type="float">
            <text:p>769</text:p>
          </table:table-cell>
          <table:table-cell office:value-type="float" office:value="569" calcext:value-type="float">
            <text:p>569</text:p>
          </table:table-cell>
          <table:table-cell office:value-type="float" office:value="595" calcext:value-type="float">
            <text:p>595</text:p>
          </table:table-cell>
          <table:table-cell table:formula="of:=MIN([.E154:.G154])" office:value-type="float" office:value="691" calcext:value-type="float">
            <text:p>691</text:p>
          </table:table-cell>
          <table:table-cell table:formula="of:=MAX([.H154:.I154])" office:value-type="float" office:value="595" calcext:value-type="float">
            <text:p>595</text:p>
          </table:table-cell>
          <table:table-cell table:style-name="ce13" table:formula="of:=([.J154]-[.K154])/[.J154]" office:value-type="percentage" office:value="0.138929088277858" calcext:value-type="percentage">
            <text:p>13.89%</text:p>
          </table:table-cell>
        </table:table-row>
        <table:table-row table:style-name="ro1">
          <table:table-cell office:value-type="string" calcext:value-type="string">
            <text:p>sqrpecn73925</text:p>
          </table:table-cell>
          <table:table-cell office:value-type="float" office:value="73925" calcext:value-type="float">
            <text:p>73925</text:p>
          </table:table-cell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0.89%</text:p>
          </table:table-cell>
          <table:table-cell office:value-type="float" office:value="760" calcext:value-type="float">
            <text:p>760</text:p>
          </table:table-cell>
          <table:table-cell office:value-type="float" office:value="764" calcext:value-type="float">
            <text:p>764</text:p>
          </table:table-cell>
          <table:table-cell office:value-type="float" office:value="821" calcext:value-type="float">
            <text:p>821</text:p>
          </table:table-cell>
          <table:table-cell office:value-type="float" office:value="564" calcext:value-type="float">
            <text:p>564</text:p>
          </table:table-cell>
          <table:table-cell office:value-type="float" office:value="-1" calcext:value-type="float">
            <text:p>-1</text:p>
          </table:table-cell>
          <table:table-cell table:formula="of:=MIN([.E155:.G155])" office:value-type="float" office:value="760" calcext:value-type="float">
            <text:p>760</text:p>
          </table:table-cell>
          <table:table-cell table:formula="of:=MAX([.H155:.I155])" office:value-type="float" office:value="564" calcext:value-type="float">
            <text:p>564</text:p>
          </table:table-cell>
          <table:table-cell table:style-name="ce13" table:formula="of:=([.J155]-[.K155])/[.J155]" office:value-type="percentage" office:value="0.257894736842105" calcext:value-type="percentage">
            <text:p>25.79%</text:p>
          </table:table-cell>
        </table:table-row>
        <table:table-row table:style-name="ro1">
          <table:table-cell office:value-type="string" calcext:value-type="string">
            <text:p>visp26405</text:p>
          </table:table-cell>
          <table:table-cell office:value-type="float" office:value="26405" calcext:value-type="float">
            <text:p>26405</text:p>
          </table:table-cell>
          <table:table-cell office:value-type="float" office:value="12902" calcext:value-type="float">
            <text:p>12902</text:p>
          </table:table-cell>
          <table:table-cell table:style-name="ce2" office:value-type="string" calcext:value-type="string">
            <text:p>48.86%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formula="of:=MIN([.E156:.G156])" office:value-type="float" office:value="94" calcext:value-type="float">
            <text:p>94</text:p>
          </table:table-cell>
          <table:table-cell table:formula="of:=MAX([.H156:.I156])" office:value-type="float" office:value="70" calcext:value-type="float">
            <text:p>70</text:p>
          </table:table-cell>
          <table:table-cell table:style-name="ce13" table:formula="of:=([.J156]-[.K156])/[.J156]" office:value-type="percentage" office:value="0.25531914893617" calcext:value-type="percentage">
            <text:p>25.53%</text:p>
          </table:table-cell>
        </table:table-row>
        <table:table-row table:style-name="ro1">
          <table:table-cell office:value-type="string" calcext:value-type="string">
            <text:p>visp27975</text:p>
          </table:table-cell>
          <table:table-cell office:value-type="float" office:value="27975" calcext:value-type="float">
            <text:p>27975</text:p>
          </table:table-cell>
          <table:table-cell office:value-type="float" office:value="13976" calcext:value-type="float">
            <text:p>13976</text:p>
          </table:table-cell>
          <table:table-cell table:style-name="ce2" office:value-type="string" calcext:value-type="string">
            <text:p>49.96%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MIN([.E157:.G157])" office:value-type="float" office:value="55" calcext:value-type="float">
            <text:p>55</text:p>
          </table:table-cell>
          <table:table-cell table:formula="of:=MAX([.H157:.I157])" office:value-type="float" office:value="45" calcext:value-type="float">
            <text:p>45</text:p>
          </table:table-cell>
          <table:table-cell table:style-name="ce13" table:formula="of:=([.J157]-[.K157])/[.J157]" office:value-type="percentage" office:value="0.181818181818182" calcext:value-type="percentage">
            <text:p>18.18%</text:p>
          </table:table-cell>
        </table:table-row>
        <table:table-row table:style-name="ro1">
          <table:table-cell office:value-type="string" calcext:value-type="string">
            <text:p>visp29489</text:p>
          </table:table-cell>
          <table:table-cell office:value-type="float" office:value="29489" calcext:value-type="float">
            <text:p>29489</text:p>
          </table:table-cell>
          <table:table-cell office:value-type="float" office:value="14214" calcext:value-type="float">
            <text:p>14214</text:p>
          </table:table-cell>
          <table:table-cell table:style-name="ce2" office:value-type="string" calcext:value-type="string">
            <text:p>48.20%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table:formula="of:=MIN([.E158:.G158])" office:value-type="float" office:value="130" calcext:value-type="float">
            <text:p>130</text:p>
          </table:table-cell>
          <table:table-cell table:formula="of:=MAX([.H158:.I158])" office:value-type="float" office:value="101" calcext:value-type="float">
            <text:p>101</text:p>
          </table:table-cell>
          <table:table-cell table:style-name="ce13" table:formula="of:=([.J158]-[.K158])/[.J158]" office:value-type="percentage" office:value="0.223076923076923" calcext:value-type="percentage">
            <text:p>22.31%</text:p>
          </table:table-cell>
        </table:table-row>
        <table:table-row table:style-name="ro1">
          <table:table-cell office:value-type="string" calcext:value-type="string">
            <text:p>visp31334</text:p>
          </table:table-cell>
          <table:table-cell office:value-type="float" office:value="31334" calcext:value-type="float">
            <text:p>31334</text:p>
          </table:table-cell>
          <table:table-cell office:value-type="float" office:value="14835" calcext:value-type="float">
            <text:p>14835</text:p>
          </table:table-cell>
          <table:table-cell table:style-name="ce2" office:value-type="string" calcext:value-type="string">
            <text:p>47.34%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formula="of:=MIN([.E159:.G159])" office:value-type="float" office:value="92" calcext:value-type="float">
            <text:p>92</text:p>
          </table:table-cell>
          <table:table-cell table:formula="of:=MAX([.H159:.I159])" office:value-type="float" office:value="77" calcext:value-type="float">
            <text:p>77</text:p>
          </table:table-cell>
          <table:table-cell table:style-name="ce13" table:formula="of:=([.J159]-[.K159])/[.J159]" office:value-type="percentage" office:value="0.16304347826087" calcext:value-type="percentage">
            <text:p>16.30%</text:p>
          </table:table-cell>
        </table:table-row>
        <table:table-row table:style-name="ro1">
          <table:table-cell office:value-type="string" calcext:value-type="string">
            <text:p>visp32354</text:p>
          </table:table-cell>
          <table:table-cell office:value-type="float" office:value="32354" calcext:value-type="float">
            <text:p>32354</text:p>
          </table:table-cell>
          <table:table-cell office:value-type="float" office:value="15018" calcext:value-type="float">
            <text:p>15018</text:p>
          </table:table-cell>
          <table:table-cell table:style-name="ce2" office:value-type="string" calcext:value-type="string">
            <text:p>46.42%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formula="of:=MIN([.E160:.G160])" office:value-type="float" office:value="103" calcext:value-type="float">
            <text:p>103</text:p>
          </table:table-cell>
          <table:table-cell table:formula="of:=MAX([.H160:.I160])" office:value-type="float" office:value="61" calcext:value-type="float">
            <text:p>61</text:p>
          </table:table-cell>
          <table:table-cell table:style-name="ce13" table:formula="of:=([.J160]-[.K160])/[.J160]" office:value-type="percentage" office:value="0.407766990291262" calcext:value-type="percentage">
            <text:p>40.78%</text:p>
          </table:table-cell>
        </table:table-row>
        <table:table-row table:style-name="ro1">
          <table:table-cell office:value-type="string" calcext:value-type="string">
            <text:p>visp34162</text:p>
          </table:table-cell>
          <table:table-cell office:value-type="float" office:value="34162" calcext:value-type="float">
            <text:p>34162</text:p>
          </table:table-cell>
          <table:table-cell office:value-type="float" office:value="15879" calcext:value-type="float">
            <text:p>15879</text:p>
          </table:table-cell>
          <table:table-cell table:style-name="ce2" office:value-type="string" calcext:value-type="string">
            <text:p>46.48%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formula="of:=MIN([.E161:.G161])" office:value-type="float" office:value="150" calcext:value-type="float">
            <text:p>150</text:p>
          </table:table-cell>
          <table:table-cell table:formula="of:=MAX([.H161:.I161])" office:value-type="float" office:value="113" calcext:value-type="float">
            <text:p>113</text:p>
          </table:table-cell>
          <table:table-cell table:style-name="ce13" table:formula="of:=([.J161]-[.K161])/[.J161]" office:value-type="percentage" office:value="0.246666666666667" calcext:value-type="percentage">
            <text:p>24.67%</text:p>
          </table:table-cell>
        </table:table-row>
        <table:table-row table:style-name="ro1">
          <table:table-cell office:value-type="string" calcext:value-type="string">
            <text:p>visp35881</text:p>
          </table:table-cell>
          <table:table-cell office:value-type="float" office:value="35881" calcext:value-type="float">
            <text:p>35881</text:p>
          </table:table-cell>
          <table:table-cell office:value-type="float" office:value="17307" calcext:value-type="float">
            <text:p>17307</text:p>
          </table:table-cell>
          <table:table-cell table:style-name="ce2" office:value-type="string" calcext:value-type="string">
            <text:p>48.23%</text:p>
          </table:table-cell>
          <table:table-cell office:value-type="float" office:value="149" calcext:value-type="float">
            <text:p>149</text:p>
          </table:table-cell>
          <table:table-cell office:value-type="float" office:value="168" calcext:value-type="float">
            <text:p>168</text:p>
          </table:table-cell>
          <table:table-cell office:value-type="float" office:value="155" calcext:value-type="float">
            <text:p>155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formula="of:=MIN([.E162:.G162])" office:value-type="float" office:value="149" calcext:value-type="float">
            <text:p>149</text:p>
          </table:table-cell>
          <table:table-cell table:formula="of:=MAX([.H162:.I162])" office:value-type="float" office:value="104" calcext:value-type="float">
            <text:p>104</text:p>
          </table:table-cell>
          <table:table-cell table:style-name="ce13" table:formula="of:=([.J162]-[.K162])/[.J162]" office:value-type="percentage" office:value="0.302013422818792" calcext:value-type="percentage">
            <text:p>30.20%</text:p>
          </table:table-cell>
        </table:table-row>
        <table:table-row table:style-name="ro1">
          <table:table-cell office:value-type="string" calcext:value-type="string">
            <text:p>visp37336</text:p>
          </table:table-cell>
          <table:table-cell office:value-type="float" office:value="37336" calcext:value-type="float">
            <text:p>37336</text:p>
          </table:table-cell>
          <table:table-cell office:value-type="float" office:value="17655" calcext:value-type="float">
            <text:p>17655</text:p>
          </table:table-cell>
          <table:table-cell table:style-name="ce2" office:value-type="string" calcext:value-type="string">
            <text:p>47.29%</text:p>
          </table:table-cell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table:formula="of:=MIN([.E163:.G163])" office:value-type="float" office:value="169" calcext:value-type="float">
            <text:p>169</text:p>
          </table:table-cell>
          <table:table-cell table:formula="of:=MAX([.H163:.I163])" office:value-type="float" office:value="120" calcext:value-type="float">
            <text:p>120</text:p>
          </table:table-cell>
          <table:table-cell table:style-name="ce13" table:formula="of:=([.J163]-[.K163])/[.J163]" office:value-type="percentage" office:value="0.289940828402367" calcext:value-type="percentage">
            <text:p>28.99%</text:p>
          </table:table-cell>
        </table:table-row>
        <table:table-row table:style-name="ro1">
          <table:table-cell office:value-type="string" calcext:value-type="string">
            <text:p>visp38574</text:p>
          </table:table-cell>
          <table:table-cell office:value-type="float" office:value="38574" calcext:value-type="float">
            <text:p>38574</text:p>
          </table:table-cell>
          <table:table-cell office:value-type="float" office:value="18605" calcext:value-type="float">
            <text:p>18605</text:p>
          </table:table-cell>
          <table:table-cell table:style-name="ce2" office:value-type="string" calcext:value-type="string">
            <text:p>48.23%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table:formula="of:=MIN([.E164:.G164])" office:value-type="float" office:value="157" calcext:value-type="float">
            <text:p>157</text:p>
          </table:table-cell>
          <table:table-cell table:formula="of:=MAX([.H164:.I164])" office:value-type="float" office:value="115" calcext:value-type="float">
            <text:p>115</text:p>
          </table:table-cell>
          <table:table-cell table:style-name="ce13" table:formula="of:=([.J164]-[.K164])/[.J164]" office:value-type="percentage" office:value="0.267515923566879" calcext:value-type="percentage">
            <text:p>26.75%</text:p>
          </table:table-cell>
        </table:table-row>
        <table:table-row table:style-name="ro1">
          <table:table-cell office:value-type="string" calcext:value-type="string">
            <text:p>visp40191</text:p>
          </table:table-cell>
          <table:table-cell office:value-type="float" office:value="40191" calcext:value-type="float">
            <text:p>40191</text:p>
          </table:table-cell>
          <table:table-cell office:value-type="float" office:value="19062" calcext:value-type="float">
            <text:p>19062</text:p>
          </table:table-cell>
          <table:table-cell table:style-name="ce2" office:value-type="string" calcext:value-type="string">
            <text:p>47.43%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MIN([.E165:.G165])" office:value-type="float" office:value="124" calcext:value-type="float">
            <text:p>124</text:p>
          </table:table-cell>
          <table:table-cell table:formula="of:=MAX([.H165:.I165])" office:value-type="float" office:value="98" calcext:value-type="float">
            <text:p>98</text:p>
          </table:table-cell>
          <table:table-cell table:style-name="ce13" table:formula="of:=([.J165]-[.K165])/[.J165]" office:value-type="percentage" office:value="0.209677419354839" calcext:value-type="percentage">
            <text:p>20.97%</text:p>
          </table:table-cell>
        </table:table-row>
        <table:table-row table:style-name="ro1">
          <table:table-cell office:value-type="string" calcext:value-type="string">
            <text:p>visp41039</text:p>
          </table:table-cell>
          <table:table-cell office:value-type="float" office:value="41039" calcext:value-type="float">
            <text:p>41039</text:p>
          </table:table-cell>
          <table:table-cell office:value-type="float" office:value="18957" calcext:value-type="float">
            <text:p>18957</text:p>
          </table:table-cell>
          <table:table-cell table:style-name="ce2" office:value-type="string" calcext:value-type="string">
            <text:p>46.19%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formula="of:=MIN([.E166:.G166])" office:value-type="float" office:value="151" calcext:value-type="float">
            <text:p>151</text:p>
          </table:table-cell>
          <table:table-cell table:formula="of:=MAX([.H166:.I166])" office:value-type="float" office:value="116" calcext:value-type="float">
            <text:p>116</text:p>
          </table:table-cell>
          <table:table-cell table:style-name="ce13" table:formula="of:=([.J166]-[.K166])/[.J166]" office:value-type="percentage" office:value="0.231788079470199" calcext:value-type="percentage">
            <text:p>23.18%</text:p>
          </table:table-cell>
        </table:table-row>
        <table:table-row table:style-name="ro1">
          <table:table-cell office:value-type="string" calcext:value-type="string">
            <text:p>visp43093</text:p>
          </table:table-cell>
          <table:table-cell office:value-type="float" office:value="43093" calcext:value-type="float">
            <text:p>43093</text:p>
          </table:table-cell>
          <table:table-cell office:value-type="float" office:value="20371" calcext:value-type="float">
            <text:p>20371</text:p>
          </table:table-cell>
          <table:table-cell table:style-name="ce2" office:value-type="string" calcext:value-type="string">
            <text:p>47.27%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formula="of:=MIN([.E167:.G167])" office:value-type="float" office:value="139" calcext:value-type="float">
            <text:p>139</text:p>
          </table:table-cell>
          <table:table-cell table:formula="of:=MAX([.H167:.I167])" office:value-type="float" office:value="96" calcext:value-type="float">
            <text:p>96</text:p>
          </table:table-cell>
          <table:table-cell table:style-name="ce13" table:formula="of:=([.J167]-[.K167])/[.J167]" office:value-type="percentage" office:value="0.309352517985611" calcext:value-type="percentage">
            <text:p>30.94%</text:p>
          </table:table-cell>
        </table:table-row>
        <table:table-row table:style-name="ro1">
          <table:table-cell office:value-type="string" calcext:value-type="string">
            <text:p>visp44362</text:p>
          </table:table-cell>
          <table:table-cell office:value-type="float" office:value="44362" calcext:value-type="float">
            <text:p>44362</text:p>
          </table:table-cell>
          <table:table-cell office:value-type="float" office:value="21026" calcext:value-type="float">
            <text:p>21026</text:p>
          </table:table-cell>
          <table:table-cell table:style-name="ce2" office:value-type="string" calcext:value-type="string">
            <text:p>47.40%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formula="of:=MIN([.E168:.G168])" office:value-type="float" office:value="156" calcext:value-type="float">
            <text:p>156</text:p>
          </table:table-cell>
          <table:table-cell table:formula="of:=MAX([.H168:.I168])" office:value-type="float" office:value="113" calcext:value-type="float">
            <text:p>113</text:p>
          </table:table-cell>
          <table:table-cell table:style-name="ce13" table:formula="of:=([.J168]-[.K168])/[.J168]" office:value-type="percentage" office:value="0.275641025641026" calcext:value-type="percentage">
            <text:p>27.56%</text:p>
          </table:table-cell>
        </table:table-row>
        <table:table-row table:style-name="ro1">
          <table:table-cell office:value-type="string" calcext:value-type="string">
            <text:p>visp45466</text:p>
          </table:table-cell>
          <table:table-cell office:value-type="float" office:value="45466" calcext:value-type="float">
            <text:p>45466</text:p>
          </table:table-cell>
          <table:table-cell office:value-type="float" office:value="21854" calcext:value-type="float">
            <text:p>21854</text:p>
          </table:table-cell>
          <table:table-cell table:style-name="ce2" office:value-type="string" calcext:value-type="string">
            <text:p>48.07%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table:formula="of:=MIN([.E169:.G169])" office:value-type="float" office:value="134" calcext:value-type="float">
            <text:p>134</text:p>
          </table:table-cell>
          <table:table-cell table:formula="of:=MAX([.H169:.I169])" office:value-type="float" office:value="104" calcext:value-type="float">
            <text:p>104</text:p>
          </table:table-cell>
          <table:table-cell table:style-name="ce13" table:formula="of:=([.J169]-[.K169])/[.J169]" office:value-type="percentage" office:value="0.223880597014925" calcext:value-type="percentage">
            <text:p>22.39%</text:p>
          </table:table-cell>
        </table:table-row>
        <table:table-row table:style-name="ro1">
          <table:table-cell office:value-type="string" calcext:value-type="string">
            <text:p>visp46936</text:p>
          </table:table-cell>
          <table:table-cell office:value-type="float" office:value="46936" calcext:value-type="float">
            <text:p>46936</text:p>
          </table:table-cell>
          <table:table-cell office:value-type="float" office:value="22049" calcext:value-type="float">
            <text:p>22049</text:p>
          </table:table-cell>
          <table:table-cell table:style-name="ce2" office:value-type="string" calcext:value-type="string">
            <text:p>46.98%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table:formula="of:=MIN([.E170:.G170])" office:value-type="float" office:value="111" calcext:value-type="float">
            <text:p>111</text:p>
          </table:table-cell>
          <table:table-cell table:formula="of:=MAX([.H170:.I170])" office:value-type="float" office:value="72" calcext:value-type="float">
            <text:p>72</text:p>
          </table:table-cell>
          <table:table-cell table:style-name="ce13" table:formula="of:=([.J170]-[.K170])/[.J170]" office:value-type="percentage" office:value="0.351351351351351" calcext:value-type="percentage">
            <text:p>35.14%</text:p>
          </table:table-cell>
        </table:table-row>
        <table:table-row table:style-name="ro1">
          <table:table-cell office:value-type="string" calcext:value-type="string">
            <text:p>visp48558</text:p>
          </table:table-cell>
          <table:table-cell office:value-type="float" office:value="48558" calcext:value-type="float">
            <text:p>48558</text:p>
          </table:table-cell>
          <table:table-cell office:value-type="float" office:value="23067" calcext:value-type="float">
            <text:p>23067</text:p>
          </table:table-cell>
          <table:table-cell table:style-name="ce2" office:value-type="string" calcext:value-type="string">
            <text:p>47.50%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table:formula="of:=MIN([.E171:.G171])" office:value-type="float" office:value="176" calcext:value-type="float">
            <text:p>176</text:p>
          </table:table-cell>
          <table:table-cell table:formula="of:=MAX([.H171:.I171])" office:value-type="float" office:value="95" calcext:value-type="float">
            <text:p>95</text:p>
          </table:table-cell>
          <table:table-cell table:style-name="ce13" table:formula="of:=([.J171]-[.K171])/[.J171]" office:value-type="percentage" office:value="0.460227272727273" calcext:value-type="percentage">
            <text:p>46.02%</text:p>
          </table:table-cell>
        </table:table-row>
        <table:table-row table:style-name="ro1">
          <table:table-cell office:value-type="string" calcext:value-type="string">
            <text:p>visp50129</text:p>
          </table:table-cell>
          <table:table-cell office:value-type="float" office:value="50129" calcext:value-type="float">
            <text:p>50129</text:p>
          </table:table-cell>
          <table:table-cell office:value-type="float" office:value="23669" calcext:value-type="float">
            <text:p>23669</text:p>
          </table:table-cell>
          <table:table-cell table:style-name="ce2" office:value-type="string" calcext:value-type="string">
            <text:p>47.22%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table:formula="of:=MIN([.E172:.G172])" office:value-type="float" office:value="191" calcext:value-type="float">
            <text:p>191</text:p>
          </table:table-cell>
          <table:table-cell table:formula="of:=MAX([.H172:.I172])" office:value-type="float" office:value="135" calcext:value-type="float">
            <text:p>135</text:p>
          </table:table-cell>
          <table:table-cell table:style-name="ce13" table:formula="of:=([.J172]-[.K172])/[.J172]" office:value-type="percentage" office:value="0.293193717277487" calcext:value-type="percentage">
            <text:p>29.32%</text:p>
          </table:table-cell>
        </table:table-row>
        <table:table-row table:style-name="ro1">
          <table:table-cell office:value-type="string" calcext:value-type="string">
            <text:p>visp51133</text:p>
          </table:table-cell>
          <table:table-cell office:value-type="float" office:value="51133" calcext:value-type="float">
            <text:p>51133</text:p>
          </table:table-cell>
          <table:table-cell office:value-type="float" office:value="24123" calcext:value-type="float">
            <text:p>24123</text:p>
          </table:table-cell>
          <table:table-cell table:style-name="ce2" office:value-type="string" calcext:value-type="string">
            <text:p>47.18%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MIN([.E173:.G173])" office:value-type="float" office:value="120" calcext:value-type="float">
            <text:p>120</text:p>
          </table:table-cell>
          <table:table-cell table:formula="of:=MAX([.H173:.I173])" office:value-type="float" office:value="71" calcext:value-type="float">
            <text:p>71</text:p>
          </table:table-cell>
          <table:table-cell table:style-name="ce13" table:formula="of:=([.J173]-[.K173])/[.J173]" office:value-type="percentage" office:value="0.408333333333333" calcext:value-type="percentage">
            <text:p>40.83%</text:p>
          </table:table-cell>
        </table:table-row>
        <table:table-row table:style-name="ro1">
          <table:table-cell office:value-type="string" calcext:value-type="string">
            <text:p>visp53088</text:p>
          </table:table-cell>
          <table:table-cell office:value-type="float" office:value="53088" calcext:value-type="float">
            <text:p>53088</text:p>
          </table:table-cell>
          <table:table-cell office:value-type="float" office:value="25419" calcext:value-type="float">
            <text:p>25419</text:p>
          </table:table-cell>
          <table:table-cell table:style-name="ce2" office:value-type="string" calcext:value-type="string">
            <text:p>47.88%</text:p>
          </table:table-cell>
          <table:table-cell table:number-columns-repeated="3"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table:formula="of:=MIN([.E174:.G174])" office:value-type="float" office:value="148" calcext:value-type="float">
            <text:p>148</text:p>
          </table:table-cell>
          <table:table-cell table:formula="of:=MAX([.H174:.I174])" office:value-type="float" office:value="110" calcext:value-type="float">
            <text:p>110</text:p>
          </table:table-cell>
          <table:table-cell table:style-name="ce13" table:formula="of:=([.J174]-[.K174])/[.J174]" office:value-type="percentage" office:value="0.256756756756757" calcext:value-type="percentage">
            <text:p>25.68%</text:p>
          </table:table-cell>
        </table:table-row>
        <table:table-row table:style-name="ro1">
          <table:table-cell office:value-type="string" calcext:value-type="string">
            <text:p>visp55158</text:p>
          </table:table-cell>
          <table:table-cell office:value-type="float" office:value="55158" calcext:value-type="float">
            <text:p>55158</text:p>
          </table:table-cell>
          <table:table-cell office:value-type="float" office:value="26342" calcext:value-type="float">
            <text:p>26342</text:p>
          </table:table-cell>
          <table:table-cell table:style-name="ce2" office:value-type="string" calcext:value-type="string">
            <text:p>47.76%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62" calcext:value-type="float">
            <text:p>162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table:formula="of:=MIN([.E175:.G175])" office:value-type="float" office:value="137" calcext:value-type="float">
            <text:p>137</text:p>
          </table:table-cell>
          <table:table-cell table:formula="of:=MAX([.H175:.I175])" office:value-type="float" office:value="101" calcext:value-type="float">
            <text:p>101</text:p>
          </table:table-cell>
          <table:table-cell table:style-name="ce13" table:formula="of:=([.J175]-[.K175])/[.J175]" office:value-type="percentage" office:value="0.262773722627737" calcext:value-type="percentage">
            <text:p>26.28%</text:p>
          </table:table-cell>
        </table:table-row>
        <table:table-row table:style-name="ro1">
          <table:table-cell office:value-type="string" calcext:value-type="string">
            <text:p>visp57201</text:p>
          </table:table-cell>
          <table:table-cell office:value-type="float" office:value="57201" calcext:value-type="float">
            <text:p>57201</text:p>
          </table:table-cell>
          <table:table-cell office:value-type="float" office:value="27092" calcext:value-type="float">
            <text:p>27092</text:p>
          </table:table-cell>
          <table:table-cell table:style-name="ce2" office:value-type="string" calcext:value-type="string">
            <text:p>47.36%</text:p>
          </table:table-cell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table:formula="of:=MIN([.E176:.G176])" office:value-type="float" office:value="168" calcext:value-type="float">
            <text:p>168</text:p>
          </table:table-cell>
          <table:table-cell table:formula="of:=MAX([.H176:.I176])" office:value-type="float" office:value="111" calcext:value-type="float">
            <text:p>111</text:p>
          </table:table-cell>
          <table:table-cell table:style-name="ce13" table:formula="of:=([.J176]-[.K176])/[.J176]" office:value-type="percentage" office:value="0.339285714285714" calcext:value-type="percentage">
            <text:p>33.93%</text:p>
          </table:table-cell>
        </table:table-row>
        <table:table-row table:style-name="ro1">
          <table:table-cell office:value-type="string" calcext:value-type="string">
            <text:p>visp59449</text:p>
          </table:table-cell>
          <table:table-cell office:value-type="float" office:value="59449" calcext:value-type="float">
            <text:p>59449</text:p>
          </table:table-cell>
          <table:table-cell office:value-type="float" office:value="28184" calcext:value-type="float">
            <text:p>28184</text:p>
          </table:table-cell>
          <table:table-cell table:style-name="ce2" office:value-type="string" calcext:value-type="string">
            <text:p>47.41%</text:p>
          </table:table-cell>
          <table:table-cell office:value-type="float" office:value="151" calcext:value-type="float">
            <text:p>151</text:p>
          </table:table-cell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table:formula="of:=MIN([.E177:.G177])" office:value-type="float" office:value="151" calcext:value-type="float">
            <text:p>151</text:p>
          </table:table-cell>
          <table:table-cell table:formula="of:=MAX([.H177:.I177])" office:value-type="float" office:value="98" calcext:value-type="float">
            <text:p>98</text:p>
          </table:table-cell>
          <table:table-cell table:style-name="ce13" table:formula="of:=([.J177]-[.K177])/[.J177]" office:value-type="percentage" office:value="0.350993377483444" calcext:value-type="percentage">
            <text:p>35.10%</text:p>
          </table:table-cell>
        </table:table-row>
        <table:table-row table:style-name="ro1">
          <table:table-cell office:value-type="string" calcext:value-type="string">
            <text:p>visp60660</text:p>
          </table:table-cell>
          <table:table-cell office:value-type="float" office:value="60660" calcext:value-type="float">
            <text:p>60660</text:p>
          </table:table-cell>
          <table:table-cell office:value-type="float" office:value="29078" calcext:value-type="float">
            <text:p>29078</text:p>
          </table:table-cell>
          <table:table-cell table:style-name="ce2" office:value-type="string" calcext:value-type="string">
            <text:p>47.94%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table:formula="of:=MIN([.E178:.G178])" office:value-type="float" office:value="127" calcext:value-type="float">
            <text:p>127</text:p>
          </table:table-cell>
          <table:table-cell table:formula="of:=MAX([.H178:.I178])" office:value-type="float" office:value="91" calcext:value-type="float">
            <text:p>91</text:p>
          </table:table-cell>
          <table:table-cell table:style-name="ce13" table:formula="of:=([.J178]-[.K178])/[.J178]" office:value-type="percentage" office:value="0.283464566929134" calcext:value-type="percentage">
            <text:p>28.35%</text:p>
          </table:table-cell>
        </table:table-row>
        <table:table-row table:style-name="ro1">
          <table:table-cell office:value-type="string" calcext:value-type="string">
            <text:p>visp62685</text:p>
          </table:table-cell>
          <table:table-cell office:value-type="float" office:value="62685" calcext:value-type="float">
            <text:p>62685</text:p>
          </table:table-cell>
          <table:table-cell office:value-type="float" office:value="29618" calcext:value-type="float">
            <text:p>29618</text:p>
          </table:table-cell>
          <table:table-cell table:style-name="ce2" office:value-type="string" calcext:value-type="string">
            <text:p>47.25%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table:formula="of:=MIN([.E179:.G179])" office:value-type="float" office:value="144" calcext:value-type="float">
            <text:p>144</text:p>
          </table:table-cell>
          <table:table-cell table:formula="of:=MAX([.H179:.I179])" office:value-type="float" office:value="98" calcext:value-type="float">
            <text:p>98</text:p>
          </table:table-cell>
          <table:table-cell table:style-name="ce13" table:formula="of:=([.J179]-[.K179])/[.J179]" office:value-type="percentage" office:value="0.319444444444444" calcext:value-type="percentage">
            <text:p>31.94%</text:p>
          </table:table-cell>
        </table:table-row>
        <table:table-row table:style-name="ro1">
          <table:table-cell office:value-type="string" calcext:value-type="string">
            <text:p>visp64932</text:p>
          </table:table-cell>
          <table:table-cell office:value-type="float" office:value="64932" calcext:value-type="float">
            <text:p>64932</text:p>
          </table:table-cell>
          <table:table-cell office:value-type="float" office:value="29977" calcext:value-type="float">
            <text:p>29977</text:p>
          </table:table-cell>
          <table:table-cell table:style-name="ce2" office:value-type="string" calcext:value-type="string">
            <text:p>46.17%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49" calcext:value-type="float">
            <text:p>249</text:p>
          </table:table-cell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table:formula="of:=MIN([.E180:.G180])" office:value-type="float" office:value="225" calcext:value-type="float">
            <text:p>225</text:p>
          </table:table-cell>
          <table:table-cell table:formula="of:=MAX([.H180:.I180])" office:value-type="float" office:value="152" calcext:value-type="float">
            <text:p>152</text:p>
          </table:table-cell>
          <table:table-cell table:style-name="ce13" table:formula="of:=([.J180]-[.K180])/[.J180]" office:value-type="percentage" office:value="0.324444444444444" calcext:value-type="percentage">
            <text:p>32.44%</text:p>
          </table:table-cell>
        </table:table-row>
        <table:table-row table:style-name="ro1">
          <table:table-cell office:value-type="string" calcext:value-type="string">
            <text:p>visp66498</text:p>
          </table:table-cell>
          <table:table-cell office:value-type="float" office:value="66498" calcext:value-type="float">
            <text:p>66498</text:p>
          </table:table-cell>
          <table:table-cell office:value-type="float" office:value="31343" calcext:value-type="float">
            <text:p>31343</text:p>
          </table:table-cell>
          <table:table-cell table:style-name="ce2" office:value-type="string" calcext:value-type="string">
            <text:p>47.13%</text:p>
          </table:table-cell>
          <table:table-cell office:value-type="float" office:value="133" calcext:value-type="float">
            <text:p>133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formula="of:=MIN([.E181:.G181])" office:value-type="float" office:value="133" calcext:value-type="float">
            <text:p>133</text:p>
          </table:table-cell>
          <table:table-cell table:formula="of:=MAX([.H181:.I181])" office:value-type="float" office:value="81" calcext:value-type="float">
            <text:p>81</text:p>
          </table:table-cell>
          <table:table-cell table:style-name="ce13" table:formula="of:=([.J181]-[.K181])/[.J181]" office:value-type="percentage" office:value="0.390977443609023" calcext:value-type="percentage">
            <text:p>39.10%</text:p>
          </table:table-cell>
        </table:table-row>
        <table:table-row table:style-name="ro1">
          <table:table-cell office:value-type="string" calcext:value-type="string">
            <text:p>visp68333</text:p>
          </table:table-cell>
          <table:table-cell office:value-type="float" office:value="68333" calcext:value-type="float">
            <text:p>68333</text:p>
          </table:table-cell>
          <table:table-cell office:value-type="float" office:value="31408" calcext:value-type="float">
            <text:p>31408</text:p>
          </table:table-cell>
          <table:table-cell table:style-name="ce2" office:value-type="string" calcext:value-type="string">
            <text:p>45.96%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table:formula="of:=MIN([.E182:.G182])" office:value-type="float" office:value="189" calcext:value-type="float">
            <text:p>189</text:p>
          </table:table-cell>
          <table:table-cell table:formula="of:=MAX([.H182:.I182])" office:value-type="float" office:value="130" calcext:value-type="float">
            <text:p>130</text:p>
          </table:table-cell>
          <table:table-cell table:style-name="ce13" table:formula="of:=([.J182]-[.K182])/[.J182]" office:value-type="percentage" office:value="0.312169312169312" calcext:value-type="percentage">
            <text:p>31.22%</text:p>
          </table:table-cell>
        </table:table-row>
        <table:table-row table:style-name="ro1">
          <table:table-cell office:value-type="string" calcext:value-type="string">
            <text:p>visp70702</text:p>
          </table:table-cell>
          <table:table-cell office:value-type="float" office:value="70702" calcext:value-type="float">
            <text:p>70702</text:p>
          </table:table-cell>
          <table:table-cell office:value-type="float" office:value="33002" calcext:value-type="float">
            <text:p>33002</text:p>
          </table:table-cell>
          <table:table-cell table:style-name="ce2" office:value-type="string" calcext:value-type="string">
            <text:p>46.68%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table:formula="of:=MIN([.E183:.G183])" office:value-type="float" office:value="187" calcext:value-type="float">
            <text:p>187</text:p>
          </table:table-cell>
          <table:table-cell table:formula="of:=MAX([.H183:.I183])" office:value-type="float" office:value="129" calcext:value-type="float">
            <text:p>129</text:p>
          </table:table-cell>
          <table:table-cell table:style-name="ce13" table:formula="of:=([.J183]-[.K183])/[.J183]" office:value-type="percentage" office:value="0.310160427807487" calcext:value-type="percentage">
            <text:p>31.02%</text:p>
          </table:table-cell>
        </table:table-row>
        <table:table-row table:style-name="ro1">
          <table:table-cell office:value-type="string" calcext:value-type="string">
            <text:p>visp71536</text:p>
          </table:table-cell>
          <table:table-cell office:value-type="float" office:value="71536" calcext:value-type="float">
            <text:p>71536</text:p>
          </table:table-cell>
          <table:table-cell office:value-type="float" office:value="33170" calcext:value-type="float">
            <text:p>33170</text:p>
          </table:table-cell>
          <table:table-cell table:style-name="ce2" office:value-type="string" calcext:value-type="string">
            <text:p>46.37%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table:formula="of:=MIN([.E184:.G184])" office:value-type="float" office:value="238" calcext:value-type="float">
            <text:p>238</text:p>
          </table:table-cell>
          <table:table-cell table:formula="of:=MAX([.H184:.I184])" office:value-type="float" office:value="143" calcext:value-type="float">
            <text:p>143</text:p>
          </table:table-cell>
          <table:table-cell table:style-name="ce13" table:formula="of:=([.J184]-[.K184])/[.J184]" office:value-type="percentage" office:value="0.399159663865546" calcext:value-type="percentage">
            <text:p>39.92%</text:p>
          </table:table-cell>
        </table:table-row>
        <table:table-row table:style-name="ro1">
          <table:table-cell office:value-type="string" calcext:value-type="string">
            <text:p>visp73369</text:p>
          </table:table-cell>
          <table:table-cell office:value-type="float" office:value="73369" calcext:value-type="float">
            <text:p>73369</text:p>
          </table:table-cell>
          <table:table-cell office:value-type="float" office:value="34167" calcext:value-type="float">
            <text:p>34167</text:p>
          </table:table-cell>
          <table:table-cell table:style-name="ce2" office:value-type="string" calcext:value-type="string">
            <text:p>46.57%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312" calcext:value-type="float">
            <text:p>312</text:p>
          </table:table-cell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table:formula="of:=MIN([.E185:.G185])" office:value-type="float" office:value="274" calcext:value-type="float">
            <text:p>274</text:p>
          </table:table-cell>
          <table:table-cell table:formula="of:=MAX([.H185:.I185])" office:value-type="float" office:value="195" calcext:value-type="float">
            <text:p>195</text:p>
          </table:table-cell>
          <table:table-cell table:style-name="ce13" table:formula="of:=([.J185]-[.K185])/[.J185]" office:value-type="percentage" office:value="0.288321167883212" calcext:value-type="percentage">
            <text:p>28.83%</text:p>
          </table:table-cell>
        </table:table-row>
        <table:table-row table:style-name="ro1">
          <table:table-cell office:value-type="string" calcext:value-type="string">
            <text:p>vispecn2518</text:p>
          </table:table-cell>
          <table:table-cell office:value-type="float" office:value="2518" calcext:value-type="float">
            <text:p>2518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2.30%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formula="of:=MIN([.E186:.G186])" office:value-type="float" office:value="62" calcext:value-type="float">
            <text:p>62</text:p>
          </table:table-cell>
          <table:table-cell table:formula="of:=MAX([.H186:.I186])" office:value-type="float" office:value="57" calcext:value-type="float">
            <text:p>57</text:p>
          </table:table-cell>
          <table:table-cell table:style-name="ce13" table:formula="of:=([.J186]-[.K186])/[.J186]" office:value-type="percentage" office:value="0.0806451612903226" calcext:value-type="percentage">
            <text:p>8.06%</text:p>
          </table:table-cell>
        </table:table-row>
        <table:table-row table:style-name="ro1">
          <table:table-cell office:value-type="string" calcext:value-type="string">
            <text:p>vispecn5478</text:p>
          </table:table-cell>
          <table:table-cell office:value-type="float" office:value="5478" calcext:value-type="float">
            <text:p>5478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1.75%</text:p>
          </table:table-cell>
          <table:table-cell office:value-type="float" office:value="123" calcext:value-type="float">
            <text:p>123</text:p>
          </table:table-cell>
          <table:table-cell office:value-type="float" office:value="163" calcext:value-type="float">
            <text:p>163</text:p>
          </table:table-cell>
          <table:table-cell office:value-type="float" office:value="139" calcext:value-type="float">
            <text:p>139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formula="of:=MIN([.E187:.G187])" office:value-type="float" office:value="123" calcext:value-type="float">
            <text:p>123</text:p>
          </table:table-cell>
          <table:table-cell table:formula="of:=MAX([.H187:.I187])" office:value-type="float" office:value="98" calcext:value-type="float">
            <text:p>98</text:p>
          </table:table-cell>
          <table:table-cell table:style-name="ce13" table:formula="of:=([.J187]-[.K187])/[.J187]" office:value-type="percentage" office:value="0.203252032520325" calcext:value-type="percentage">
            <text:p>20.33%</text:p>
          </table:table-cell>
        </table:table-row>
        <table:table-row table:style-name="ro1">
          <table:table-cell office:value-type="string" calcext:value-type="string">
            <text:p>vispecn7028</text:p>
          </table:table-cell>
          <table:table-cell office:value-type="float" office:value="7028" calcext:value-type="float">
            <text:p>7028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.38%</text:p>
          </table:table-cell>
          <table:table-cell office:value-type="float" office:value="135" calcext:value-type="float">
            <text:p>135</text:p>
          </table:table-cell>
          <table:table-cell office:value-type="float" office:value="179" calcext:value-type="float">
            <text:p>179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table:formula="of:=MIN([.E188:.G188])" office:value-type="float" office:value="135" calcext:value-type="float">
            <text:p>135</text:p>
          </table:table-cell>
          <table:table-cell table:formula="of:=MAX([.H188:.I188])" office:value-type="float" office:value="115" calcext:value-type="float">
            <text:p>115</text:p>
          </table:table-cell>
          <table:table-cell table:style-name="ce13" table:formula="of:=([.J188]-[.K188])/[.J188]" office:value-type="percentage" office:value="0.148148148148148" calcext:value-type="percentage">
            <text:p>14.81%</text:p>
          </table:table-cell>
        </table:table-row>
        <table:table-row table:style-name="ro1">
          <table:table-cell office:value-type="string" calcext:value-type="string">
            <text:p>vispecn10178</text:p>
          </table:table-cell>
          <table:table-cell office:value-type="float" office:value="10178" calcext:value-type="float">
            <text:p>10178</text:p>
          </table:table-cell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1.46%</text:p>
          </table:table-cell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formula="of:=MIN([.E189:.G189])" office:value-type="float" office:value="128" calcext:value-type="float">
            <text:p>128</text:p>
          </table:table-cell>
          <table:table-cell table:formula="of:=MAX([.H189:.I189])" office:value-type="float" office:value="94" calcext:value-type="float">
            <text:p>94</text:p>
          </table:table-cell>
          <table:table-cell table:style-name="ce13" table:formula="of:=([.J189]-[.K189])/[.J189]" office:value-type="percentage" office:value="0.265625" calcext:value-type="percentage">
            <text:p>26.56%</text:p>
          </table:table-cell>
        </table:table-row>
        <table:table-row table:style-name="ro1">
          <table:table-cell office:value-type="string" calcext:value-type="string">
            <text:p>vispecn11917</text:p>
          </table:table-cell>
          <table:table-cell office:value-type="float" office:value="11917" calcext:value-type="float">
            <text:p>11917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162" calcext:value-type="float">
            <text:p>162</text:p>
          </table:table-cell>
          <table:table-cell office:value-type="float" office:value="220" calcext:value-type="float">
            <text:p>220</text:p>
          </table:table-cell>
          <table:table-cell office:value-type="float" office:value="185" calcext:value-type="float">
            <text:p>185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table:formula="of:=MIN([.E190:.G190])" office:value-type="float" office:value="162" calcext:value-type="float">
            <text:p>162</text:p>
          </table:table-cell>
          <table:table-cell table:formula="of:=MAX([.H190:.I190])" office:value-type="float" office:value="119" calcext:value-type="float">
            <text:p>119</text:p>
          </table:table-cell>
          <table:table-cell table:style-name="ce13" table:formula="of:=([.J190]-[.K190])/[.J190]" office:value-type="percentage" office:value="0.265432098765432" calcext:value-type="percentage">
            <text:p>26.54%</text:p>
          </table:table-cell>
        </table:table-row>
        <table:table-row table:style-name="ro1">
          <table:table-cell office:value-type="string" calcext:value-type="string">
            <text:p>vispecn13806</text:p>
          </table:table-cell>
          <table:table-cell office:value-type="float" office:value="13806" calcext:value-type="float">
            <text:p>13806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1.01%</text:p>
          </table:table-cell>
          <table:table-cell office:value-type="float" office:value="257" calcext:value-type="float">
            <text:p>257</text:p>
          </table:table-cell>
          <table:table-cell office:value-type="float" office:value="333" calcext:value-type="float">
            <text:p>333</text:p>
          </table:table-cell>
          <table:table-cell office:value-type="float" office:value="304" calcext:value-type="float">
            <text:p>304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table:formula="of:=MIN([.E191:.G191])" office:value-type="float" office:value="257" calcext:value-type="float">
            <text:p>257</text:p>
          </table:table-cell>
          <table:table-cell table:formula="of:=MAX([.H191:.I191])" office:value-type="float" office:value="177" calcext:value-type="float">
            <text:p>177</text:p>
          </table:table-cell>
          <table:table-cell table:style-name="ce13" table:formula="of:=([.J191]-[.K191])/[.J191]" office:value-type="percentage" office:value="0.311284046692607" calcext:value-type="percentage">
            <text:p>31.13%</text:p>
          </table:table-cell>
        </table:table-row>
        <table:table-row table:style-name="ro1">
          <table:table-cell office:value-type="string" calcext:value-type="string">
            <text:p>vispecn15912</text:p>
          </table:table-cell>
          <table:table-cell office:value-type="float" office:value="15912" calcext:value-type="float">
            <text:p>15912</text:p>
          </table:table-cell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0.96%</text:p>
          </table:table-cell>
          <table:table-cell office:value-type="float" office:value="222" calcext:value-type="float">
            <text:p>222</text:p>
          </table:table-cell>
          <table:table-cell office:value-type="float" office:value="280" calcext:value-type="float">
            <text:p>280</text:p>
          </table:table-cell>
          <table:table-cell office:value-type="float" office:value="242" calcext:value-type="float">
            <text:p>242</text:p>
          </table:table-cell>
          <table:table-cell office:value-type="float" office:value="147" calcext:value-type="float">
            <text:p>147</text:p>
          </table:table-cell>
          <table:table-cell office:value-type="float" office:value="161" calcext:value-type="float">
            <text:p>161</text:p>
          </table:table-cell>
          <table:table-cell table:formula="of:=MIN([.E192:.G192])" office:value-type="float" office:value="222" calcext:value-type="float">
            <text:p>222</text:p>
          </table:table-cell>
          <table:table-cell table:formula="of:=MAX([.H192:.I192])" office:value-type="float" office:value="161" calcext:value-type="float">
            <text:p>161</text:p>
          </table:table-cell>
          <table:table-cell table:style-name="ce13" table:formula="of:=([.J192]-[.K192])/[.J192]" office:value-type="percentage" office:value="0.274774774774775" calcext:value-type="percentage">
            <text:p>27.48%</text:p>
          </table:table-cell>
        </table:table-row>
        <table:table-row table:style-name="ro1">
          <table:table-cell office:value-type="string" calcext:value-type="string">
            <text:p>vispecn16227</text:p>
          </table:table-cell>
          <table:table-cell office:value-type="float" office:value="16227" calcext:value-type="float">
            <text:p>16227</text:p>
          </table:table-cell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0.91%</text:p>
          </table:table-cell>
          <table:table-cell office:value-type="float" office:value="286" calcext:value-type="float">
            <text:p>286</text:p>
          </table:table-cell>
          <table:table-cell office:value-type="float" office:value="368" calcext:value-type="float">
            <text:p>368</text:p>
          </table:table-cell>
          <table:table-cell office:value-type="float" office:value="315" calcext:value-type="float">
            <text:p>315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table:formula="of:=MIN([.E193:.G193])" office:value-type="float" office:value="286" calcext:value-type="float">
            <text:p>286</text:p>
          </table:table-cell>
          <table:table-cell table:formula="of:=MAX([.H193:.I193])" office:value-type="float" office:value="205" calcext:value-type="float">
            <text:p>205</text:p>
          </table:table-cell>
          <table:table-cell table:style-name="ce13" table:formula="of:=([.J193]-[.K193])/[.J193]" office:value-type="percentage" office:value="0.283216783216783" calcext:value-type="percentage">
            <text:p>28.32%</text:p>
          </table:table-cell>
        </table:table-row>
        <table:table-row table:style-name="ro1">
          <table:table-cell office:value-type="string" calcext:value-type="string">
            <text:p>vispecn17665</text:p>
          </table:table-cell>
          <table:table-cell office:value-type="float" office:value="17665" calcext:value-type="float">
            <text:p>17665</text:p>
          </table:table-cell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0.97%</text:p>
          </table:table-cell>
          <table:table-cell office:value-type="float" office:value="312" calcext:value-type="float">
            <text:p>312</text:p>
          </table:table-cell>
          <table:table-cell office:value-type="float" office:value="381" calcext:value-type="float">
            <text:p>381</text:p>
          </table:table-cell>
          <table:table-cell office:value-type="float" office:value="339" calcext:value-type="float">
            <text:p>339</text:p>
          </table:table-cell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table:formula="of:=MIN([.E194:.G194])" office:value-type="float" office:value="312" calcext:value-type="float">
            <text:p>312</text:p>
          </table:table-cell>
          <table:table-cell table:formula="of:=MAX([.H194:.I194])" office:value-type="float" office:value="206" calcext:value-type="float">
            <text:p>206</text:p>
          </table:table-cell>
          <table:table-cell table:style-name="ce13" table:formula="of:=([.J194]-[.K194])/[.J194]" office:value-type="percentage" office:value="0.33974358974359" calcext:value-type="percentage">
            <text:p>33.97%</text:p>
          </table:table-cell>
        </table:table-row>
        <table:table-row table:style-name="ro1">
          <table:table-cell office:value-type="string" calcext:value-type="string">
            <text:p>vispecn19370</text:p>
          </table:table-cell>
          <table:table-cell office:value-type="float" office:value="19370" calcext:value-type="float">
            <text:p>19370</text:p>
          </table:table-cell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1.73%</text:p>
          </table:table-cell>
          <table:table-cell office:value-type="float" office:value="244" calcext:value-type="float">
            <text:p>244</text:p>
          </table:table-cell>
          <table:table-cell office:value-type="float" office:value="336" calcext:value-type="float">
            <text:p>336</text:p>
          </table:table-cell>
          <table:table-cell office:value-type="float" office:value="276" calcext:value-type="float">
            <text:p>276</text:p>
          </table:table-cell>
          <table:table-cell office:value-type="float" office:value="138" calcext:value-type="float">
            <text:p>138</text:p>
          </table:table-cell>
          <table:table-cell office:value-type="float" office:value="169" calcext:value-type="float">
            <text:p>169</text:p>
          </table:table-cell>
          <table:table-cell table:formula="of:=MIN([.E195:.G195])" office:value-type="float" office:value="244" calcext:value-type="float">
            <text:p>244</text:p>
          </table:table-cell>
          <table:table-cell table:formula="of:=MAX([.H195:.I195])" office:value-type="float" office:value="169" calcext:value-type="float">
            <text:p>169</text:p>
          </table:table-cell>
          <table:table-cell table:style-name="ce13" table:formula="of:=([.J195]-[.K195])/[.J195]" office:value-type="percentage" office:value="0.307377049180328" calcext:value-type="percentage">
            <text:p>30.74%</text:p>
          </table:table-cell>
        </table:table-row>
        <table:table-row table:style-name="ro1">
          <table:table-cell office:value-type="string" calcext:value-type="string">
            <text:p>vispecn20413</text:p>
          </table:table-cell>
          <table:table-cell office:value-type="float" office:value="20413" calcext:value-type="float">
            <text:p>20413</text:p>
          </table:table-cell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0.74%</text:p>
          </table:table-cell>
          <table:table-cell office:value-type="float" office:value="354" calcext:value-type="float">
            <text:p>354</text:p>
          </table:table-cell>
          <table:table-cell office:value-type="float" office:value="431" calcext:value-type="float">
            <text:p>431</text:p>
          </table:table-cell>
          <table:table-cell office:value-type="float" office:value="378" calcext:value-type="float">
            <text:p>378</text:p>
          </table:table-cell>
          <table:table-cell office:value-type="float" office:value="215" calcext:value-type="float">
            <text:p>215</text:p>
          </table:table-cell>
          <table:table-cell office:value-type="float" office:value="233" calcext:value-type="float">
            <text:p>233</text:p>
          </table:table-cell>
          <table:table-cell table:formula="of:=MIN([.E196:.G196])" office:value-type="float" office:value="354" calcext:value-type="float">
            <text:p>354</text:p>
          </table:table-cell>
          <table:table-cell table:formula="of:=MAX([.H196:.I196])" office:value-type="float" office:value="233" calcext:value-type="float">
            <text:p>233</text:p>
          </table:table-cell>
          <table:table-cell table:style-name="ce13" table:formula="of:=([.J196]-[.K196])/[.J196]" office:value-type="percentage" office:value="0.34180790960452" calcext:value-type="percentage">
            <text:p>34.18%</text:p>
          </table:table-cell>
        </table:table-row>
        <table:table-row table:style-name="ro1">
          <table:table-cell office:value-type="string" calcext:value-type="string">
            <text:p>vispecn25263</text:p>
          </table:table-cell>
          <table:table-cell office:value-type="float" office:value="25263" calcext:value-type="float">
            <text:p>25263</text:p>
          </table:table-cell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1.20%</text:p>
          </table:table-cell>
          <table:table-cell office:value-type="float" office:value="201" calcext:value-type="float">
            <text:p>201</text:p>
          </table:table-cell>
          <table:table-cell office:value-type="float" office:value="251" calcext:value-type="float">
            <text:p>251</text:p>
          </table:table-cell>
          <table:table-cell office:value-type="float" office:value="223" calcext:value-type="float">
            <text:p>223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table:formula="of:=MIN([.E197:.G197])" office:value-type="float" office:value="201" calcext:value-type="float">
            <text:p>201</text:p>
          </table:table-cell>
          <table:table-cell table:formula="of:=MAX([.H197:.I197])" office:value-type="float" office:value="127" calcext:value-type="float">
            <text:p>127</text:p>
          </table:table-cell>
          <table:table-cell table:style-name="ce13" table:formula="of:=([.J197]-[.K197])/[.J197]" office:value-type="percentage" office:value="0.368159203980099" calcext:value-type="percentage">
            <text:p>36.82%</text:p>
          </table:table-cell>
        </table:table-row>
        <table:table-row table:style-name="ro1">
          <table:table-cell office:value-type="string" calcext:value-type="string">
            <text:p>vispecn26025</text:p>
          </table:table-cell>
          <table:table-cell office:value-type="float" office:value="26025" calcext:value-type="float">
            <text:p>26025</text:p>
          </table:table-cell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1.01%</text:p>
          </table:table-cell>
          <table:table-cell office:value-type="float" office:value="254" calcext:value-type="float">
            <text:p>254</text:p>
          </table:table-cell>
          <table:table-cell office:value-type="float" office:value="317" calcext:value-type="float">
            <text:p>317</text:p>
          </table:table-cell>
          <table:table-cell office:value-type="float" office:value="279" calcext:value-type="float">
            <text:p>279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table:formula="of:=MIN([.E198:.G198])" office:value-type="float" office:value="254" calcext:value-type="float">
            <text:p>254</text:p>
          </table:table-cell>
          <table:table-cell table:formula="of:=MAX([.H198:.I198])" office:value-type="float" office:value="169" calcext:value-type="float">
            <text:p>169</text:p>
          </table:table-cell>
          <table:table-cell table:style-name="ce13" table:formula="of:=([.J198]-[.K198])/[.J198]" office:value-type="percentage" office:value="0.334645669291339" calcext:value-type="percentage">
            <text:p>33.46%</text:p>
          </table:table-cell>
        </table:table-row>
        <table:table-row table:style-name="ro1">
          <table:table-cell office:value-type="string" calcext:value-type="string">
            <text:p>vispecn26166</text:p>
          </table:table-cell>
          <table:table-cell office:value-type="float" office:value="26166" calcext:value-type="float">
            <text:p>26166</text:p>
          </table:table-cell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0.79%</text:p>
          </table:table-cell>
          <table:table-cell office:value-type="float" office:value="340" calcext:value-type="float">
            <text:p>340</text:p>
          </table:table-cell>
          <table:table-cell office:value-type="float" office:value="442" calcext:value-type="float">
            <text:p>442</text:p>
          </table:table-cell>
          <table:table-cell office:value-type="float" office:value="374" calcext:value-type="float">
            <text:p>374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table:formula="of:=MIN([.E199:.G199])" office:value-type="float" office:value="340" calcext:value-type="float">
            <text:p>340</text:p>
          </table:table-cell>
          <table:table-cell table:formula="of:=MAX([.H199:.I199])" office:value-type="float" office:value="217" calcext:value-type="float">
            <text:p>217</text:p>
          </table:table-cell>
          <table:table-cell table:style-name="ce13" table:formula="of:=([.J199]-[.K199])/[.J199]" office:value-type="percentage" office:value="0.361764705882353" calcext:value-type="percentage">
            <text:p>36.18%</text:p>
          </table:table-cell>
        </table:table-row>
        <table:table-row table:style-name="ro1">
          <table:table-cell office:value-type="string" calcext:value-type="string">
            <text:p>vispecn26914</text:p>
          </table:table-cell>
          <table:table-cell office:value-type="float" office:value="26914" calcext:value-type="float">
            <text:p>26914</text:p>
          </table:table-cell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1.91%</text:p>
          </table:table-cell>
          <table:table-cell office:value-type="float" office:value="236" calcext:value-type="float">
            <text:p>236</text:p>
          </table:table-cell>
          <table:table-cell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table:formula="of:=MIN([.E200:.G200])" office:value-type="float" office:value="236" calcext:value-type="float">
            <text:p>236</text:p>
          </table:table-cell>
          <table:table-cell table:formula="of:=MAX([.H200:.I200])" office:value-type="float" office:value="150" calcext:value-type="float">
            <text:p>150</text:p>
          </table:table-cell>
          <table:table-cell table:style-name="ce13" table:formula="of:=([.J200]-[.K200])/[.J200]" office:value-type="percentage" office:value="0.364406779661017" calcext:value-type="percentage">
            <text:p>36.44%</text:p>
          </table:table-cell>
        </table:table-row>
        <table:table-row table:style-name="ro1">
          <table:table-cell office:value-type="string" calcext:value-type="string">
            <text:p>vispecn27222</text:p>
          </table:table-cell>
          <table:table-cell office:value-type="float" office:value="27222" calcext:value-type="float">
            <text:p>27222</text:p>
          </table:table-cell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225" calcext:value-type="float">
            <text:p>225</text:p>
          </table:table-cell>
          <table:table-cell office:value-type="float" office:value="314" calcext:value-type="float">
            <text:p>314</text:p>
          </table:table-cell>
          <table:table-cell office:value-type="float" office:value="251" calcext:value-type="float">
            <text:p>251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table:formula="of:=MIN([.E201:.G201])" office:value-type="float" office:value="225" calcext:value-type="float">
            <text:p>225</text:p>
          </table:table-cell>
          <table:table-cell table:formula="of:=MAX([.H201:.I201])" office:value-type="float" office:value="152" calcext:value-type="float">
            <text:p>152</text:p>
          </table:table-cell>
          <table:table-cell table:style-name="ce13" table:formula="of:=([.J201]-[.K201])/[.J201]" office:value-type="percentage" office:value="0.324444444444444" calcext:value-type="percentage">
            <text:p>32.44%</text:p>
          </table:table-cell>
        </table:table-row>
        <table:table-row table:style-name="ro1">
          <table:table-cell office:value-type="string" calcext:value-type="string">
            <text:p>vispecn27480</text:p>
          </table:table-cell>
          <table:table-cell office:value-type="float" office:value="27480" calcext:value-type="float">
            <text:p>27480</text:p>
          </table:table-cell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0.99%</text:p>
          </table:table-cell>
          <table:table-cell office:value-type="float" office:value="200" calcext:value-type="float">
            <text:p>200</text:p>
          </table:table-cell>
          <table:table-cell office:value-type="float" office:value="241" calcext:value-type="float">
            <text:p>241</text:p>
          </table:table-cell>
          <table:table-cell office:value-type="float" office:value="220" calcext:value-type="float">
            <text:p>220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MIN([.E202:.G202])" office:value-type="float" office:value="200" calcext:value-type="float">
            <text:p>200</text:p>
          </table:table-cell>
          <table:table-cell table:formula="of:=MAX([.H202:.I202])" office:value-type="float" office:value="148" calcext:value-type="float">
            <text:p>148</text:p>
          </table:table-cell>
          <table:table-cell table:style-name="ce13" table:formula="of:=([.J202]-[.K202])/[.J202]" office:value-type="percentage" office:value="0.26" calcext:value-type="percentage">
            <text:p>26.00%</text:p>
          </table:table-cell>
        </table:table-row>
        <table:table-row table:style-name="ro1">
          <table:table-cell office:value-type="string" calcext:value-type="string">
            <text:p>vispecn27572</text:p>
          </table:table-cell>
          <table:table-cell office:value-type="float" office:value="27572" calcext:value-type="float">
            <text:p>27572</text:p>
          </table:table-cell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0.88%</text:p>
          </table:table-cell>
          <table:table-cell office:value-type="float" office:value="363" calcext:value-type="float">
            <text:p>363</text:p>
          </table:table-cell>
          <table:table-cell office:value-type="float" office:value="490" calcext:value-type="float">
            <text:p>490</text:p>
          </table:table-cell>
          <table:table-cell office:value-type="float" office:value="382" calcext:value-type="float">
            <text:p>382</text:p>
          </table:table-cell>
          <table:table-cell office:value-type="float" office:value="217" calcext:value-type="float">
            <text:p>217</text:p>
          </table:table-cell>
          <table:table-cell office:value-type="float" office:value="240" calcext:value-type="float">
            <text:p>240</text:p>
          </table:table-cell>
          <table:table-cell table:formula="of:=MIN([.E203:.G203])" office:value-type="float" office:value="363" calcext:value-type="float">
            <text:p>363</text:p>
          </table:table-cell>
          <table:table-cell table:formula="of:=MAX([.H203:.I203])" office:value-type="float" office:value="240" calcext:value-type="float">
            <text:p>240</text:p>
          </table:table-cell>
          <table:table-cell table:style-name="ce13" table:formula="of:=([.J203]-[.K203])/[.J203]" office:value-type="percentage" office:value="0.338842975206612" calcext:value-type="percentage">
            <text:p>33.88%</text:p>
          </table:table-cell>
        </table:table-row>
        <table:table-row table:style-name="ro1">
          <table:table-cell office:value-type="string" calcext:value-type="string">
            <text:p>vispecn28567</text:p>
          </table:table-cell>
          <table:table-cell office:value-type="float" office:value="28567" calcext:value-type="float">
            <text:p>28567</text:p>
          </table:table-cell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0.80%</text:p>
          </table:table-cell>
          <table:table-cell office:value-type="float" office:value="323" calcext:value-type="float">
            <text:p>323</text:p>
          </table:table-cell>
          <table:table-cell office:value-type="float" office:value="411" calcext:value-type="float">
            <text:p>411</text:p>
          </table:table-cell>
          <table:table-cell office:value-type="float" office:value="366" calcext:value-type="float">
            <text:p>366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table:formula="of:=MIN([.E204:.G204])" office:value-type="float" office:value="323" calcext:value-type="float">
            <text:p>323</text:p>
          </table:table-cell>
          <table:table-cell table:formula="of:=MAX([.H204:.I204])" office:value-type="float" office:value="204" calcext:value-type="float">
            <text:p>204</text:p>
          </table:table-cell>
          <table:table-cell table:style-name="ce13" table:formula="of:=([.J204]-[.K204])/[.J204]" office:value-type="percentage" office:value="0.368421052631579" calcext:value-type="percentage">
            <text:p>36.84%</text:p>
          </table:table-cell>
        </table:table-row>
        <table:table-row table:style-name="ro1">
          <table:table-cell office:value-type="string" calcext:value-type="string">
            <text:p>vispecn31031</text:p>
          </table:table-cell>
          <table:table-cell office:value-type="float" office:value="31031" calcext:value-type="float">
            <text:p>31031</text:p>
          </table:table-cell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0.85%</text:p>
          </table:table-cell>
          <table:table-cell office:value-type="float" office:value="309" calcext:value-type="float">
            <text:p>309</text:p>
          </table:table-cell>
          <table:table-cell office:value-type="float" office:value="359" calcext:value-type="float">
            <text:p>359</text:p>
          </table:table-cell>
          <table:table-cell office:value-type="float" office:value="331" calcext:value-type="float">
            <text:p>331</text:p>
          </table:table-cell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table:formula="of:=MIN([.E205:.G205])" office:value-type="float" office:value="309" calcext:value-type="float">
            <text:p>309</text:p>
          </table:table-cell>
          <table:table-cell table:formula="of:=MAX([.H205:.I205])" office:value-type="float" office:value="214" calcext:value-type="float">
            <text:p>214</text:p>
          </table:table-cell>
          <table:table-cell table:style-name="ce13" table:formula="of:=([.J205]-[.K205])/[.J205]" office:value-type="percentage" office:value="0.307443365695793" calcext:value-type="percentage">
            <text:p>30.74%</text:p>
          </table:table-cell>
        </table:table-row>
        <table:table-row table:style-name="ro1">
          <table:table-cell office:value-type="string" calcext:value-type="string">
            <text:p>vispecn33280</text:p>
          </table:table-cell>
          <table:table-cell office:value-type="float" office:value="33280" calcext:value-type="float">
            <text:p>33280</text:p>
          </table:table-cell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0.83%</text:p>
          </table:table-cell>
          <table:table-cell office:value-type="float" office:value="255" calcext:value-type="float">
            <text:p>255</text:p>
          </table:table-cell>
          <table:table-cell office:value-type="float" office:value="342" calcext:value-type="float">
            <text:p>342</text:p>
          </table:table-cell>
          <table:table-cell office:value-type="float" office:value="280" calcext:value-type="float">
            <text:p>280</text:p>
          </table:table-cell>
          <table:table-cell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table:formula="of:=MIN([.E206:.G206])" office:value-type="float" office:value="255" calcext:value-type="float">
            <text:p>255</text:p>
          </table:table-cell>
          <table:table-cell table:formula="of:=MAX([.H206:.I206])" office:value-type="float" office:value="171" calcext:value-type="float">
            <text:p>171</text:p>
          </table:table-cell>
          <table:table-cell table:style-name="ce13" table:formula="of:=([.J206]-[.K206])/[.J206]" office:value-type="percentage" office:value="0.329411764705882" calcext:value-type="percentage">
            <text:p>32.94%</text:p>
          </table:table-cell>
        </table:table-row>
        <table:table-row table:style-name="ro1">
          <table:table-cell office:value-type="string" calcext:value-type="string">
            <text:p>vispecn35198</text:p>
          </table:table-cell>
          <table:table-cell office:value-type="float" office:value="35198" calcext:value-type="float">
            <text:p>35198</text:p>
          </table:table-cell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0.77%</text:p>
          </table:table-cell>
          <table:table-cell office:value-type="float" office:value="335" calcext:value-type="float">
            <text:p>335</text:p>
          </table:table-cell>
          <table:table-cell office:value-type="float" office:value="446" calcext:value-type="float">
            <text:p>446</text:p>
          </table:table-cell>
          <table:table-cell office:value-type="float" office:value="358" calcext:value-type="float">
            <text:p>358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table:formula="of:=MIN([.E207:.G207])" office:value-type="float" office:value="335" calcext:value-type="float">
            <text:p>335</text:p>
          </table:table-cell>
          <table:table-cell table:formula="of:=MAX([.H207:.I207])" office:value-type="float" office:value="194" calcext:value-type="float">
            <text:p>194</text:p>
          </table:table-cell>
          <table:table-cell table:style-name="ce13" table:formula="of:=([.J207]-[.K207])/[.J207]" office:value-type="percentage" office:value="0.42089552238806" calcext:value-type="percentage">
            <text:p>42.09%</text:p>
          </table:table-cell>
        </table:table-row>
        <table:table-row table:style-name="ro1">
          <table:table-cell office:value-type="string" calcext:value-type="string">
            <text:p>vispecn37349</text:p>
          </table:table-cell>
          <table:table-cell office:value-type="float" office:value="37349" calcext:value-type="float">
            <text:p>37349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0.72%</text:p>
          </table:table-cell>
          <table:table-cell office:value-type="float" office:value="424" calcext:value-type="float">
            <text:p>424</text:p>
          </table:table-cell>
          <table:table-cell office:value-type="float" office:value="498" calcext:value-type="float">
            <text:p>498</text:p>
          </table:table-cell>
          <table:table-cell office:value-type="float" office:value="455" calcext:value-type="float">
            <text:p>455</text:p>
          </table:table-cell>
          <table:table-cell office:value-type="float" office:value="212" calcext:value-type="float">
            <text:p>212</text:p>
          </table:table-cell>
          <table:table-cell office:value-type="float" office:value="246" calcext:value-type="float">
            <text:p>246</text:p>
          </table:table-cell>
          <table:table-cell table:formula="of:=MIN([.E208:.G208])" office:value-type="float" office:value="424" calcext:value-type="float">
            <text:p>424</text:p>
          </table:table-cell>
          <table:table-cell table:formula="of:=MAX([.H208:.I208])" office:value-type="float" office:value="246" calcext:value-type="float">
            <text:p>246</text:p>
          </table:table-cell>
          <table:table-cell table:style-name="ce13" table:formula="of:=([.J208]-[.K208])/[.J208]" office:value-type="percentage" office:value="0.419811320754717" calcext:value-type="percentage">
            <text:p>41.98%</text:p>
          </table:table-cell>
        </table:table-row>
        <table:table-row table:style-name="ro1">
          <table:table-cell office:value-type="string" calcext:value-type="string">
            <text:p>vispecn39381</text:p>
          </table:table-cell>
          <table:table-cell office:value-type="float" office:value="39381" calcext:value-type="float">
            <text:p>39381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316" calcext:value-type="float">
            <text:p>316</text:p>
          </table:table-cell>
          <table:table-cell office:value-type="float" office:value="369" calcext:value-type="float">
            <text:p>369</text:p>
          </table:table-cell>
          <table:table-cell office:value-type="float" office:value="338" calcext:value-type="float">
            <text:p>338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table:formula="of:=MIN([.E209:.G209])" office:value-type="float" office:value="316" calcext:value-type="float">
            <text:p>316</text:p>
          </table:table-cell>
          <table:table-cell table:formula="of:=MAX([.H209:.I209])" office:value-type="float" office:value="203" calcext:value-type="float">
            <text:p>203</text:p>
          </table:table-cell>
          <table:table-cell table:style-name="ce13" table:formula="of:=([.J209]-[.K209])/[.J209]" office:value-type="percentage" office:value="0.357594936708861" calcext:value-type="percentage">
            <text:p>35.76%</text:p>
          </table:table-cell>
        </table:table-row>
        <table:table-row table:style-name="ro1">
          <table:table-cell office:value-type="string" calcext:value-type="string">
            <text:p>vispecn41599</text:p>
          </table:table-cell>
          <table:table-cell office:value-type="float" office:value="41599" calcext:value-type="float">
            <text:p>41599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0.58%</text:p>
          </table:table-cell>
          <table:table-cell office:value-type="float" office:value="410" calcext:value-type="float">
            <text:p>410</text:p>
          </table:table-cell>
          <table:table-cell office:value-type="float" office:value="478" calcext:value-type="float">
            <text:p>478</text:p>
          </table:table-cell>
          <table:table-cell office:value-type="float" office:value="432" calcext:value-type="float">
            <text:p>432</text:p>
          </table:table-cell>
          <table:table-cell office:value-type="float" office:value="236" calcext:value-type="float">
            <text:p>236</text:p>
          </table:table-cell>
          <table:table-cell office:value-type="float" office:value="251" calcext:value-type="float">
            <text:p>251</text:p>
          </table:table-cell>
          <table:table-cell table:formula="of:=MIN([.E210:.G210])" office:value-type="float" office:value="410" calcext:value-type="float">
            <text:p>410</text:p>
          </table:table-cell>
          <table:table-cell table:formula="of:=MAX([.H210:.I210])" office:value-type="float" office:value="251" calcext:value-type="float">
            <text:p>251</text:p>
          </table:table-cell>
          <table:table-cell table:style-name="ce13" table:formula="of:=([.J210]-[.K210])/[.J210]" office:value-type="percentage" office:value="0.38780487804878" calcext:value-type="percentage">
            <text:p>38.78%</text:p>
          </table:table-cell>
        </table:table-row>
        <table:table-row table:style-name="ro1">
          <table:table-cell office:value-type="string" calcext:value-type="string">
            <text:p>vispecn43993</text:p>
          </table:table-cell>
          <table:table-cell office:value-type="float" office:value="43993" calcext:value-type="float">
            <text:p>43993</text:p>
          </table:table-cell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0.70%</text:p>
          </table:table-cell>
          <table:table-cell office:value-type="float" office:value="433" calcext:value-type="float">
            <text:p>433</text:p>
          </table:table-cell>
          <table:table-cell office:value-type="float" office:value="507" calcext:value-type="float">
            <text:p>507</text:p>
          </table:table-cell>
          <table:table-cell office:value-type="float" office:value="459" calcext:value-type="float">
            <text:p>459</text:p>
          </table:table-cell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table:formula="of:=MIN([.E211:.G211])" office:value-type="float" office:value="433" calcext:value-type="float">
            <text:p>433</text:p>
          </table:table-cell>
          <table:table-cell table:formula="of:=MAX([.H211:.I211])" office:value-type="float" office:value="271" calcext:value-type="float">
            <text:p>271</text:p>
          </table:table-cell>
          <table:table-cell table:style-name="ce13" table:formula="of:=([.J211]-[.K211])/[.J211]" office:value-type="percentage" office:value="0.374133949191686" calcext:value-type="percentage">
            <text:p>37.41%</text:p>
          </table:table-cell>
        </table:table-row>
        <table:table-row table:style-name="ro1">
          <table:table-cell office:value-type="string" calcext:value-type="string">
            <text:p>vispecn45672</text:p>
          </table:table-cell>
          <table:table-cell office:value-type="float" office:value="45672" calcext:value-type="float">
            <text:p>45672</text:p>
          </table:table-cell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0.68%</text:p>
          </table:table-cell>
          <table:table-cell office:value-type="float" office:value="319" calcext:value-type="float">
            <text:p>319</text:p>
          </table:table-cell>
          <table:table-cell office:value-type="float" office:value="390" calcext:value-type="float">
            <text:p>390</text:p>
          </table:table-cell>
          <table:table-cell office:value-type="float" office:value="344" calcext:value-type="float">
            <text:p>344</text:p>
          </table:table-cell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table:formula="of:=MIN([.E212:.G212])" office:value-type="float" office:value="319" calcext:value-type="float">
            <text:p>319</text:p>
          </table:table-cell>
          <table:table-cell table:formula="of:=MAX([.H212:.I212])" office:value-type="float" office:value="163" calcext:value-type="float">
            <text:p>163</text:p>
          </table:table-cell>
          <table:table-cell table:style-name="ce13" table:formula="of:=([.J212]-[.K212])/[.J212]" office:value-type="percentage" office:value="0.489028213166144" calcext:value-type="percentage">
            <text:p>48.90%</text:p>
          </table:table-cell>
        </table:table-row>
        <table:table-row table:style-name="ro1">
          <table:table-cell office:value-type="string" calcext:value-type="string">
            <text:p>vispecn46968</text:p>
          </table:table-cell>
          <table:table-cell office:value-type="float" office:value="46968" calcext:value-type="float">
            <text:p>46968</text:p>
          </table:table-cell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0.60%</text:p>
          </table:table-cell>
          <table:table-cell office:value-type="float" office:value="347" calcext:value-type="float">
            <text:p>347</text:p>
          </table:table-cell>
          <table:table-cell office:value-type="float" office:value="390" calcext:value-type="float">
            <text:p>390</text:p>
          </table:table-cell>
          <table:table-cell office:value-type="float" office:value="364" calcext:value-type="float">
            <text:p>364</text:p>
          </table:table-cell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table:formula="of:=MIN([.E213:.G213])" office:value-type="float" office:value="347" calcext:value-type="float">
            <text:p>347</text:p>
          </table:table-cell>
          <table:table-cell table:formula="of:=MAX([.H213:.I213])" office:value-type="float" office:value="210" calcext:value-type="float">
            <text:p>210</text:p>
          </table:table-cell>
          <table:table-cell table:style-name="ce13" table:formula="of:=([.J213]-[.K213])/[.J213]" office:value-type="percentage" office:value="0.394812680115274" calcext:value-type="percentage">
            <text:p>39.48%</text:p>
          </table:table-cell>
        </table:table-row>
        <table:table-row table:style-name="ro1">
          <table:table-cell office:value-type="string" calcext:value-type="string">
            <text:p>vispecn47378</text:p>
          </table:table-cell>
          <table:table-cell office:value-type="float" office:value="47378" calcext:value-type="float">
            <text:p>47378</text:p>
          </table:table-cell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0.80%</text:p>
          </table:table-cell>
          <table:table-cell office:value-type="float" office:value="358" calcext:value-type="float">
            <text:p>358</text:p>
          </table:table-cell>
          <table:table-cell office:value-type="float" office:value="419" calcext:value-type="float">
            <text:p>419</text:p>
          </table:table-cell>
          <table:table-cell office:value-type="float" office:value="376" calcext:value-type="float">
            <text:p>376</text:p>
          </table:table-cell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table:formula="of:=MIN([.E214:.G214])" office:value-type="float" office:value="358" calcext:value-type="float">
            <text:p>358</text:p>
          </table:table-cell>
          <table:table-cell table:formula="of:=MAX([.H214:.I214])" office:value-type="float" office:value="247" calcext:value-type="float">
            <text:p>247</text:p>
          </table:table-cell>
          <table:table-cell table:style-name="ce13" table:formula="of:=([.J214]-[.K214])/[.J214]" office:value-type="percentage" office:value="0.310055865921788" calcext:value-type="percentage">
            <text:p>31.01%</text:p>
          </table:table-cell>
        </table:table-row>
        <table:table-row table:style-name="ro1">
          <table:table-cell office:value-type="string" calcext:value-type="string">
            <text:p>vispecn48944</text:p>
          </table:table-cell>
          <table:table-cell office:value-type="float" office:value="48944" calcext:value-type="float">
            <text:p>48944</text:p>
          </table:table-cell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0.75%</text:p>
          </table:table-cell>
          <table:table-cell office:value-type="float" office:value="352" calcext:value-type="float">
            <text:p>352</text:p>
          </table:table-cell>
          <table:table-cell office:value-type="float" office:value="425" calcext:value-type="float">
            <text:p>425</text:p>
          </table:table-cell>
          <table:table-cell office:value-type="float" office:value="377" calcext:value-type="float">
            <text:p>377</text:p>
          </table:table-cell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table:formula="of:=MIN([.E215:.G215])" office:value-type="float" office:value="352" calcext:value-type="float">
            <text:p>352</text:p>
          </table:table-cell>
          <table:table-cell table:formula="of:=MAX([.H215:.I215])" office:value-type="float" office:value="202" calcext:value-type="float">
            <text:p>202</text:p>
          </table:table-cell>
          <table:table-cell table:style-name="ce13" table:formula="of:=([.J215]-[.K215])/[.J215]" office:value-type="percentage" office:value="0.426136363636364" calcext:value-type="percentage">
            <text:p>42.61%</text:p>
          </table:table-cell>
        </table:table-row>
        <table:table-row table:style-name="ro1">
          <table:table-cell office:value-type="string" calcext:value-type="string">
            <text:p>vispecn50715</text:p>
          </table:table-cell>
          <table:table-cell office:value-type="float" office:value="50715" calcext:value-type="float">
            <text:p>50715</text:p>
          </table:table-cell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0.71%</text:p>
          </table:table-cell>
          <table:table-cell office:value-type="float" office:value="346" calcext:value-type="float">
            <text:p>346</text:p>
          </table:table-cell>
          <table:table-cell office:value-type="float" office:value="463" calcext:value-type="float">
            <text:p>463</text:p>
          </table:table-cell>
          <table:table-cell office:value-type="float" office:value="364" calcext:value-type="float">
            <text:p>364</text:p>
          </table:table-cell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table:formula="of:=MIN([.E216:.G216])" office:value-type="float" office:value="346" calcext:value-type="float">
            <text:p>346</text:p>
          </table:table-cell>
          <table:table-cell table:formula="of:=MAX([.H216:.I216])" office:value-type="float" office:value="192" calcext:value-type="float">
            <text:p>192</text:p>
          </table:table-cell>
          <table:table-cell table:style-name="ce13" table:formula="of:=([.J216]-[.K216])/[.J216]" office:value-type="percentage" office:value="0.445086705202312" calcext:value-type="percentage">
            <text:p>44.51%</text:p>
          </table:table-cell>
        </table:table-row>
        <table:table-row table:style-name="ro1">
          <table:table-cell office:value-type="string" calcext:value-type="string">
            <text:p>vispecn53314</text:p>
          </table:table-cell>
          <table:table-cell office:value-type="float" office:value="53314" calcext:value-type="float">
            <text:p>53314</text:p>
          </table:table-cell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0.72%</text:p>
          </table:table-cell>
          <table:table-cell office:value-type="float" office:value="357" calcext:value-type="float">
            <text:p>357</text:p>
          </table:table-cell>
          <table:table-cell office:value-type="float" office:value="420" calcext:value-type="float">
            <text:p>420</text:p>
          </table:table-cell>
          <table:table-cell office:value-type="float" office:value="376" calcext:value-type="float">
            <text:p>376</text:p>
          </table:table-cell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table:formula="of:=MIN([.E217:.G217])" office:value-type="float" office:value="357" calcext:value-type="float">
            <text:p>357</text:p>
          </table:table-cell>
          <table:table-cell table:formula="of:=MAX([.H217:.I217])" office:value-type="float" office:value="186" calcext:value-type="float">
            <text:p>186</text:p>
          </table:table-cell>
          <table:table-cell table:style-name="ce13" table:formula="of:=([.J217]-[.K217])/[.J217]" office:value-type="percentage" office:value="0.478991596638655" calcext:value-type="percentage">
            <text:p>47.90%</text:p>
          </table:table-cell>
        </table:table-row>
        <table:table-row table:style-name="ro1">
          <table:table-cell office:value-type="string" calcext:value-type="string">
            <text:p>vispecn55775</text:p>
          </table:table-cell>
          <table:table-cell office:value-type="float" office:value="55775" calcext:value-type="float">
            <text:p>55775</text:p>
          </table:table-cell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0.77%</text:p>
          </table:table-cell>
          <table:table-cell office:value-type="float" office:value="361" calcext:value-type="float">
            <text:p>361</text:p>
          </table:table-cell>
          <table:table-cell office:value-type="float" office:value="432" calcext:value-type="float">
            <text:p>432</text:p>
          </table:table-cell>
          <table:table-cell office:value-type="float" office:value="384" calcext:value-type="float">
            <text:p>384</text:p>
          </table:table-cell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table:formula="of:=MIN([.E218:.G218])" office:value-type="float" office:value="361" calcext:value-type="float">
            <text:p>361</text:p>
          </table:table-cell>
          <table:table-cell table:formula="of:=MAX([.H218:.I218])" office:value-type="float" office:value="215" calcext:value-type="float">
            <text:p>215</text:p>
          </table:table-cell>
          <table:table-cell table:style-name="ce13" table:formula="of:=([.J218]-[.K218])/[.J218]" office:value-type="percentage" office:value="0.404432132963989" calcext:value-type="percentage">
            <text:p>40.44%</text:p>
          </table:table-cell>
        </table:table-row>
        <table:table-row table:style-name="ro1">
          <table:table-cell office:value-type="string" calcext:value-type="string">
            <text:p>vispecn58391</text:p>
          </table:table-cell>
          <table:table-cell office:value-type="float" office:value="58391" calcext:value-type="float">
            <text:p>58391</text:p>
          </table:table-cell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0.60%</text:p>
          </table:table-cell>
          <table:table-cell office:value-type="float" office:value="495" calcext:value-type="float">
            <text:p>495</text:p>
          </table:table-cell>
          <table:table-cell office:value-type="float" office:value="635" calcext:value-type="float">
            <text:p>635</text:p>
          </table:table-cell>
          <table:table-cell office:value-type="float" office:value="507" calcext:value-type="float">
            <text:p>507</text:p>
          </table:table-cell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table:formula="of:=MIN([.E219:.G219])" office:value-type="float" office:value="495" calcext:value-type="float">
            <text:p>495</text:p>
          </table:table-cell>
          <table:table-cell table:formula="of:=MAX([.H219:.I219])" office:value-type="float" office:value="278" calcext:value-type="float">
            <text:p>278</text:p>
          </table:table-cell>
          <table:table-cell table:style-name="ce13" table:formula="of:=([.J219]-[.K219])/[.J219]" office:value-type="percentage" office:value="0.438383838383838" calcext:value-type="percentage">
            <text:p>43.84%</text:p>
          </table:table-cell>
        </table:table-row>
        <table:table-row table:style-name="ro1">
          <table:table-cell office:value-type="string" calcext:value-type="string">
            <text:p>vispecn61049</text:p>
          </table:table-cell>
          <table:table-cell office:value-type="float" office:value="61049" calcext:value-type="float">
            <text:p>61049</text:p>
          </table:table-cell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0.80%</text:p>
          </table:table-cell>
          <table:table-cell office:value-type="float" office:value="424" calcext:value-type="float">
            <text:p>424</text:p>
          </table:table-cell>
          <table:table-cell office:value-type="float" office:value="523" calcext:value-type="float">
            <text:p>523</text:p>
          </table:table-cell>
          <table:table-cell office:value-type="float" office:value="434" calcext:value-type="float">
            <text:p>434</text:p>
          </table:table-cell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table:formula="of:=MIN([.E220:.G220])" office:value-type="float" office:value="424" calcext:value-type="float">
            <text:p>424</text:p>
          </table:table-cell>
          <table:table-cell table:formula="of:=MAX([.H220:.I220])" office:value-type="float" office:value="250" calcext:value-type="float">
            <text:p>250</text:p>
          </table:table-cell>
          <table:table-cell table:style-name="ce13" table:formula="of:=([.J220]-[.K220])/[.J220]" office:value-type="percentage" office:value="0.410377358490566" calcext:value-type="percentage">
            <text:p>41.04%</text:p>
          </table:table-cell>
        </table:table-row>
        <table:table-row table:style-name="ro1">
          <table:table-cell office:value-type="string" calcext:value-type="string">
            <text:p>vispecn63113</text:p>
          </table:table-cell>
          <table:table-cell office:value-type="float" office:value="63113" calcext:value-type="float">
            <text:p>63113</text:p>
          </table:table-cell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426" calcext:value-type="float">
            <text:p>426</text:p>
          </table:table-cell>
          <table:table-cell office:value-type="float" office:value="473" calcext:value-type="float">
            <text:p>473</text:p>
          </table:table-cell>
          <table:table-cell office:value-type="float" office:value="446" calcext:value-type="float">
            <text:p>446</text:p>
          </table:table-cell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table:formula="of:=MIN([.E221:.G221])" office:value-type="float" office:value="426" calcext:value-type="float">
            <text:p>426</text:p>
          </table:table-cell>
          <table:table-cell table:formula="of:=MAX([.H221:.I221])" office:value-type="float" office:value="195" calcext:value-type="float">
            <text:p>195</text:p>
          </table:table-cell>
          <table:table-cell table:style-name="ce13" table:formula="of:=([.J221]-[.K221])/[.J221]" office:value-type="percentage" office:value="0.542253521126761" calcext:value-type="percentage">
            <text:p>54.23%</text:p>
          </table:table-cell>
        </table:table-row>
        <table:table-row table:style-name="ro1">
          <table:table-cell office:value-type="string" calcext:value-type="string">
            <text:p>vispecn65831</text:p>
          </table:table-cell>
          <table:table-cell office:value-type="float" office:value="65831" calcext:value-type="float">
            <text:p>65831</text:p>
          </table:table-cell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0.51%</text:p>
          </table:table-cell>
          <table:table-cell office:value-type="float" office:value="570" calcext:value-type="float">
            <text:p>570</text:p>
          </table:table-cell>
          <table:table-cell office:value-type="float" office:value="683" calcext:value-type="float">
            <text:p>683</text:p>
          </table:table-cell>
          <table:table-cell office:value-type="float" office:value="591" calcext:value-type="float">
            <text:p>591</text:p>
          </table:table-cell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table:formula="of:=MIN([.E222:.G222])" office:value-type="float" office:value="570" calcext:value-type="float">
            <text:p>570</text:p>
          </table:table-cell>
          <table:table-cell table:formula="of:=MAX([.H222:.I222])" office:value-type="float" office:value="329" calcext:value-type="float">
            <text:p>329</text:p>
          </table:table-cell>
          <table:table-cell table:style-name="ce13" table:formula="of:=([.J222]-[.K222])/[.J222]" office:value-type="percentage" office:value="0.42280701754386" calcext:value-type="percentage">
            <text:p>42.28%</text:p>
          </table:table-cell>
        </table:table-row>
        <table:table-row table:style-name="ro1">
          <table:table-cell office:value-type="string" calcext:value-type="string">
            <text:p>vispecn67795</text:p>
          </table:table-cell>
          <table:table-cell office:value-type="float" office:value="67795" calcext:value-type="float">
            <text:p>67795</text:p>
          </table:table-cell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0.61%</text:p>
          </table:table-cell>
          <table:table-cell office:value-type="float" office:value="453" calcext:value-type="float">
            <text:p>453</text:p>
          </table:table-cell>
          <table:table-cell office:value-type="float" office:value="544" calcext:value-type="float">
            <text:p>544</text:p>
          </table:table-cell>
          <table:table-cell office:value-type="float" office:value="464" calcext:value-type="float">
            <text:p>464</text:p>
          </table:table-cell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table:formula="of:=MIN([.E223:.G223])" office:value-type="float" office:value="453" calcext:value-type="float">
            <text:p>453</text:p>
          </table:table-cell>
          <table:table-cell table:formula="of:=MAX([.H223:.I223])" office:value-type="float" office:value="245" calcext:value-type="float">
            <text:p>245</text:p>
          </table:table-cell>
          <table:table-cell table:style-name="ce13" table:formula="of:=([.J223]-[.K223])/[.J223]" office:value-type="percentage" office:value="0.45916114790287" calcext:value-type="percentage">
            <text:p>45.92%</text:p>
          </table:table-cell>
        </table:table-row>
        <table:table-row table:style-name="ro1">
          <table:table-cell office:value-type="string" calcext:value-type="string">
            <text:p>vispecn70501</text:p>
          </table:table-cell>
          <table:table-cell office:value-type="float" office:value="70501" calcext:value-type="float">
            <text:p>70501</text:p>
          </table:table-cell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0.53%</text:p>
          </table:table-cell>
          <table:table-cell office:value-type="float" office:value="599" calcext:value-type="float">
            <text:p>599</text:p>
          </table:table-cell>
          <table:table-cell office:value-type="float" office:value="708" calcext:value-type="float">
            <text:p>708</text:p>
          </table:table-cell>
          <table:table-cell office:value-type="float" office:value="623" calcext:value-type="float">
            <text:p>623</text:p>
          </table:table-cell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table:formula="of:=MIN([.E224:.G224])" office:value-type="float" office:value="599" calcext:value-type="float">
            <text:p>599</text:p>
          </table:table-cell>
          <table:table-cell table:formula="of:=MAX([.H224:.I224])" office:value-type="float" office:value="293" calcext:value-type="float">
            <text:p>293</text:p>
          </table:table-cell>
          <table:table-cell table:style-name="ce13" table:formula="of:=([.J224]-[.K224])/[.J224]" office:value-type="percentage" office:value="0.510851419031719" calcext:value-type="percentage">
            <text:p>51.09%</text:p>
          </table:table-cell>
        </table:table-row>
        <table:table-row table:style-name="ro1">
          <table:table-cell office:value-type="string" calcext:value-type="string">
            <text:p>vispecn71708</text:p>
          </table:table-cell>
          <table:table-cell office:value-type="float" office:value="71708" calcext:value-type="float">
            <text:p>71708</text:p>
          </table:table-cell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0.46%</text:p>
          </table:table-cell>
          <table:table-cell office:value-type="float" office:value="594" calcext:value-type="float">
            <text:p>594</text:p>
          </table:table-cell>
          <table:table-cell office:value-type="float" office:value="667" calcext:value-type="float">
            <text:p>667</text:p>
          </table:table-cell>
          <table:table-cell office:value-type="float" office:value="611" calcext:value-type="float">
            <text:p>611</text:p>
          </table:table-cell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table:formula="of:=MIN([.E225:.G225])" office:value-type="float" office:value="594" calcext:value-type="float">
            <text:p>594</text:p>
          </table:table-cell>
          <table:table-cell table:formula="of:=MAX([.H225:.I225])" office:value-type="float" office:value="304" calcext:value-type="float">
            <text:p>304</text:p>
          </table:table-cell>
          <table:table-cell table:style-name="ce13" table:formula="of:=([.J225]-[.K225])/[.J225]" office:value-type="percentage" office:value="0.488215488215488" calcext:value-type="percentage">
            <text:p>48.82%</text:p>
          </table:table-cell>
        </table:table-row>
        <table:table-row table:style-name="ro1">
          <table:table-cell office:value-type="string" calcext:value-type="string">
            <text:p>vispecn74166</text:p>
          </table:table-cell>
          <table:table-cell office:value-type="float" office:value="74166" calcext:value-type="float">
            <text:p>74166</text:p>
          </table:table-cell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0.59%</text:p>
          </table:table-cell>
          <table:table-cell office:value-type="float" office:value="486" calcext:value-type="float">
            <text:p>486</text:p>
          </table:table-cell>
          <table:table-cell office:value-type="float" office:value="492" calcext:value-type="float">
            <text:p>492</text:p>
          </table:table-cell>
          <table:table-cell office:value-type="float" office:value="507" calcext:value-type="float">
            <text:p>507</text:p>
          </table:table-cell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table:formula="of:=MIN([.E226:.G226])" office:value-type="float" office:value="486" calcext:value-type="float">
            <text:p>486</text:p>
          </table:table-cell>
          <table:table-cell table:formula="of:=MAX([.H226:.I226])" office:value-type="float" office:value="177" calcext:value-type="float">
            <text:p>177</text:p>
          </table:table-cell>
          <table:table-cell table:style-name="ce13" table:formula="of:=([.J226]-[.K226])/[.J226]" office:value-type="percentage" office:value="0.635802469135802" calcext:value-type="percentage">
            <text:p>63.58%</text:p>
          </table:table-cell>
        </table:table-row>
        <table:table-row table:style-name="ro1" table:number-rows-repeated="104834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21:58:41.210348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6T22:02:40.758713356</dc:date>
    <meta:editing-duration>PT8M33S</meta:editing-duration>
    <meta:editing-cycles>3</meta:editing-cycles>
    <meta:generator>LibreOffice/6.4.7.2$Linux_X86_64 LibreOffice_project/40$Build-2</meta:generator>
    <meta:document-statistic meta:table-count="1" meta:cell-count="2712" meta:object-count="0"/>
  </office:meta>
</office:document-meta>
</file>